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Replacements/Object 49" manifest:media-type=""/>
  <manifest:file-entry manifest:full-path="ObjectReplacements/Object 5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00000001000000014703B984DEB365984.png" manifest:media-type="image/png"/>
  <manifest:file-entry manifest:full-path="Pictures/20000016000001B200000208F117B892CC1BC5F8.svm" manifest:media-type="image/x-svm"/>
  <manifest:file-entry manifest:full-path="Pictures/20000016000001B2000002080579898742E168F9.svm" manifest:media-type="image/x-svm"/>
  <manifest:file-entry manifest:full-path="Pictures/1000020000000010000000123B766D73B95A0367.png" manifest:media-type="image/png"/>
  <manifest:file-entry manifest:full-path="Pictures/20000016000001B2000001D467982BB34B20E046.svm" manifest:media-type="image/x-svm"/>
  <manifest:file-entry manifest:full-path="Pictures/100002000000001000000014E1537A7333F26EE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3" svg:font-family="Mangal"/>
    <style:font-face style:name="OpenSymbol" svg:font-family="OpenSymbol"/>
    <style:font-face style:name="Times New Roman1"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Mangal2" svg:font-family="Mangal" style:font-family-generic="swiss" style:font-pitch="variable"/>
    <style:font-face style:name="SimSun2" svg:font-family="SimSu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fo:margin-top="0.3cm" fo:margin-bottom="0.3cm" table:align="margins"/>
    </style:style>
    <style:style style:name="Tableau1.A" style:family="table-column">
      <style:table-column-properties style:column-width="6.334cm" style:rel-column-width="21845*"/>
    </style:style>
    <style:style style:name="Tableau1.A1" style:family="table-cell">
      <style:table-cell-properties fo:padding="0cm" fo:border="none"/>
    </style:style>
    <style:style style:name="P1" style:family="paragraph" style:parent-style-name="Standard">
      <style:text-properties officeooo:rsid="001460a3" officeooo:paragraph-rsid="001460a3"/>
    </style:style>
    <style:style style:name="P2" style:family="paragraph" style:parent-style-name="Standard">
      <style:paragraph-properties fo:text-align="center" style:justify-single-word="false">
        <style:tab-stops/>
      </style:paragraph-properties>
      <style:text-properties officeooo:paragraph-rsid="00d7fd6d"/>
    </style:style>
    <style:style style:name="P3" style:family="paragraph" style:parent-style-name="Standard">
      <style:paragraph-properties fo:text-align="center" style:justify-single-word="false">
        <style:tab-stops/>
      </style:paragraph-properties>
      <style:text-properties officeooo:paragraph-rsid="00d82025"/>
    </style:style>
    <style:style style:name="P4" style:family="paragraph" style:parent-style-name="Standard">
      <style:paragraph-properties fo:text-align="center" style:justify-single-word="false"/>
      <style:text-properties officeooo:paragraph-rsid="00d7fd6d"/>
    </style:style>
    <style:style style:name="P5" style:family="paragraph" style:parent-style-name="Standard">
      <style:text-properties fo:font-weight="bold" officeooo:rsid="001aecc0" officeooo:paragraph-rsid="001aecc0" style:font-weight-asian="bold" style:font-weight-complex="bold"/>
    </style:style>
    <style:style style:name="P6" style:family="paragraph" style:parent-style-name="Standard">
      <style:text-properties fo:font-weight="bold" officeooo:rsid="0057457e" officeooo:paragraph-rsid="0057457e" style:font-weight-asian="bold" style:font-weight-complex="bold"/>
    </style:style>
    <style:style style:name="P7" style:family="paragraph" style:parent-style-name="Standard">
      <style:text-properties fo:font-weight="bold" officeooo:rsid="0057457e" officeooo:paragraph-rsid="00bdeaa4" style:font-weight-asian="bold" style:font-weight-complex="bold"/>
    </style:style>
    <style:style style:name="P8" style:family="paragraph" style:parent-style-name="Standard">
      <style:text-properties fo:font-weight="bold" officeooo:rsid="001f3cbe" officeooo:paragraph-rsid="00d82025" style:font-weight-asian="bold" style:font-weight-complex="bold"/>
    </style:style>
    <style:style style:name="P9" style:family="paragraph" style:parent-style-name="Standard">
      <style:text-properties officeooo:rsid="00543ab6" officeooo:paragraph-rsid="0057457e"/>
    </style:style>
    <style:style style:name="P10" style:family="paragraph" style:parent-style-name="Standard">
      <style:text-properties officeooo:rsid="00543ab6" officeooo:paragraph-rsid="00a91596"/>
    </style:style>
    <style:style style:name="P11" style:family="paragraph" style:parent-style-name="Standard">
      <style:text-properties officeooo:rsid="00543ab6" officeooo:paragraph-rsid="00bf9d1f"/>
    </style:style>
    <style:style style:name="P12" style:family="paragraph" style:parent-style-name="Standard">
      <style:paragraph-properties>
        <style:tab-stops/>
      </style:paragraph-properties>
      <style:text-properties officeooo:rsid="00543ab6" officeooo:paragraph-rsid="00c21253"/>
    </style:style>
    <style:style style:name="P13" style:family="paragraph" style:parent-style-name="Standard">
      <style:text-properties officeooo:rsid="00543ab6" officeooo:paragraph-rsid="00c49f88"/>
    </style:style>
    <style:style style:name="P14" style:family="paragraph" style:parent-style-name="Standard">
      <style:text-properties officeooo:rsid="0057457e" officeooo:paragraph-rsid="0057457e"/>
    </style:style>
    <style:style style:name="P15" style:family="paragraph" style:parent-style-name="Standard">
      <style:text-properties officeooo:rsid="0057457e" officeooo:paragraph-rsid="00594f04"/>
    </style:style>
    <style:style style:name="P16" style:family="paragraph" style:parent-style-name="Standard">
      <style:text-properties officeooo:rsid="0057457e" officeooo:paragraph-rsid="00a91596"/>
    </style:style>
    <style:style style:name="P17" style:family="paragraph" style:parent-style-name="Standard">
      <style:text-properties officeooo:rsid="0057457e" officeooo:paragraph-rsid="00bdeaa4"/>
    </style:style>
    <style:style style:name="P18" style:family="paragraph" style:parent-style-name="Standard">
      <style:text-properties officeooo:paragraph-rsid="00a2d32b"/>
    </style:style>
    <style:style style:name="P19" style:family="paragraph" style:parent-style-name="Standard">
      <style:text-properties officeooo:rsid="00bf9d1f" officeooo:paragraph-rsid="00bf9d1f"/>
    </style:style>
    <style:style style:name="P20" style:family="paragraph" style:parent-style-name="Standard">
      <style:paragraph-properties>
        <style:tab-stops>
          <style:tab-stop style:position="4.001cm"/>
          <style:tab-stop style:position="11cm"/>
        </style:tab-stops>
      </style:paragraph-properties>
      <style:text-properties officeooo:rsid="00bf9d1f" officeooo:paragraph-rsid="00bf9d1f"/>
    </style:style>
    <style:style style:name="P21" style:family="paragraph" style:parent-style-name="Standard">
      <style:paragraph-properties>
        <style:tab-stops>
          <style:tab-stop style:position="4.001cm"/>
          <style:tab-stop style:position="11cm"/>
        </style:tab-stops>
      </style:paragraph-properties>
      <style:text-properties officeooo:rsid="00bf9d1f" officeooo:paragraph-rsid="00c21253"/>
    </style:style>
    <style:style style:name="P22" style:family="paragraph" style:parent-style-name="Standard">
      <style:paragraph-properties>
        <style:tab-stops/>
      </style:paragraph-properties>
      <style:text-properties fo:color="#333333" officeooo:rsid="00543ab6" officeooo:paragraph-rsid="005967df"/>
    </style:style>
    <style:style style:name="P23" style:family="paragraph" style:parent-style-name="Standard">
      <style:paragraph-properties>
        <style:tab-stops/>
      </style:paragraph-properties>
      <style:text-properties fo:color="#333333" officeooo:rsid="00543ab6" officeooo:paragraph-rsid="00594f04"/>
    </style:style>
    <style:style style:name="P24" style:family="paragraph" style:parent-style-name="Standard">
      <style:paragraph-properties>
        <style:tab-stops>
          <style:tab-stop style:position="7.011cm"/>
        </style:tab-stops>
      </style:paragraph-properties>
      <style:text-properties officeooo:paragraph-rsid="005a9f0e"/>
    </style:style>
    <style:style style:name="P25" style:family="paragraph" style:parent-style-name="Standard">
      <style:text-properties fo:font-weight="normal" officeooo:rsid="00543ab6" officeooo:paragraph-rsid="00bf9d1f" style:font-weight-asian="normal" style:font-weight-complex="normal"/>
    </style:style>
    <style:style style:name="P26" style:family="paragraph" style:parent-style-name="Standard">
      <style:paragraph-properties>
        <style:tab-stops>
          <style:tab-stop style:position="4.001cm"/>
          <style:tab-stop style:position="11cm"/>
        </style:tab-stops>
      </style:paragraph-properties>
      <style:text-properties fo:font-weight="normal" officeooo:rsid="00543ab6" officeooo:paragraph-rsid="00bf9d1f" style:font-weight-asian="normal" style:font-weight-complex="normal"/>
    </style:style>
    <style:style style:name="P27" style:family="paragraph" style:parent-style-name="Standard">
      <style:text-properties style:use-window-font-color="true" officeooo:rsid="00543ab6" officeooo:paragraph-rsid="00bf9d1f"/>
    </style:style>
    <style:style style:name="P28" style:family="paragraph" style:parent-style-name="Standard">
      <style:paragraph-properties>
        <style:tab-stops/>
      </style:paragraph-properties>
      <style:text-properties fo:color="#111111" officeooo:rsid="00543ab6" officeooo:paragraph-rsid="00c21253"/>
    </style:style>
    <style:style style:name="P29" style:family="paragraph" style:parent-style-name="Standard">
      <style:text-properties fo:color="#111111" officeooo:rsid="00c49f88" officeooo:paragraph-rsid="00c49f88"/>
    </style:style>
    <style:style style:name="P30" style:family="paragraph" style:parent-style-name="Standard">
      <style:paragraph-properties>
        <style:tab-stops>
          <style:tab-stop style:position="4.001cm"/>
          <style:tab-stop style:position="11cm"/>
        </style:tab-stops>
      </style:paragraph-properties>
      <style:text-properties style:font-name="Times New Roman" officeooo:rsid="00bf9d1f" officeooo:paragraph-rsid="00bf9d1f"/>
    </style:style>
    <style:style style:name="P31" style:family="paragraph" style:parent-style-name="Standard">
      <style:text-properties style:font-name="Times New Roman" officeooo:rsid="005a9f0e" officeooo:paragraph-rsid="00c49f88"/>
    </style:style>
    <style:style style:name="P32" style:family="paragraph" style:parent-style-name="Standard">
      <style:text-properties officeooo:paragraph-rsid="00c763b5"/>
    </style:style>
    <style:style style:name="P33" style:family="paragraph" style:parent-style-name="Standard">
      <style:text-properties officeooo:rsid="001e1bbd" officeooo:paragraph-rsid="00d7fd6d"/>
    </style:style>
    <style:style style:name="P34" style:family="paragraph" style:parent-style-name="Standard">
      <style:text-properties officeooo:rsid="001e1bbd" officeooo:paragraph-rsid="00d82025"/>
    </style:style>
    <style:style style:name="P35" style:family="paragraph" style:parent-style-name="Standard">
      <style:text-properties officeooo:rsid="001f3cbe" officeooo:paragraph-rsid="00d7fd6d"/>
    </style:style>
    <style:style style:name="P36" style:family="paragraph" style:parent-style-name="Standard">
      <style:text-properties officeooo:paragraph-rsid="00d7fd6d"/>
    </style:style>
    <style:style style:name="P37" style:family="paragraph" style:parent-style-name="Standard">
      <style:text-properties officeooo:rsid="001aecc0" officeooo:paragraph-rsid="00d82025"/>
    </style:style>
    <style:style style:name="P38" style:family="paragraph" style:parent-style-name="Standard">
      <style:text-properties officeooo:rsid="001aecc0" officeooo:paragraph-rsid="00a2d32b"/>
    </style:style>
    <style:style style:name="P39" style:family="paragraph" style:parent-style-name="Standard">
      <style:paragraph-properties fo:text-align="center" style:justify-single-word="false"/>
      <style:text-properties officeooo:rsid="001e3ace" officeooo:paragraph-rsid="00d82025"/>
    </style:style>
    <style:style style:name="P40" style:family="paragraph" style:parent-style-name="Standard">
      <style:text-properties officeooo:paragraph-rsid="00d82025"/>
    </style:style>
    <style:style style:name="P41" style:family="paragraph" style:parent-style-name="Standard">
      <style:paragraph-properties style:shadow="none">
        <style:tab-stops>
          <style:tab-stop style:position="9.299cm"/>
        </style:tab-stops>
      </style:paragraph-properties>
      <style:text-properties officeooo:rsid="0057457e" officeooo:paragraph-rsid="0057d5a6"/>
    </style:style>
    <style:style style:name="P42" style:family="paragraph" style:parent-style-name="Standard">
      <style:paragraph-properties style:shadow="none">
        <style:tab-stops/>
      </style:paragraph-properties>
      <style:text-properties style:font-name="Times New Roman" officeooo:rsid="0057d5a6" officeooo:paragraph-rsid="0057457e"/>
    </style:style>
    <style:style style:name="P43" style:family="paragraph" style:parent-style-name="Standard">
      <style:paragraph-properties fo:padding="0.049cm" fo:border="0.99pt solid #000000" style:shadow="none">
        <style:tab-stops>
          <style:tab-stop style:position="18.8cm" style:type="right"/>
        </style:tab-stops>
      </style:paragraph-properties>
      <style:text-properties fo:font-size="12pt" officeooo:paragraph-rsid="00259781" style:font-size-asian="10.5pt" style:font-size-complex="12pt"/>
    </style:style>
    <style:style style:name="P44" style:family="paragraph" style:parent-style-name="Standard">
      <style:paragraph-properties fo:padding="0.049cm" fo:border="0.99pt solid #000000" style:shadow="none"/>
      <style:text-properties fo:font-size="12pt" officeooo:paragraph-rsid="0021fbce" style:font-size-asian="10.5pt" style:font-size-complex="12pt"/>
    </style:style>
    <style:style style:name="P45" style:family="paragraph" style:parent-style-name="Standard">
      <style:paragraph-properties fo:break-before="page"/>
      <style:text-properties officeooo:rsid="00543ab6" officeooo:paragraph-rsid="00bdeaa4"/>
    </style:style>
    <style:style style:name="P46" style:family="paragraph" style:parent-style-name="Table_20_Contents">
      <style:text-properties officeooo:paragraph-rsid="00c763b5"/>
    </style:style>
    <style:style style:name="P47" style:family="paragraph" style:parent-style-name="Table_20_Contents">
      <style:paragraph-properties fo:text-align="start" style:justify-single-word="false"/>
      <style:text-properties officeooo:paragraph-rsid="00c763b5"/>
    </style:style>
    <style:style style:name="P48" style:family="paragraph" style:parent-style-name="Standard">
      <style:paragraph-properties fo:margin-top="0cm" fo:margin-bottom="0.3cm" loext:contextual-spacing="false"/>
      <style:text-properties officeooo:paragraph-rsid="00b921a9"/>
    </style:style>
    <style:style style:name="P49" style:family="paragraph" style:parent-style-name="Standard">
      <style:paragraph-properties fo:margin-top="0.3cm" fo:margin-bottom="0cm" loext:contextual-spacing="false" fo:text-align="center" style:justify-single-word="false"/>
    </style:style>
    <style:style style:name="P50" style:family="paragraph" style:parent-style-name="tfTitre_20_Chapitre" style:master-page-name="Right_20_Page">
      <style:paragraph-properties style:page-number="auto"/>
    </style:style>
    <style:style style:name="P51" style:family="paragraph" style:parent-style-name="tfTitre_20_1_29_">
      <style:text-properties officeooo:rsid="00c763b5" officeooo:paragraph-rsid="00c763b5"/>
    </style:style>
    <style:style style:name="P52" style:family="paragraph" style:parent-style-name="tfTitre_20_1_29_">
      <style:paragraph-properties fo:break-before="page"/>
    </style:style>
    <style:style style:name="P53" style:family="paragraph" style:parent-style-name="tfTitre_20_I_29_">
      <style:text-properties officeooo:rsid="00c763b5"/>
    </style:style>
    <style:style style:name="P54" style:family="paragraph" style:parent-style-name="tfTitre_20_I_29_">
      <style:paragraph-properties fo:break-before="page"/>
    </style:style>
    <style:style style:name="P55" style:family="paragraph" style:parent-style-name="Standard" style:list-style-name="tfPuce">
      <style:text-properties officeooo:paragraph-rsid="00c763b5"/>
    </style:style>
    <style:style style:name="P56" style:family="paragraph" style:parent-style-name="Standard" style:list-style-name="tfPuce">
      <style:text-properties officeooo:paragraph-rsid="001aecc0"/>
    </style:style>
    <style:style style:name="P57" style:family="paragraph" style:parent-style-name="Standard" style:list-style-name="tfPuce">
      <style:text-properties officeooo:paragraph-rsid="00a2d32b"/>
    </style:style>
    <style:style style:name="P58" style:family="paragraph" style:parent-style-name="Standard" style:list-style-name="Numbering_20_1">
      <style:text-properties officeooo:rsid="0057457e" officeooo:paragraph-rsid="0057457e"/>
    </style:style>
    <style:style style:name="P59" style:family="paragraph" style:parent-style-name="Standard" style:list-style-name="Numbering_20_1">
      <style:text-properties officeooo:rsid="0057457e" officeooo:paragraph-rsid="00bdeaa4"/>
    </style:style>
    <style:style style:name="P60" style:family="paragraph" style:parent-style-name="Standard" style:list-style-name="Numbering_20_1">
      <style:text-properties officeooo:rsid="00543ab6" officeooo:paragraph-rsid="0057457e"/>
    </style:style>
    <style:style style:name="P61" style:family="paragraph" style:parent-style-name="Standard" style:list-style-name="Numbering_20_1">
      <style:text-properties style:text-underline-style="solid" style:text-underline-width="auto" style:text-underline-color="font-color" officeooo:rsid="0057457e" officeooo:paragraph-rsid="00594f04"/>
    </style:style>
    <style:style style:name="P62" style:family="paragraph" style:parent-style-name="Standard" style:list-style-name="Numbering_20_1">
      <style:text-properties style:text-underline-style="solid" style:text-underline-width="auto" style:text-underline-color="font-color" officeooo:rsid="0057457e" officeooo:paragraph-rsid="00bdeaa4"/>
    </style:style>
    <style:style style:name="P63" style:family="paragraph" style:parent-style-name="Standard" style:list-style-name="Numbering_20_1">
      <style:text-properties style:text-underline-style="solid" style:text-underline-width="auto" style:text-underline-color="font-color" officeooo:rsid="0057457e" officeooo:paragraph-rsid="00bf9d1f"/>
    </style:style>
    <style:style style:name="P64" style:family="paragraph" style:parent-style-name="Standard" style:list-style-name="Numbering_20_1">
      <style:text-properties style:text-underline-style="solid" style:text-underline-width="auto" style:text-underline-color="font-color" officeooo:rsid="0057457e" officeooo:paragraph-rsid="00c3fffd"/>
    </style:style>
    <style:style style:name="P65" style:family="paragraph" style:parent-style-name="Standard" style:list-style-name="Numbering_20_1">
      <style:text-properties style:text-underline-style="solid" style:text-underline-width="auto" style:text-underline-color="font-color" officeooo:rsid="005967df" officeooo:paragraph-rsid="00a91596"/>
    </style:style>
    <style:style style:name="P66" style:family="paragraph" style:parent-style-name="Standard" style:list-style-name="Numbering_20_1">
      <style:text-properties style:text-underline-style="solid" style:text-underline-width="auto" style:text-underline-color="font-color" officeooo:rsid="005967df" officeooo:paragraph-rsid="005967df"/>
    </style:style>
    <style:style style:name="P67" style:family="paragraph" style:parent-style-name="Standard" style:list-style-name="Numbering_20_1">
      <style:text-properties officeooo:rsid="00bf1902" officeooo:paragraph-rsid="00bdeaa4"/>
    </style:style>
    <style:style style:name="P68" style:family="paragraph" style:parent-style-name="Standard" style:list-style-name="tfPuce">
      <style:paragraph-properties fo:padding="0.049cm" fo:border="0.99pt solid #000000" style:shadow="none"/>
      <style:text-properties officeooo:rsid="0021fbce" officeooo:paragraph-rsid="0021fbce"/>
    </style:style>
    <style:style style:name="P69" style:family="paragraph" style:parent-style-name="Standard" style:list-style-name="tfPuce">
      <style:paragraph-properties fo:padding="0.049cm" fo:border="0.99pt solid #000000" style:shadow="none"/>
      <style:text-properties officeooo:rsid="0021fbce" officeooo:paragraph-rsid="00b70626"/>
    </style:style>
    <style:style style:name="P70" style:family="paragraph" style:parent-style-name="Standard" style:list-style-name="tfPuce">
      <style:paragraph-properties fo:padding="0.049cm" fo:border="0.99pt solid #000000" style:shadow="none"/>
      <style:text-properties officeooo:paragraph-rsid="00b70626"/>
    </style:style>
    <style:style style:name="P71" style:family="paragraph" style:parent-style-name="Standard" style:list-style-name="tfPuce">
      <style:paragraph-properties fo:padding="0.049cm" fo:border="0.99pt solid #000000" style:shadow="none">
        <style:tab-stops>
          <style:tab-stop style:position="18.8cm" style:type="right"/>
        </style:tab-stops>
      </style:paragraph-properties>
      <style:text-properties officeooo:paragraph-rsid="00b70626"/>
    </style:style>
    <style:style style:name="P72" style:family="paragraph" style:parent-style-name="Standard" style:list-style-name="tfPuce">
      <style:paragraph-properties fo:padding="0.049cm" fo:border="0.99pt solid #000000" style:shadow="none">
        <style:tab-stops>
          <style:tab-stop style:position="8.401cm"/>
          <style:tab-stop style:position="18.8cm" style:type="right"/>
        </style:tab-stops>
      </style:paragraph-properties>
      <style:text-properties officeooo:paragraph-rsid="00d88a5a"/>
    </style:style>
    <style:style style:name="P73" style:family="paragraph">
      <loext:graphic-properties draw:fill="solid" draw:fill-color="#cccccc"/>
      <style:text-properties fo:font-size="18pt" style:font-size-asian="18pt" style:font-size-complex="18pt"/>
    </style:style>
    <style:style style:name="P74" style:family="paragraph">
      <style:paragraph-properties fo:margin-left="0cm" fo:margin-right="0cm" fo:margin-top="0cm" fo:margin-bottom="0cm" fo:line-height="100%" fo:text-indent="0cm"/>
    </style:style>
    <style:style style:name="P75"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Times New Roman" fo:font-size="12pt" fo:font-style="normal" fo:text-shadow="none" style:text-underline-style="none" fo:font-weight="normal" style:text-underline-mode="continuous" style:text-overline-mode="continuous" style:text-line-through-mode="continuous"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scale="100%" style:font-relief="none" style:text-overline-style="none" style:text-overline-color="font-color"/>
    </style:style>
    <style:style style:name="P76"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tru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P78"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Times New Roman" fo:font-size="12pt" fo:font-style="normal" fo:text-shadow="none" style:text-underline-style="none" fo:font-weight="normal" style:text-underline-mode="continuous" style:text-overline-mode="continuous" style:text-line-through-mode="continuous"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scale="100%" style:font-relief="none" style:text-overline-style="none" style:text-overline-color="font-color"/>
    </style:style>
    <style:style style:name="P8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loext:graphic-properties draw:fill="none"/>
      <style:paragraph-properties fo:text-align="center"/>
    </style:style>
    <style:style style:name="P8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1aecc0"/>
    </style:style>
    <style:style style:name="T2" style:family="text">
      <style:text-properties officeooo:rsid="001e1bbd"/>
    </style:style>
    <style:style style:name="T3" style:family="text">
      <style:text-properties fo:font-style="italic" officeooo:rsid="001e1bbd"/>
    </style:style>
    <style:style style:name="T4" style:family="text">
      <style:text-properties fo:font-style="italic" officeooo:rsid="0021fbce" style:font-style-asian="italic" style:font-style-complex="italic"/>
    </style:style>
    <style:style style:name="T5" style:family="text">
      <style:text-properties officeooo:rsid="001f3cbe"/>
    </style:style>
    <style:style style:name="T6" style:family="text">
      <style:text-properties officeooo:rsid="0021fbce"/>
    </style:style>
    <style:style style:name="T7" style:family="text">
      <style:text-properties fo:font-weight="bold" style:font-weight-asian="bold" style:font-weight-complex="bold"/>
    </style:style>
    <style:style style:name="T8" style:family="text">
      <style:text-properties fo:font-weight="bold" officeooo:rsid="0057457e" style:font-weight-asian="bold" style:font-weight-complex="bold"/>
    </style:style>
    <style:style style:name="T9" style:family="text">
      <style:text-properties fo:font-weight="bold" officeooo:rsid="00bdeaa4" style:font-weight-asian="bold" style:font-weight-complex="bold"/>
    </style:style>
    <style:style style:name="T10" style:family="text">
      <style:text-properties fo:font-weight="bold" officeooo:rsid="00d7fd6d" style:font-weight-asian="bold" style:font-weight-complex="bold"/>
    </style:style>
    <style:style style:name="T11" style:family="text">
      <style:text-properties style:font-name="Times New Roman"/>
    </style:style>
    <style:style style:name="T12" style:family="text">
      <style:text-properties style:font-name="Times New Roman" officeooo:rsid="0057d5a6"/>
    </style:style>
    <style:style style:name="T13" style:family="text">
      <style:text-properties style:font-name="Times New Roman" officeooo:rsid="00594f04"/>
    </style:style>
    <style:style style:name="T14" style:family="text">
      <style:text-properties style:font-name="Times New Roman" officeooo:rsid="0057457e"/>
    </style:style>
    <style:style style:name="T15" style:family="text">
      <style:text-properties style:font-name="Times New Roman" officeooo:rsid="005a9f0e"/>
    </style:style>
    <style:style style:name="T16" style:family="text">
      <style:text-properties style:font-name="Times New Roman" officeooo:rsid="00c21253"/>
    </style:style>
    <style:style style:name="T17" style:family="text">
      <style:text-properties style:font-name="Times New Roman" officeooo:rsid="00c3fffd"/>
    </style:style>
    <style:style style:name="T18" style:family="text">
      <style:text-properties officeooo:rsid="00543ab6"/>
    </style:style>
    <style:style style:name="T19" style:family="text">
      <style:text-properties officeooo:rsid="0057457e"/>
    </style:style>
    <style:style style:name="T20" style:family="text">
      <style:text-properties fo:color="#333333" officeooo:rsid="001f3cbe"/>
    </style:style>
    <style:style style:name="T21" style:family="text">
      <style:text-properties fo:color="#333333" style:font-name="Times New Roman" officeooo:rsid="0057d5a6"/>
    </style:style>
    <style:style style:name="T22" style:family="text">
      <style:text-properties fo:color="#333333" style:font-name="Times New Roman" officeooo:rsid="00c21253"/>
    </style:style>
    <style:style style:name="T23" style:family="text">
      <style:text-properties fo:color="#333333" officeooo:rsid="0057457e"/>
    </style:style>
    <style:style style:name="T24" style:family="text">
      <style:text-properties fo:color="#333333" officeooo:rsid="0057457e" loext:padding="0cm" loext:border="none"/>
    </style:style>
    <style:style style:name="T25" style:family="text">
      <style:text-properties fo:color="#333333" officeooo:rsid="0057457e" loext:padding="0cm" loext:border="none" loext:shadow="none"/>
    </style:style>
    <style:style style:name="T26" style:family="text">
      <style:text-properties officeooo:rsid="00a91596"/>
    </style:style>
    <style:style style:name="T27" style:family="text">
      <style:text-properties officeooo:rsid="00b5da05"/>
    </style:style>
    <style:style style:name="T28" style:family="text">
      <style:text-properties fo:font-style="normal" officeooo:rsid="0021fbce" style:font-style-asian="normal" style:font-style-complex="normal"/>
    </style:style>
    <style:style style:name="T29" style:family="text">
      <style:text-properties fo:font-style="normal" officeooo:rsid="00b70626" style:font-style-asian="normal" style:font-style-complex="normal"/>
    </style:style>
    <style:style style:name="T30" style:family="text">
      <style:text-properties fo:font-style="normal" officeooo:rsid="00b921a9" style:font-style-asian="normal" style:font-style-complex="normal"/>
    </style:style>
    <style:style style:name="T31" style:family="text">
      <style:text-properties fo:font-style="normal" officeooo:rsid="001e1bbd" style:font-style-asian="normal" style:font-style-complex="normal"/>
    </style:style>
    <style:style style:name="T32" style:family="text">
      <style:text-properties fo:font-style="normal" officeooo:rsid="001f3cbe" style:font-style-asian="normal" style:font-style-complex="normal"/>
    </style:style>
    <style:style style:name="T33" style:family="text">
      <style:text-properties officeooo:rsid="00bf1902"/>
    </style:style>
    <style:style style:name="T34" style:family="text">
      <style:text-properties officeooo:rsid="00bf9d1f"/>
    </style:style>
    <style:style style:name="T35" style:family="text">
      <style:text-properties officeooo:rsid="00c49f88"/>
    </style:style>
    <style:style style:name="T36" style:family="text">
      <style:text-properties fo:color="#111111"/>
    </style:style>
    <style:style style:name="T37" style:family="text">
      <style:text-properties fo:color="#111111" officeooo:rsid="0057457e"/>
    </style:style>
    <style:style style:name="T38" style:family="text">
      <style:text-properties fo:color="#111111" style:font-name="Times New Roman"/>
    </style:style>
    <style:style style:name="T39" style:family="text">
      <style:text-properties fo:color="#111111" style:font-name="Times New Roman" officeooo:rsid="0057d5a6"/>
    </style:style>
    <style:style style:name="T40" style:family="text">
      <style:text-properties fo:color="#111111" style:text-underline-style="solid" style:text-underline-width="auto" style:text-underline-color="font-color" officeooo:rsid="001aecc0"/>
    </style:style>
    <style:style style:name="T41" style:family="text">
      <style:text-properties fo:color="#111111" style:text-underline-style="solid" style:text-underline-width="auto" style:text-underline-color="font-color" officeooo:rsid="001c771f"/>
    </style:style>
    <style:style style:name="T42" style:family="text">
      <style:text-properties fo:color="#111111" style:text-underline-style="solid" style:text-underline-width="auto" style:text-underline-color="font-color" officeooo:rsid="00a2d32b"/>
    </style:style>
    <style:style style:name="T43" style:family="text">
      <style:text-properties fo:color="#111111" officeooo:rsid="001aecc0"/>
    </style:style>
    <style:style style:name="T44" style:family="text">
      <style:text-properties fo:color="#111111" officeooo:rsid="00c763b5"/>
    </style:style>
    <style:style style:name="T45" style:family="text">
      <style:text-properties fo:color="#111111" officeooo:rsid="00ddb4e8"/>
    </style:style>
    <style:style style:name="T46" style:family="text">
      <style:text-properties officeooo:rsid="00c763b5"/>
    </style:style>
    <style:style style:name="T47" style:family="text">
      <style:text-properties officeooo:rsid="001460a3"/>
    </style:style>
    <style:style style:name="T48" style:family="text">
      <style:text-properties officeooo:rsid="00ca6bdb"/>
    </style:style>
    <style:style style:name="T49" style:family="text">
      <style:text-properties officeooo:rsid="00cc6593"/>
    </style:style>
    <style:style style:name="T50" style:family="text">
      <style:text-properties officeooo:rsid="00cd2d2e"/>
    </style:style>
    <style:style style:name="T51" style:family="text">
      <style:text-properties officeooo:rsid="00d7fd6d"/>
    </style:style>
    <style:style style:name="T52" style:family="text">
      <style:text-properties officeooo:rsid="00d82025"/>
    </style:style>
    <style:style style:name="T53" style:family="text">
      <style:text-properties officeooo:rsid="00ddb4e8"/>
    </style:style>
    <style:style style:name="T54" style:family="text">
      <style:text-properties fo:font-size="18pt" style:font-size-asian="18pt" style:font-size-complex="18pt"/>
    </style:style>
    <style:style style:name="T55" style:family="text">
      <style:text-properties fo:color="#000000" style:text-outline="false" style:text-line-through-style="none" style:text-line-through-type="none" style:font-name="Times New Roman" fo:font-size="12pt" fo:font-style="normal" fo:text-shadow="none" style:text-underline-style="none" fo:font-weight="normal" style:text-underline-mode="continuous" style:text-overline-mode="continuous" style:text-line-through-mode="continuous"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tru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Times New Roman" fo:font-size="12pt" fo:font-style="normal" fo:text-shadow="none" style:text-underline-style="none" fo:font-weight="normal" style:text-underline-mode="continuous" style:text-overline-mode="continuous" style:text-line-through-mode="continuous"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Formula">
      <style:graphic-properties fo:margin-left="0cm" fo:margin-right="0cm" style:vertical-pos="from-top" style:horizontal-pos="from-left" style:horizontal-rel="paragraph-content" draw:ole-draw-aspect="1"/>
    </style:style>
    <style:style style:name="fr2" style:family="graphic" style:parent-style-name="Formula">
      <style:graphic-properties fo:margin-left="0cm" fo:margin-right="0cm" style:vertical-pos="from-top" style:horizontal-pos="from-left" style:horizontal-rel="paragraph-content" fo:padding="0.014cm" fo:border="0.99pt solid #000000" style:shadow="none" draw:shadow-opacity="100%"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cm" fo:margin-right="0cm" style:vertical-pos="from-top" style:horizontal-pos="from-left" style:horizontal-rel="paragraph-content" fo:padding="0cm" fo:border="none" style:shadow="none" draw:shadow-opacity="100%" draw:ole-draw-aspect="1"/>
    </style:style>
    <style:style style:name="fr6" style:family="graphic" style:parent-style-name="Formula">
      <style:graphic-properties fo:margin-left="0cm" fo:margin-right="0cm" style:vertical-pos="from-top" draw:ole-draw-aspect="1"/>
    </style:style>
    <style:style style:name="gr1" style:family="graphic">
      <style:graphic-properties draw:stroke="none" svg:stroke-color="#000000" draw:fill="solid" draw:fill-color="#cccccc" fo:min-height="2.923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auto-grow-height="false" draw:fit-to-size="all" style:shrink-to-fit="false" fo:padding-top="0cm" fo:padding-bottom="0cm" fo:padding-left="0cm" fo:padding-right="0cm" draw:shadow="hidden" draw:shadow-offset-x="0.199cm" draw:shadow-offset-y="0.199cm" draw:shadow-color="#808080" style:run-through="foreground"/>
    </style:style>
    <style:style style:name="gr4" style:family="graphic">
      <style:graphic-properties style:run-through="foreground"/>
    </style:style>
    <style:style style:name="gr5" style:family="graphic">
      <style:graphic-properties draw:stroke="dash" draw:stroke-dash="Dashed_20__28_var_29__20_142"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6" style:family="graphic">
      <style:graphic-properties draw:stroke="dash" draw:stroke-dash="Dashed_20__28_var_29__20_143"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7" style:family="graphic">
      <style:graphic-properties draw:stroke="dash" draw:stroke-dash="Dashed_20__28_var_29__20_144"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8" style:family="graphic">
      <style:graphic-properties draw:stroke="dash" draw:stroke-dash="Dashed_20__28_var_29__20_145"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9" style:family="graphic">
      <style:graphic-properties draw:stroke="dash" draw:stroke-dash="Dashed_20__28_var_29__20_146"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10" style:family="graphic">
      <style:graphic-properties draw:stroke="dash" draw:stroke-dash="Dashed_20__28_var_29__20_147"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11" style:family="graphic">
      <style:graphic-properties draw:stroke="dash" draw:stroke-dash="Dashed_20__28_var_29__20_148"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12" style:family="graphic">
      <style:graphic-properties draw:stroke="dash" draw:stroke-dash="Dashed_20__28_var_29__20_149"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13" style:family="graphic">
      <style:graphic-properties draw:stroke="dash" draw:stroke-dash="Dashed_20__28_var_29__20_150"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14" style:family="graphic">
      <style:graphic-properties draw:stroke="dash" draw:stroke-dash="Dashed_20__28_var_29__20_151"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15" style:family="graphic">
      <style:graphic-properties draw:stroke="dash" draw:stroke-dash="Dashed_20__28_var_29__20_152"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16"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auto-grow-height="true" draw:auto-grow-width="true" draw:fit-to-size="false" style:shrink-to-fit="false" fo:min-height="0.836cm" fo:min-width="0.707cm" fo:padding-top="0cm" fo:padding-bottom="0cm" fo:padding-left="0cm" fo:padding-right="0cm" draw:shadow="hidden" draw:shadow-offset-x="0.199cm" draw:shadow-offset-y="0.199cm" draw:shadow-color="#808080" style:run-through="foreground"/>
    </style:style>
    <style:style style:name="gr17" style:family="graphic">
      <style:graphic-properties draw:stroke="solid" svg:stroke-width="0.071cm" svg:stroke-color="#000000" draw:marker-start="" draw:marker-start-width="0.319cm" draw:marker-start-center="false" draw:marker-end="Arrow" draw:marker-end-width="0.24cm" draw:marker-end-center="false" draw:fill="none" draw:fill-color="#729fcf" draw:textarea-horizontal-align="justify" draw:textarea-vertical-align="middle" fo:padding-top="0.161cm" fo:padding-bottom="0.161cm" fo:padding-left="0.286cm" fo:padding-right="0.286cm" draw:shadow="hidden" draw:shadow-offset-x="0.199cm" draw:shadow-offset-y="0.199cm" draw:shadow-color="#808080" style:run-through="foreground"/>
    </style:style>
    <style:style style:name="gr18"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auto-grow-height="true" draw:auto-grow-width="true" draw:fit-to-size="false" style:shrink-to-fit="false" fo:min-height="0.603cm" fo:min-width="0.353cm" fo:padding-top="0cm" fo:padding-bottom="0cm" fo:padding-left="0cm" fo:padding-right="0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fo:padding-top="0.148cm" fo:padding-bottom="0.148cm" fo:padding-left="0.275cm" fo:padding-right="0.275cm" draw:shadow="hidden" draw:shadow-offset-x="0.199cm" draw:shadow-offset-y="0.199cm" draw:shadow-color="#808080" style:run-through="foreground"/>
    </style:style>
    <style:style style:name="gr21" style:family="graphic">
      <style:graphic-properties draw:stroke="solid" svg:stroke-width="0.049cm" svg:stroke-color="#000000" draw:marker-start="" draw:marker-start-width="0.289cm" draw:marker-start-center="false" draw:marker-end="" draw:marker-end-width="0.289cm" draw:marker-end-center="false" draw:fill="none" draw:fill-color="#729fcf" draw:textarea-horizontal-align="justify" draw:textarea-vertical-align="middle" fo:padding-top="0.148cm" fo:padding-bottom="0.148cm" fo:padding-left="0.275cm" fo:padding-right="0.275cm" draw:shadow="hidden" draw:shadow-offset-x="0.199cm" draw:shadow-offset-y="0.199cm" draw:shadow-color="#808080" style:run-through="foreground"/>
    </style:style>
    <style:style style:name="gr22"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auto-grow-height="false" draw:fit-to-size="false" style:shrink-to-fit="false" fo:padding-top="0cm" fo:padding-bottom="0cm" fo:padding-left="0cm" fo:padding-right="0cm" draw:shadow="hidden" draw:shadow-offset-x="0.199cm" draw:shadow-offset-y="0.199cm" draw:shadow-color="#808080" style:run-through="foreground"/>
    </style:style>
    <style:style style:name="gr23" style:family="graphic">
      <style:graphic-properties draw:stroke="none" svg:stroke-color="#000000" draw:fill="solid" draw:fill-color="#cccccc" fo:min-height="1.462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049cm" svg:stroke-color="#000000" draw:marker-start="" draw:marker-start-width="0.28cm" draw:marker-start-center="false" draw:marker-end="Arrow"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2cm" fo:min-width="0.402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8" style:family="graphic">
      <style:graphic-properties draw:stroke="dash" draw:stroke-dash="Dashed_20__28_var_29__20_164"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29" style:family="graphic">
      <style:graphic-properties draw:stroke="dash" draw:stroke-dash="Dashed_20__28_var_29__20_165"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30" style:family="graphic">
      <style:graphic-properties draw:stroke="dash" draw:stroke-dash="Dashed_20__28_var_29__20_166"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31" style:family="graphic">
      <style:graphic-properties draw:stroke="dash" draw:stroke-dash="Dashed_20__28_var_29__20_167"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32" style:family="graphic">
      <style:graphic-properties draw:stroke="dash" draw:stroke-dash="Dashed_20__28_var_29__20_168"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33" style:family="graphic">
      <style:graphic-properties draw:stroke="dash" draw:stroke-dash="Dashed_20__28_var_29__20_169"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34" style:family="graphic">
      <style:graphic-properties draw:stroke="dash" draw:stroke-dash="Dashed_20__28_var_29__20_170"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35" style:family="graphic">
      <style:graphic-properties draw:stroke="dash" draw:stroke-dash="Dashed_20__28_var_29__20_171"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36" style:family="graphic">
      <style:graphic-properties draw:stroke="dash" draw:stroke-dash="Dashed_20__28_var_29__20_172"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37" style:family="graphic">
      <style:graphic-properties draw:stroke="dash" draw:stroke-dash="Dashed_20__28_var_29__20_173"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38" style:family="graphic">
      <style:graphic-properties draw:stroke="dash" draw:stroke-dash="Dashed_20__28_var_29__20_174"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2cm" fo:min-width="0.425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4cm" fo:min-width="0.40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2cm" fo:min-width="0.427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4cm" fo:min-width="0.406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4cm" fo:min-width="0.427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4cm" fo:min-width="0.429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dash" draw:stroke-dash="Dashed_20__28_var_29__20_175"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4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47" style:family="graphic">
      <style:graphic-properties draw:stroke="dash" draw:stroke-dash="Fine_20_Dashed" svg:stroke-width="0cm" svg:stroke-color="#000000" draw:marker-start="" draw:marker-start-width="0.021cm" draw:marker-start-center="false" draw:marker-end="" draw:marker-end-width="0.021cm" draw:marker-end-center="false" draw:stroke-linejoin="round" svg:stroke-linecap="butt" draw:fill="solid" draw:fill-color="#729fcf" draw:textarea-horizontal-align="center" draw:textarea-vertical-align="middle" fo:padding-top="0.002cm" fo:padding-bottom="0.002cm" fo:padding-left="0.002cm" fo:padding-right="0.002cm" draw:shadow="hidden" draw:shadow-offset-x="0.199cm" draw:shadow-offset-y="0.199cm" draw:shadow-color="#808080" style:run-through="foreground"/>
    </style:style>
    <style:style style:name="gr48"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auto-grow-height="true" draw:auto-grow-width="true" draw:fit-to-size="false" style:shrink-to-fit="false" fo:min-height="0.598cm" fo:min-width="0.61cm" fo:padding-top="0cm" fo:padding-bottom="0cm" fo:padding-left="0cm" fo:padding-right="0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388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color="#000000" draw:fill="solid" draw:fill-color="#cccccc" fo:min-height="2.193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solid" draw:fill-color="#cccccc" fo:min-height="1.462cm" fo:padding-top="0cm" fo:padding-bottom="0cm" fo:padding-left="0.101cm" fo:padding-right="0.101cm"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Vecteurs <text:span text:style-name="T27">2</text:span> – <text:span text:style-name="T27">Repères</text:span></text:p>
      <text:p text:style-name="P1"/>
      <text:p text:style-name="P1"/>
      <text:list xml:id="list3095737067" text:style-name="tfNum_20_I_29_">
        <text:list-item>
          <text:p text:style-name="P53">Bases et repères du plan</text:p>
        </text:list-item>
      </text:list>
      <text:list xml:id="list2581073654" text:style-name="tfNum_20_1_29_">
        <text:list-item text:start-value="1">
          <text:p text:style-name="P51">Intuitivement</text:p>
        </text:list-item>
      </text:list>
      <text:p text:style-name="P32">Dans chacune des situations ci-dessous, e<text:span text:style-name="T46">ssayer</text:span> <text:span text:style-name="T46">d’</text:span>exprimer <draw:frame draw:style-name="fr1" draw:name="Objet49" text:anchor-type="as-char" svg:y="-0.649cm" svg:width="1.305cm" svg:height="0.787cm" draw:z-index="30"><draw:object xlink:href="./Object 49" xlink:type="simple" xlink:show="embed" xlink:actuate="onLoad"/><draw:image xlink:href="./ObjectReplacements/Object 49" xlink:type="simple" xlink:show="embed" xlink:actuate="onLoad"/></draw:frame><text:s/>en fonction des vecteurs de la figure.</text:p>
      <table:table table:name="Tableau1" table:style-name="Tableau1">
        <table:table-column table:style-name="Tableau1.A" table:number-columns-repeated="3"/>
        <table:table-row>
          <table:table-cell table:style-name="Tableau1.A1" office:value-type="string">
            <text:p text:style-name="P46"><text:span text:style-name="T46">a)<text:tab/></text:span><draw:frame draw:style-name="fr1" draw:name="Objet51" text:anchor-type="as-char" svg:y="-0.649cm" svg:width="1.305cm" svg:height="0.787cm" draw:z-index="31"><draw:object xlink:href="./Object 51" xlink:type="simple" xlink:show="embed" xlink:actuate="onLoad"/><draw:image xlink:href="./ObjectReplacements/Object 51" xlink:type="simple" xlink:show="embed" xlink:actuate="onLoad"/><svg:desc>formule</svg:desc></draw:frame> <text:span text:style-name="T46">= </text:span><text:span text:style-name="T46"><draw:frame draw:style-name="fr6" draw:name="Objet8" text:anchor-type="as-char" svg:y="-0.624cm" svg:width="1.737cm" svg:height="0.781cm" draw:z-index="83"><draw:object xlink:href="./Object 8" xlink:type="simple" xlink:show="embed" xlink:actuate="onLoad"/><draw:image xlink:href="./ObjectReplacements/Object 8" xlink:type="simple" xlink:show="embed" xlink:actuate="onLoad"/></draw:frame></text:span></text:p>
            <text:p text:style-name="P47"><text:span text:style-name="T47"><text:tab/></text:span><draw:g text:anchor-type="as-char" draw:z-index="14" draw:name="Forme2" draw:style-name="gr2"><draw:frame draw:style-name="gr3" draw:text-style-name="P80" svg:width="0.103cm" svg:height="0.468cm" svg:x="0cm" svg:y="0cm"><draw:text-box><text:p text:style-name="P74"><text:span text:style-name="T57"><text:s/></text:span></text:p></draw:text-box></draw:frame><draw:custom-shape draw:style-name="gr24" draw:text-style-name="P81" svg:width="0.163cm" svg:height="0.168cm" svg:x="0.926cm" svg:y="2.89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1.034cm" svg:y1="2.974cm" svg:x2="2.059cm" svg:y2="2.972cm"><text:p/></draw:line><draw:line draw:style-name="gr25" draw:text-style-name="P82" svg:x1="1.002cm" svg:y1="2.974cm" svg:x2="2.009cm" svg:y2="0.976cm"><text:p/></draw:line><draw:frame draw:style-name="gr26" draw:text-style-name="P83" svg:width="0.904cm" svg:height="0.863cm" svg:x="0.335cm" svg:y="2.815cm"><draw:text-box><text:p text:style-name="P74"><text:span text:style-name="T58">O</text:span></text:p></draw:text-box></draw:frame><draw:frame draw:style-name="gr27" draw:text-style-name="P84" svg:width="0.473cm" svg:height="0.6cm" svg:x="1.265cm" svg:y="3.073cm"><draw:image xlink:href="Pictures/20000016000001B200000208F117B892CC1BC5F8.svm" xlink:type="simple" xlink:show="embed" xlink:actuate="onLoad" loext:mime-type="image/x-svm"><text:p/></draw:image><draw:image xlink:href="Pictures/100002000000001000000014703B984DEB365984.png" xlink:type="simple" xlink:show="embed" xlink:actuate="onLoad" loext:mime-type="image/png"/></draw:frame><draw:frame draw:style-name="gr27" draw:text-style-name="P84" svg:width="0.473cm" svg:height="0.6cm" svg:x="1.199cm" svg:y="1.309cm"><draw:image xlink:href="Pictures/20000016000001B2000002080579898742E168F9.svm" xlink:type="simple" xlink:show="embed" xlink:actuate="onLoad" loext:mime-type="image/x-svm"><text:p/></draw:image><draw:image xlink:href="Pictures/100002000000001000000014E1537A7333F26EEF.png" xlink:type="simple" xlink:show="embed" xlink:actuate="onLoad" loext:mime-type="image/png"/></draw:frame><draw:g draw:style-name="gr4"><draw:g draw:style-name="gr4"><draw:line draw:style-name="gr28" draw:text-style-name="P85" svg:x1="0.017cm" svg:y1="0.008cm" svg:x2="0.017cm" svg:y2="3.97cm"><text:p/></draw:line><draw:line draw:style-name="gr29" draw:text-style-name="P85" svg:x1="1.009cm" svg:y1="0.008cm" svg:x2="1.013cm" svg:y2="3.97cm"><text:p/></draw:line><draw:line draw:style-name="gr30" draw:text-style-name="P85" svg:x1="2.001cm" svg:y1="0.008cm" svg:x2="2.001cm" svg:y2="3.97cm"><text:p/></draw:line><draw:line draw:style-name="gr31" draw:text-style-name="P85" svg:x1="2.989cm" svg:y1="0.008cm" svg:x2="2.993cm" svg:y2="3.97cm"><text:p/></draw:line><draw:line draw:style-name="gr32" draw:text-style-name="P85" svg:x1="3.981cm" svg:y1="0.008cm" svg:x2="3.985cm" svg:y2="3.97cm"><text:p/></draw:line><draw:line draw:style-name="gr33" draw:text-style-name="P85" svg:x1="4.973cm" svg:y1="0.008cm" svg:x2="4.973cm" svg:y2="3.97cm"><text:p/></draw:line></draw:g><draw:g draw:style-name="gr4"><draw:line draw:style-name="gr34" draw:text-style-name="P85" svg:x1="0.021cm" svg:y1="0.008cm" svg:x2="4.976cm" svg:y2="0.012cm"><text:p/></draw:line><draw:line draw:style-name="gr35" draw:text-style-name="P85" svg:x1="0.021cm" svg:y1="0.998cm" svg:x2="4.976cm" svg:y2="1.002cm"><text:p/></draw:line><draw:line draw:style-name="gr36" draw:text-style-name="P85" svg:x1="0.021cm" svg:y1="1.991cm" svg:x2="4.976cm" svg:y2="1.991cm"><text:p/></draw:line><draw:line draw:style-name="gr37" draw:text-style-name="P85" svg:x1="0.021cm" svg:y1="2.981cm" svg:x2="4.976cm" svg:y2="2.981cm"><text:p/></draw:line><draw:line draw:style-name="gr38" draw:text-style-name="P85" svg:x1="0.021cm" svg:y1="3.972cm" svg:x2="4.976cm" svg:y2="3.972cm"><text:p/></draw:line></draw:g></draw:g><draw:custom-shape draw:style-name="gr24" draw:text-style-name="P81" svg:width="0.165cm" svg:height="0.168cm" svg:x="3.896cm" svg:y="0.91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 draw:text-style-name="P83" svg:width="0.927cm" svg:height="0.863cm" svg:x="3.835cm" svg:y="0.316cm"><draw:text-box><text:p text:style-name="P74"><text:span text:style-name="T58">M</text:span></text:p></draw:text-box></draw:frame></draw:g></text:p>
            <text:p text:style-name="P47"/>
          </table:table-cell>
          <table:table-cell table:style-name="Tableau1.A1" office:value-type="string">
            <text:p text:style-name="P46"><text:span text:style-name="T46">b)<text:tab/></text:span><draw:frame draw:style-name="fr1" draw:name="Objet52" text:anchor-type="as-char" svg:y="-0.649cm" svg:width="1.305cm" svg:height="0.787cm" draw:z-index="32"><draw:object xlink:href="./Object 52" xlink:type="simple" xlink:show="embed" xlink:actuate="onLoad"/><draw:image xlink:href="./ObjectReplacements/Object 52" xlink:type="simple" xlink:show="embed" xlink:actuate="onLoad"/><svg:desc>formule</svg:desc></draw:frame> <text:span text:style-name="T46">= </text:span><text:span text:style-name="T46"><draw:frame draw:style-name="fr6" draw:name="Objet13" text:anchor-type="as-char" svg:y="-0.624cm" svg:width="0.953cm" svg:height="0.781cm" draw:z-index="84"><draw:object xlink:href="./Object 15" xlink:type="simple" xlink:show="embed" xlink:actuate="onLoad"/><draw:image xlink:href="./ObjectReplacements/Object 15" xlink:type="simple" xlink:show="embed" xlink:actuate="onLoad"/><svg:desc>formule</svg:desc></draw:frame></text:span></text:p>
            <text:p text:style-name="P47"><text:span text:style-name="T47"><text:tab/></text:span><text:span text:style-name="T47"><draw:g text:anchor-type="as-char" draw:z-index="23" draw:name="Forme3" draw:style-name="gr2"><draw:frame draw:style-name="gr3" draw:text-style-name="P80" svg:width="0.103cm" svg:height="0.468cm" svg:x="0cm" svg:y="0cm"><draw:text-box><text:p text:style-name="P74"><text:span text:style-name="T57"><text:s/></text:span></text:p></draw:text-box></draw:frame><draw:custom-shape draw:style-name="gr24" draw:text-style-name="P81" svg:width="0.163cm" svg:height="0.168cm" svg:x="1.926cm" svg:y="0.917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25" draw:text-style-name="P82" svg:x1="1.996cm" svg:y1="0.977cm" svg:x2="0.983cm" svg:y2="2.023cm"><text:p/></draw:line><draw:line draw:style-name="gr25" draw:text-style-name="P82" svg:x1="2.012cm" svg:y1="0.991cm" svg:x2="3.004cm" svg:y2="2cm"><text:p/></draw:line><draw:frame draw:style-name="gr40" draw:text-style-name="P83" svg:width="0.904cm" svg:height="0.865cm" svg:x="1.812cm" svg:y="0.266cm"><draw:text-box><text:p text:style-name="P74"><text:span text:style-name="T58">O</text:span></text:p></draw:text-box></draw:frame><draw:frame draw:style-name="gr27" draw:text-style-name="P84" svg:width="0.473cm" svg:height="0.6cm" svg:x="2.491cm" svg:y="1.028cm"><draw:image xlink:href="Pictures/20000016000001B200000208F117B892CC1BC5F8.svm" xlink:type="simple" xlink:show="embed" xlink:actuate="onLoad" loext:mime-type="image/x-svm"><text:p/></draw:image><draw:image xlink:href="Pictures/100002000000001000000014703B984DEB365984.png" xlink:type="simple" xlink:show="embed" xlink:actuate="onLoad" loext:mime-type="image/png"/></draw:frame><draw:frame draw:style-name="gr27" draw:text-style-name="P84" svg:width="0.473cm" svg:height="0.602cm" svg:x="1.042cm" svg:y="1.007cm"><draw:image xlink:href="Pictures/20000016000001B2000002080579898742E168F9.svm" xlink:type="simple" xlink:show="embed" xlink:actuate="onLoad" loext:mime-type="image/x-svm"><text:p/></draw:image><draw:image xlink:href="Pictures/100002000000001000000014E1537A7333F26EEF.png" xlink:type="simple" xlink:show="embed" xlink:actuate="onLoad" loext:mime-type="image/png"/></draw:frame><draw:g draw:style-name="gr4"><draw:g draw:style-name="gr4"><draw:line draw:style-name="gr28" draw:text-style-name="P85" svg:x1="0.017cm" svg:y1="0.008cm" svg:x2="0.017cm" svg:y2="3.97cm"><text:p/></draw:line><draw:line draw:style-name="gr29" draw:text-style-name="P85" svg:x1="1.009cm" svg:y1="0.008cm" svg:x2="1.013cm" svg:y2="3.97cm"><text:p/></draw:line><draw:line draw:style-name="gr30" draw:text-style-name="P85" svg:x1="2.001cm" svg:y1="0.008cm" svg:x2="2.001cm" svg:y2="3.97cm"><text:p/></draw:line><draw:line draw:style-name="gr31" draw:text-style-name="P85" svg:x1="2.989cm" svg:y1="0.008cm" svg:x2="2.993cm" svg:y2="3.97cm"><text:p/></draw:line><draw:line draw:style-name="gr32" draw:text-style-name="P85" svg:x1="3.981cm" svg:y1="0.008cm" svg:x2="3.985cm" svg:y2="3.97cm"><text:p/></draw:line><draw:line draw:style-name="gr33" draw:text-style-name="P85" svg:x1="4.973cm" svg:y1="0.008cm" svg:x2="4.973cm" svg:y2="3.97cm"><text:p/></draw:line></draw:g><draw:g draw:style-name="gr4"><draw:line draw:style-name="gr34" draw:text-style-name="P85" svg:x1="0.021cm" svg:y1="0.008cm" svg:x2="4.976cm" svg:y2="0.012cm"><text:p/></draw:line><draw:line draw:style-name="gr35" draw:text-style-name="P85" svg:x1="0.021cm" svg:y1="0.998cm" svg:x2="4.976cm" svg:y2="1.002cm"><text:p/></draw:line><draw:line draw:style-name="gr36" draw:text-style-name="P85" svg:x1="0.021cm" svg:y1="1.991cm" svg:x2="4.976cm" svg:y2="1.991cm"><text:p/></draw:line><draw:line draw:style-name="gr37" draw:text-style-name="P85" svg:x1="0.021cm" svg:y1="2.981cm" svg:x2="4.976cm" svg:y2="2.981cm"><text:p/></draw:line><draw:line draw:style-name="gr38" draw:text-style-name="P85" svg:x1="0.021cm" svg:y1="3.972cm" svg:x2="4.976cm" svg:y2="3.972cm"><text:p/></draw:line></draw:g></draw:g><draw:custom-shape draw:style-name="gr24" draw:text-style-name="P81" svg:width="0.165cm" svg:height="0.168cm" svg:x="3.896cm" svg:y="2.9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 draw:text-style-name="P83" svg:width="0.929cm" svg:height="0.863cm" svg:x="3.835cm" svg:y="2.304cm"><draw:text-box><text:p text:style-name="P74"><text:span text:style-name="T58">M</text:span></text:p></draw:text-box></draw:frame></draw:g></text:span></text:p>
          </table:table-cell>
          <table:table-cell table:style-name="Tableau1.A1" office:value-type="string">
            <text:p text:style-name="P46"><text:span text:style-name="T46">c)<text:tab/></text:span><draw:frame draw:style-name="fr1" draw:name="Objet53" text:anchor-type="as-char" svg:y="-0.649cm" svg:width="1.305cm" svg:height="0.787cm" draw:z-index="33"><draw:object xlink:href="./Object 53" xlink:type="simple" xlink:show="embed" xlink:actuate="onLoad"/><draw:image xlink:href="./ObjectReplacements/Object 53" xlink:type="simple" xlink:show="embed" xlink:actuate="onLoad"/><svg:desc>formule</svg:desc></draw:frame> <text:span text:style-name="T46">= </text:span><text:span text:style-name="T46"><draw:frame draw:style-name="fr6" draw:name="Objet14" text:anchor-type="as-char" svg:y="-0.624cm" svg:width="1.404cm" svg:height="0.781cm" draw:z-index="85"><draw:object xlink:href="./Object 16" xlink:type="simple" xlink:show="embed" xlink:actuate="onLoad"/><draw:image xlink:href="./ObjectReplacements/Object 16" xlink:type="simple" xlink:show="embed" xlink:actuate="onLoad"/><svg:desc>formule</svg:desc></draw:frame></text:span></text:p>
            <text:p text:style-name="P47"><text:span text:style-name="T47"><text:tab/></text:span><text:span text:style-name="T47"><draw:g text:anchor-type="as-char" draw:z-index="22" draw:name="Forme4" draw:style-name="gr2"><draw:frame draw:style-name="gr3" draw:text-style-name="P80" svg:width="0.103cm" svg:height="0.468cm" svg:x="0cm" svg:y="0cm"><draw:text-box><text:p text:style-name="P74"><text:span text:style-name="T57"><text:s/></text:span></text:p></draw:text-box></draw:frame><draw:custom-shape draw:style-name="gr24" draw:text-style-name="P81" svg:width="0.167cm" svg:height="0.167cm" svg:x="0.928cm" svg:y="1.916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25" draw:text-style-name="P82" svg:x1="1.008cm" svg:y1="1.998cm" svg:x2="3.004cm" svg:y2="1.998cm"><text:p/></draw:line><draw:frame draw:style-name="gr42" draw:text-style-name="P83" svg:width="0.907cm" svg:height="0.865cm" svg:x="0.321cm" svg:y="1.311cm"><draw:text-box><text:p text:style-name="P74"><text:span text:style-name="T58">O</text:span></text:p></draw:text-box></draw:frame><draw:frame draw:style-name="gr27" draw:text-style-name="P84" svg:width="0.473cm" svg:height="0.6cm" svg:x="2.021cm" svg:y="1.353cm"><draw:image xlink:href="Pictures/20000016000001B200000208F117B892CC1BC5F8.svm" xlink:type="simple" xlink:show="embed" xlink:actuate="onLoad" loext:mime-type="image/x-svm"><text:p/></draw:image><draw:image xlink:href="Pictures/100002000000001000000014703B984DEB365984.png" xlink:type="simple" xlink:show="embed" xlink:actuate="onLoad" loext:mime-type="image/png"/></draw:frame><draw:g draw:style-name="gr4"><draw:g draw:style-name="gr4"><draw:line draw:style-name="gr28" draw:text-style-name="P85" svg:x1="0.017cm" svg:y1="0.008cm" svg:x2="0.017cm" svg:y2="3.97cm"><text:p/></draw:line><draw:line draw:style-name="gr29" draw:text-style-name="P85" svg:x1="1.009cm" svg:y1="0.008cm" svg:x2="1.013cm" svg:y2="3.97cm"><text:p/></draw:line><draw:line draw:style-name="gr30" draw:text-style-name="P85" svg:x1="2.001cm" svg:y1="0.008cm" svg:x2="2.001cm" svg:y2="3.97cm"><text:p/></draw:line><draw:line draw:style-name="gr31" draw:text-style-name="P85" svg:x1="2.989cm" svg:y1="0.008cm" svg:x2="2.993cm" svg:y2="3.97cm"><text:p/></draw:line><draw:line draw:style-name="gr32" draw:text-style-name="P85" svg:x1="3.981cm" svg:y1="0.008cm" svg:x2="3.985cm" svg:y2="3.97cm"><text:p/></draw:line><draw:line draw:style-name="gr33" draw:text-style-name="P85" svg:x1="4.973cm" svg:y1="0.008cm" svg:x2="4.973cm" svg:y2="3.97cm"><text:p/></draw:line></draw:g><draw:g draw:style-name="gr4"><draw:line draw:style-name="gr34" draw:text-style-name="P85" svg:x1="0.021cm" svg:y1="0.008cm" svg:x2="4.976cm" svg:y2="0.012cm"><text:p/></draw:line><draw:line draw:style-name="gr35" draw:text-style-name="P85" svg:x1="0.021cm" svg:y1="0.998cm" svg:x2="4.976cm" svg:y2="1.002cm"><text:p/></draw:line><draw:line draw:style-name="gr36" draw:text-style-name="P85" svg:x1="0.021cm" svg:y1="1.991cm" svg:x2="4.976cm" svg:y2="1.991cm"><text:p/></draw:line><draw:line draw:style-name="gr37" draw:text-style-name="P85" svg:x1="0.021cm" svg:y1="2.981cm" svg:x2="4.976cm" svg:y2="2.981cm"><text:p/></draw:line><draw:line draw:style-name="gr38" draw:text-style-name="P85" svg:x1="0.021cm" svg:y1="3.972cm" svg:x2="4.976cm" svg:y2="3.972cm"><text:p/></draw:line></draw:g></draw:g><draw:custom-shape draw:style-name="gr24" draw:text-style-name="P81" svg:width="0.165cm" svg:height="0.167cm" svg:x="3.896cm" svg:y="1.9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83" svg:width="0.929cm" svg:height="0.865cm" svg:x="3.835cm" svg:y="1.311cm"><draw:text-box><text:p text:style-name="P74"><text:span text:style-name="T58">M</text:span></text:p></draw:text-box></draw:frame></draw:g></text:span></text:p>
          </table:table-cell>
        </table:table-row>
        <table:table-row>
          <table:table-cell table:style-name="Tableau1.A1" office:value-type="string">
            <text:p text:style-name="P46"><text:span text:style-name="T46">d)<text:tab/></text:span><draw:frame draw:style-name="fr1" draw:name="Objet54" text:anchor-type="as-char" svg:y="-0.649cm" svg:width="1.305cm" svg:height="0.787cm" draw:z-index="34"><draw:object xlink:href="./Object 54" xlink:type="simple" xlink:show="embed" xlink:actuate="onLoad"/><draw:image xlink:href="./ObjectReplacements/Object 54" xlink:type="simple" xlink:show="embed" xlink:actuate="onLoad"/><svg:desc>formule</svg:desc></draw:frame> <text:span text:style-name="T46">= </text:span><text:span text:style-name="T44">XXX</text:span></text:p>
            <text:p text:style-name="P47"><text:span text:style-name="T47"><text:tab/></text:span><text:span text:style-name="T47"><draw:g text:anchor-type="as-char" draw:z-index="24" draw:name="Forme5" draw:style-name="gr2"><draw:frame draw:style-name="gr3" draw:text-style-name="P80" svg:width="0.103cm" svg:height="0.468cm" svg:x="0cm" svg:y="0cm"><draw:text-box><text:p text:style-name="P74"><text:span text:style-name="T57"><text:s/></text:span></text:p></draw:text-box></draw:frame><draw:custom-shape draw:style-name="gr24" draw:text-style-name="P81" svg:width="0.168cm" svg:height="0.167cm" svg:x="0.928cm" svg:y="1.916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25" draw:text-style-name="P82" svg:x1="1.008cm" svg:y1="1.998cm" svg:x2="3.004cm" svg:y2="1.998cm"><text:p/></draw:line><draw:frame draw:style-name="gr42" draw:text-style-name="P83" svg:width="0.907cm" svg:height="0.865cm" svg:x="0.321cm" svg:y="1.311cm"><draw:text-box><text:p text:style-name="P74"><text:span text:style-name="T58">O</text:span></text:p></draw:text-box></draw:frame><draw:frame draw:style-name="gr27" draw:text-style-name="P84" svg:width="0.473cm" svg:height="0.6cm" svg:x="2.021cm" svg:y="1.353cm"><draw:image xlink:href="Pictures/20000016000001B200000208F117B892CC1BC5F8.svm" xlink:type="simple" xlink:show="embed" xlink:actuate="onLoad" loext:mime-type="image/x-svm"><text:p/></draw:image><draw:image xlink:href="Pictures/100002000000001000000014703B984DEB365984.png" xlink:type="simple" xlink:show="embed" xlink:actuate="onLoad" loext:mime-type="image/png"/></draw:frame><draw:g draw:style-name="gr4"><draw:g draw:style-name="gr4"><draw:line draw:style-name="gr28" draw:text-style-name="P85" svg:x1="0.017cm" svg:y1="0.008cm" svg:x2="0.017cm" svg:y2="3.97cm"><text:p/></draw:line><draw:line draw:style-name="gr29" draw:text-style-name="P85" svg:x1="1.009cm" svg:y1="0.008cm" svg:x2="1.013cm" svg:y2="3.97cm"><text:p/></draw:line><draw:line draw:style-name="gr30" draw:text-style-name="P85" svg:x1="2.001cm" svg:y1="0.008cm" svg:x2="2.001cm" svg:y2="3.97cm"><text:p/></draw:line><draw:line draw:style-name="gr31" draw:text-style-name="P85" svg:x1="2.989cm" svg:y1="0.008cm" svg:x2="2.993cm" svg:y2="3.97cm"><text:p/></draw:line><draw:line draw:style-name="gr32" draw:text-style-name="P85" svg:x1="3.981cm" svg:y1="0.008cm" svg:x2="3.985cm" svg:y2="3.97cm"><text:p/></draw:line><draw:line draw:style-name="gr33" draw:text-style-name="P85" svg:x1="4.973cm" svg:y1="0.008cm" svg:x2="4.973cm" svg:y2="3.97cm"><text:p/></draw:line></draw:g><draw:g draw:style-name="gr4"><draw:line draw:style-name="gr34" draw:text-style-name="P85" svg:x1="0.021cm" svg:y1="0.008cm" svg:x2="4.976cm" svg:y2="0.012cm"><text:p/></draw:line><draw:line draw:style-name="gr35" draw:text-style-name="P85" svg:x1="0.021cm" svg:y1="0.998cm" svg:x2="4.976cm" svg:y2="1.002cm"><text:p/></draw:line><draw:line draw:style-name="gr36" draw:text-style-name="P85" svg:x1="0.021cm" svg:y1="1.991cm" svg:x2="4.976cm" svg:y2="1.991cm"><text:p/></draw:line><draw:line draw:style-name="gr37" draw:text-style-name="P85" svg:x1="0.021cm" svg:y1="2.981cm" svg:x2="4.976cm" svg:y2="2.981cm"><text:p/></draw:line><draw:line draw:style-name="gr38" draw:text-style-name="P85" svg:x1="0.021cm" svg:y1="3.972cm" svg:x2="4.976cm" svg:y2="3.972cm"><text:p/></draw:line></draw:g></draw:g><draw:custom-shape draw:style-name="gr24" draw:text-style-name="P81" svg:width="0.165cm" svg:height="0.167cm" svg:x="3.896cm" svg:y="2.89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4" draw:text-style-name="P83" svg:width="0.93cm" svg:height="0.865cm" svg:x="3.835cm" svg:y="2.295cm"><draw:text-box><text:p text:style-name="P74"><text:span text:style-name="T58">M</text:span></text:p></draw:text-box></draw:frame></draw:g></text:span></text:p>
          </table:table-cell>
          <table:table-cell table:style-name="Tableau1.A1" office:value-type="string">
            <text:p text:style-name="P46"><text:span text:style-name="T46">e)<text:tab/></text:span><draw:frame draw:style-name="fr1" draw:name="Objet55" text:anchor-type="as-char" svg:y="-0.649cm" svg:width="1.305cm" svg:height="0.787cm" draw:z-index="38"><draw:object xlink:href="./Object 55" xlink:type="simple" xlink:show="embed" xlink:actuate="onLoad"/><draw:image xlink:href="./ObjectReplacements/Object 55" xlink:type="simple" xlink:show="embed" xlink:actuate="onLoad"/><svg:desc>formule</svg:desc></draw:frame> <text:span text:style-name="T46">= </text:span><text:span text:style-name="T44">XXX</text:span></text:p>
            <text:p text:style-name="P47"><text:span text:style-name="T47"><text:tab/></text:span><text:span text:style-name="T47"><draw:g text:anchor-type="as-char" draw:z-index="21" draw:name="Forme6" draw:style-name="gr2"><draw:frame draw:style-name="gr3" draw:text-style-name="P80" svg:width="0.103cm" svg:height="0.468cm" svg:x="0cm" svg:y="0cm"><draw:text-box><text:p text:style-name="P74"><text:span text:style-name="T57"><text:s/></text:span></text:p></draw:text-box></draw:frame><draw:custom-shape draw:style-name="gr24" draw:text-style-name="P81" svg:width="0.163cm" svg:height="0.168cm" svg:x="1.926cm" svg:y="0.917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25" draw:text-style-name="P82" svg:x1="1.996cm" svg:y1="0.991cm" svg:x2="0.985cm" svg:y2="1.002cm"><text:p/></draw:line><draw:line draw:style-name="gr25" draw:text-style-name="P82" svg:x1="2.012cm" svg:y1="0.991cm" svg:x2="4.015cm" svg:y2="1.002cm"><text:p/></draw:line><draw:frame draw:style-name="gr40" draw:text-style-name="P83" svg:width="0.904cm" svg:height="0.865cm" svg:x="1.559cm" svg:y="0.266cm"><draw:text-box><text:p text:style-name="P74"><text:span text:style-name="T58">O</text:span></text:p></draw:text-box></draw:frame><draw:frame draw:style-name="gr27" draw:text-style-name="P84" svg:width="0.473cm" svg:height="0.6cm" svg:x="2.91cm" svg:y="1.041cm"><draw:image xlink:href="Pictures/20000016000001B200000208F117B892CC1BC5F8.svm" xlink:type="simple" xlink:show="embed" xlink:actuate="onLoad" loext:mime-type="image/x-svm"><text:p/></draw:image><draw:image xlink:href="Pictures/100002000000001000000014703B984DEB365984.png" xlink:type="simple" xlink:show="embed" xlink:actuate="onLoad" loext:mime-type="image/png"/></draw:frame><draw:frame draw:style-name="gr27" draw:text-style-name="P84" svg:width="0.473cm" svg:height="0.604cm" svg:x="1.342cm" svg:y="1.042cm"><draw:image xlink:href="Pictures/20000016000001B2000002080579898742E168F9.svm" xlink:type="simple" xlink:show="embed" xlink:actuate="onLoad" loext:mime-type="image/x-svm"><text:p/></draw:image><draw:image xlink:href="Pictures/100002000000001000000014E1537A7333F26EEF.png" xlink:type="simple" xlink:show="embed" xlink:actuate="onLoad" loext:mime-type="image/png"/></draw:frame><draw:g draw:style-name="gr4"><draw:g draw:style-name="gr4"><draw:line draw:style-name="gr28" draw:text-style-name="P85" svg:x1="0.017cm" svg:y1="0.008cm" svg:x2="0.017cm" svg:y2="3.97cm"><text:p/></draw:line><draw:line draw:style-name="gr29" draw:text-style-name="P85" svg:x1="1.009cm" svg:y1="0.008cm" svg:x2="1.013cm" svg:y2="3.97cm"><text:p/></draw:line><draw:line draw:style-name="gr30" draw:text-style-name="P85" svg:x1="2.001cm" svg:y1="0.008cm" svg:x2="2.001cm" svg:y2="3.97cm"><text:p/></draw:line><draw:line draw:style-name="gr31" draw:text-style-name="P85" svg:x1="2.989cm" svg:y1="0.008cm" svg:x2="2.993cm" svg:y2="3.97cm"><text:p/></draw:line><draw:line draw:style-name="gr32" draw:text-style-name="P85" svg:x1="3.981cm" svg:y1="0.008cm" svg:x2="3.985cm" svg:y2="3.97cm"><text:p/></draw:line><draw:line draw:style-name="gr33" draw:text-style-name="P85" svg:x1="4.973cm" svg:y1="0.008cm" svg:x2="4.973cm" svg:y2="3.97cm"><text:p/></draw:line></draw:g><draw:g draw:style-name="gr4"><draw:line draw:style-name="gr34" draw:text-style-name="P85" svg:x1="0.021cm" svg:y1="0.008cm" svg:x2="4.976cm" svg:y2="0.012cm"><text:p/></draw:line><draw:line draw:style-name="gr35" draw:text-style-name="P85" svg:x1="0.021cm" svg:y1="0.998cm" svg:x2="4.976cm" svg:y2="1.002cm"><text:p/></draw:line><draw:line draw:style-name="gr36" draw:text-style-name="P85" svg:x1="0.021cm" svg:y1="1.991cm" svg:x2="4.976cm" svg:y2="1.991cm"><text:p/></draw:line><draw:line draw:style-name="gr37" draw:text-style-name="P85" svg:x1="0.021cm" svg:y1="2.981cm" svg:x2="4.976cm" svg:y2="2.981cm"><text:p/></draw:line><draw:line draw:style-name="gr38" draw:text-style-name="P85" svg:x1="0.021cm" svg:y1="3.972cm" svg:x2="4.976cm" svg:y2="3.972cm"><text:p/></draw:line></draw:g></draw:g><draw:custom-shape draw:style-name="gr24" draw:text-style-name="P81" svg:width="0.165cm" svg:height="0.168cm" svg:x="3.896cm" svg:y="2.9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 draw:text-style-name="P83" svg:width="0.929cm" svg:height="0.863cm" svg:x="3.835cm" svg:y="2.304cm"><draw:text-box><text:p text:style-name="P74"><text:span text:style-name="T58">M</text:span></text:p></draw:text-box></draw:frame></draw:g></text:span></text:p>
          </table:table-cell>
          <table:table-cell table:style-name="Tableau1.A1" office:value-type="string">
            <text:p text:style-name="P46"><text:span text:style-name="T46">f)<text:tab/></text:span><draw:frame draw:style-name="fr1" draw:name="Objet56" text:anchor-type="as-char" svg:y="-0.649cm" svg:width="1.305cm" svg:height="0.787cm" draw:z-index="39"><draw:object xlink:href="./Object 56" xlink:type="simple" xlink:show="embed" xlink:actuate="onLoad"/><draw:image xlink:href="./ObjectReplacements/Object 56" xlink:type="simple" xlink:show="embed" xlink:actuate="onLoad"/><svg:desc>formule</svg:desc></draw:frame> <text:span text:style-name="T46">= </text:span><text:span text:style-name="T46"><draw:frame draw:style-name="fr6" draw:name="Objet18" text:anchor-type="as-char" svg:y="-0.624cm" svg:width="1.852cm" svg:height="0.781cm" draw:z-index="86"><draw:object xlink:href="./Object 21" xlink:type="simple" xlink:show="embed" xlink:actuate="onLoad"/><draw:image xlink:href="./ObjectReplacements/Object 21" xlink:type="simple" xlink:show="embed" xlink:actuate="onLoad"/><svg:desc>formule</svg:desc></draw:frame></text:span></text:p>
            <text:p text:style-name="P47"><text:span text:style-name="T47"><text:tab/></text:span><text:span text:style-name="T47"><draw:g text:anchor-type="as-char" draw:z-index="25" draw:name="Forme7" draw:style-name="gr2"><draw:frame draw:style-name="gr3" draw:text-style-name="P80" svg:width="0.103cm" svg:height="0.468cm" svg:x="0cm" svg:y="0cm"><draw:text-box><text:p text:style-name="P74"><text:span text:style-name="T57"><text:s/></text:span></text:p></draw:text-box></draw:frame><draw:custom-shape draw:style-name="gr24" draw:text-style-name="P81" svg:width="0.163cm" svg:height="0.168cm" svg:x="0.926cm" svg:y="2.89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1.998cm" svg:y1="2.974cm" svg:x2="3.023cm" svg:y2="2.972cm"><text:p/></draw:line><draw:line draw:style-name="gr25" draw:text-style-name="P82" svg:x1="2.986cm" svg:y1="0.016cm" svg:x2="0.996cm" svg:y2="1.012cm"><text:p/></draw:line><draw:frame draw:style-name="gr26" draw:text-style-name="P83" svg:width="0.904cm" svg:height="0.863cm" svg:x="0.335cm" svg:y="2.815cm"><draw:text-box><text:p text:style-name="P74"><text:span text:style-name="T58">O</text:span></text:p></draw:text-box></draw:frame><draw:frame draw:style-name="gr27" draw:text-style-name="P84" svg:width="0.473cm" svg:height="0.6cm" svg:x="1.374cm" svg:y="0.055cm"><draw:image xlink:href="Pictures/20000016000001B200000208F117B892CC1BC5F8.svm" xlink:type="simple" xlink:show="embed" xlink:actuate="onLoad" loext:mime-type="image/x-svm"><text:p/></draw:image><draw:image xlink:href="Pictures/100002000000001000000014703B984DEB365984.png" xlink:type="simple" xlink:show="embed" xlink:actuate="onLoad" loext:mime-type="image/png"/></draw:frame><draw:frame draw:style-name="gr27" draw:text-style-name="P84" svg:width="0.473cm" svg:height="0.6cm" svg:x="2.221cm" svg:y="3.089cm"><draw:image xlink:href="Pictures/20000016000001B2000002080579898742E168F9.svm" xlink:type="simple" xlink:show="embed" xlink:actuate="onLoad" loext:mime-type="image/x-svm"><text:p/></draw:image><draw:image xlink:href="Pictures/100002000000001000000014E1537A7333F26EEF.png" xlink:type="simple" xlink:show="embed" xlink:actuate="onLoad" loext:mime-type="image/png"/></draw:frame><draw:g draw:style-name="gr4"><draw:g draw:style-name="gr4"><draw:line draw:style-name="gr28" draw:text-style-name="P85" svg:x1="0.017cm" svg:y1="0.008cm" svg:x2="0.017cm" svg:y2="3.97cm"><text:p/></draw:line><draw:line draw:style-name="gr29" draw:text-style-name="P85" svg:x1="1.009cm" svg:y1="0.008cm" svg:x2="1.013cm" svg:y2="3.97cm"><text:p/></draw:line><draw:line draw:style-name="gr30" draw:text-style-name="P85" svg:x1="2.001cm" svg:y1="0.008cm" svg:x2="2.001cm" svg:y2="3.97cm"><text:p/></draw:line><draw:line draw:style-name="gr31" draw:text-style-name="P85" svg:x1="2.989cm" svg:y1="0.008cm" svg:x2="2.993cm" svg:y2="3.97cm"><text:p/></draw:line><draw:line draw:style-name="gr32" draw:text-style-name="P85" svg:x1="3.981cm" svg:y1="0.008cm" svg:x2="3.985cm" svg:y2="3.97cm"><text:p/></draw:line><draw:line draw:style-name="gr33" draw:text-style-name="P85" svg:x1="4.973cm" svg:y1="0.008cm" svg:x2="4.973cm" svg:y2="3.97cm"><text:p/></draw:line></draw:g><draw:g draw:style-name="gr4"><draw:line draw:style-name="gr34" draw:text-style-name="P85" svg:x1="0.021cm" svg:y1="0.008cm" svg:x2="4.976cm" svg:y2="0.012cm"><text:p/></draw:line><draw:line draw:style-name="gr35" draw:text-style-name="P85" svg:x1="0.021cm" svg:y1="0.998cm" svg:x2="4.976cm" svg:y2="1.002cm"><text:p/></draw:line><draw:line draw:style-name="gr36" draw:text-style-name="P85" svg:x1="0.021cm" svg:y1="1.991cm" svg:x2="4.976cm" svg:y2="1.991cm"><text:p/></draw:line><draw:line draw:style-name="gr37" draw:text-style-name="P85" svg:x1="0.021cm" svg:y1="2.981cm" svg:x2="4.976cm" svg:y2="2.981cm"><text:p/></draw:line><draw:line draw:style-name="gr38" draw:text-style-name="P85" svg:x1="0.021cm" svg:y1="3.972cm" svg:x2="4.976cm" svg:y2="3.972cm"><text:p/></draw:line></draw:g></draw:g><draw:custom-shape draw:style-name="gr24" draw:text-style-name="P81" svg:width="0.165cm" svg:height="0.168cm" svg:x="3.896cm" svg:y="1.9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83" svg:width="0.929cm" svg:height="0.865cm" svg:x="3.835cm" svg:y="1.304cm"><draw:text-box><text:p text:style-name="P74"><text:span text:style-name="T58">M</text:span></text:p></draw:text-box></draw:frame></draw:g></text:span></text:p>
          </table:table-cell>
        </table:table-row>
      </table:table>
      <text:p text:style-name="P32">Ces exemples permettent de sentir intuitivement que :</text:p>
      <text:list xml:id="list1794466394" text:style-name="tfPuce">
        <text:list-item>
          <text:p text:style-name="P55">En fonction d'un seul vecteur <text:span text:style-name="T48">ou de deux vecteurs qui ont la même direction</text:span>, on peut exprimer seulement <text:span text:style-name="T53">les vecteurs </text:span><text:span text:style-name="T45">qui ont la même direction.</text:span></text:p>
        </text:list-item>
      </text:list>
      <text:p text:style-name="P32"/>
      <text:list xml:id="list150305073605718" text:continue-numbering="true" text:style-name="tfPuce">
        <text:list-item>
          <text:p text:style-name="P55">En fonction de deux vecteurs <text:span text:style-name="T48">qui n’ont pas la même direction</text:span>, on peut exprimer <text:span text:style-name="T45">n’importe quel vecteur.</text:span></text:p>
        </text:list-item>
      </text:list>
      <text:p text:style-name="P32"/>
      <text:list xml:id="list150304917920925" text:continue-list="list2581073654" text:style-name="tfNum_20_1_29_">
        <text:list-item>
          <text:p text:style-name="P52"><text:span text:style-name="T51">Coordonnées d’un vecteur dans une b</text:span>ase</text:p>
        </text:list-item>
      </text:list>
      <text:p text:style-name="P32">Pour pouvoir déterminer les coordonnées de n'importe quel vecteur du plan, il faut choisir au préalable un couple de vecteurs <text:span text:style-name="T49">non nuls et </text:span>n’<text:span text:style-name="T49">ayant pas la même direction que l’on </text:span>app<text:span text:style-name="T50">el</text:span>l<text:span text:style-name="T50">era</text:span> « base du plan ». On peut alors décomposer tous les autres vecteurs du plan en fonction de ces deux vecteurs et cette décomposition est unique.</text:p>
      <text:p text:style-name="P32"/>
      <text:p text:style-name="P36"><text:span text:style-name="T10">Définition :</text:span><text:span text:style-name="T51"> Dans une base </text:span><text:span text:style-name="T51"><draw:frame draw:style-name="fr1" draw:name="Objet66" text:anchor-type="as-char" svg:y="-0.624cm" svg:width="1.804cm" svg:height="0.826cm" draw:z-index="48"><draw:object xlink:href="./Object 62" xlink:type="simple" xlink:show="embed" xlink:actuate="onLoad"/><draw:image xlink:href="./ObjectReplacements/Object 62" xlink:type="simple" xlink:show="embed" xlink:actuate="onLoad"/><svg:desc>formule</svg:desc></draw:frame></text:span><text:span text:style-name="T51">, on appelle coordonnées du vecteur </text:span><text:span text:style-name="T51"><draw:frame draw:style-name="fr1" draw:name="Objet67" text:anchor-type="as-char" svg:y="-0.566cm" svg:width="0.55cm" svg:height="0.704cm" draw:z-index="49"><draw:object xlink:href="./Object 63" xlink:type="simple" xlink:show="embed" xlink:actuate="onLoad"/><draw:image xlink:href="./ObjectReplacements/Object 63" xlink:type="simple" xlink:show="embed" xlink:actuate="onLoad"/><svg:desc>formule</svg:desc></draw:frame></text:span><text:span text:style-name="T51"><text:s/>les réels </text:span><text:span text:style-name="T3">x</text:span> <text:span text:style-name="T2">et </text:span><text:span text:style-name="T3">y</text:span> <text:span text:style-name="T2">tels que </text:span><text:span text:style-name="T2"><draw:frame draw:style-name="fr1" draw:name="Objet68" text:anchor-type="as-char" svg:y="-0.626cm" svg:width="3.223cm" svg:height="0.783cm" draw:z-index="50"><draw:object xlink:href="./Object 64" xlink:type="simple" xlink:show="embed" xlink:actuate="onLoad"/><draw:image xlink:href="./ObjectReplacements/Object 64" xlink:type="simple" xlink:show="embed" xlink:actuate="onLoad"/><svg:desc>formule</svg:desc></draw:frame></text:span><text:span text:style-name="T2"> :</text:span></text:p>
      <text:p text:style-name="P33"/>
      <text:p text:style-name="P4"><draw:frame draw:style-name="fr2" draw:name="Objet69" text:anchor-type="as-char" svg:y="-1.078cm" svg:width="5.521cm" svg:height="1.799cm" draw:z-index="51"><draw:object xlink:href="./Object 69" xlink:type="simple" xlink:show="embed" xlink:actuate="onLoad"/><draw:image xlink:href="./ObjectReplacements/Object 69" xlink:type="simple" xlink:show="embed" xlink:actuate="onLoad"/><svg:desc>formule</svg:desc></draw:frame></text:p>
      <text:p text:style-name="P33"/>
      <text:p text:style-name="P35"><text:span text:style-name="T7">Ex </text:span>:</text:p>
      <text:p text:style-name="P2"><text:span text:style-name="T5"><draw:g text:anchor-type="as-char" draw:z-index="26" draw:name="Forme9" draw:style-name="gr2"><draw:frame draw:style-name="gr3" draw:text-style-name="P80" svg:width="0.103cm" svg:height="0.468cm" svg:x="0cm" svg:y="0cm"><draw:text-box><text:p text:style-name="P74"><text:span text:style-name="T57"><text:s/></text:span></text:p></draw:text-box></draw:frame><draw:line draw:style-name="gr25" draw:text-style-name="P82" svg:x1="4.972cm" svg:y1="2.984cm" svg:x2="3.981cm" svg:y2="0.961cm"><text:p/></draw:line><draw:line draw:style-name="gr25" draw:text-style-name="P82" svg:x1="1.002cm" svg:y1="2.972cm" svg:x2="2.059cm" svg:y2="2.972cm"><text:p/></draw:line><draw:line draw:style-name="gr25" draw:text-style-name="P82" svg:x1="1.002cm" svg:y1="2.974cm" svg:x2="2.009cm" svg:y2="0.976cm"><text:p/></draw:line><draw:frame draw:style-name="gr27" draw:text-style-name="P84" svg:width="0.473cm" svg:height="0.6cm" svg:x="1.265cm" svg:y="3.073cm"><draw:image xlink:href="Pictures/20000016000001B200000208F117B892CC1BC5F8.svm" xlink:type="simple" xlink:show="embed" xlink:actuate="onLoad" loext:mime-type="image/x-svm"><text:p/></draw:image><draw:image xlink:href="Pictures/100002000000001000000014703B984DEB365984.png" xlink:type="simple" xlink:show="embed" xlink:actuate="onLoad" loext:mime-type="image/png"/></draw:frame><draw:frame draw:style-name="gr27" draw:text-style-name="P84" svg:width="0.473cm" svg:height="0.6cm" svg:x="1.199cm" svg:y="1.309cm"><draw:image xlink:href="Pictures/20000016000001B2000002080579898742E168F9.svm" xlink:type="simple" xlink:show="embed" xlink:actuate="onLoad" loext:mime-type="image/x-svm"><text:p/></draw:image><draw:image xlink:href="Pictures/100002000000001000000014E1537A7333F26EEF.png" xlink:type="simple" xlink:show="embed" xlink:actuate="onLoad" loext:mime-type="image/png"/></draw:frame><draw:frame draw:style-name="gr27" draw:text-style-name="P84" svg:width="0.473cm" svg:height="0.549cm" svg:x="4.383cm" svg:y="1.265cm"><draw:image xlink:href="Pictures/20000016000001B2000001D467982BB34B20E046.svm" xlink:type="simple" xlink:show="embed" xlink:actuate="onLoad" loext:mime-type="image/x-svm"><text:p/></draw:image><draw:image xlink:href="Pictures/1000020000000010000000123B766D73B95A0367.png" xlink:type="simple" xlink:show="embed" xlink:actuate="onLoad" loext:mime-type="image/png"/></draw:frame><draw:g draw:style-name="gr4"><draw:line draw:style-name="gr28" draw:text-style-name="P85" svg:x1="0.017cm" svg:y1="0.008cm" svg:x2="0.017cm" svg:y2="3.97cm"><text:p/></draw:line><draw:line draw:style-name="gr29" draw:text-style-name="P85" svg:x1="1.009cm" svg:y1="0.008cm" svg:x2="1.013cm" svg:y2="3.97cm"><text:p/></draw:line><draw:line draw:style-name="gr30" draw:text-style-name="P85" svg:x1="2.001cm" svg:y1="0.008cm" svg:x2="2.001cm" svg:y2="3.97cm"><text:p/></draw:line><draw:line draw:style-name="gr31" draw:text-style-name="P85" svg:x1="2.989cm" svg:y1="0.008cm" svg:x2="2.993cm" svg:y2="3.97cm"><text:p/></draw:line><draw:line draw:style-name="gr32" draw:text-style-name="P85" svg:x1="3.981cm" svg:y1="0.008cm" svg:x2="3.985cm" svg:y2="3.97cm"><text:p/></draw:line><draw:line draw:style-name="gr33" draw:text-style-name="P85" svg:x1="4.973cm" svg:y1="0.008cm" svg:x2="4.973cm" svg:y2="3.97cm"><text:p/></draw:line><draw:line draw:style-name="gr34" draw:text-style-name="P85" svg:x1="0.021cm" svg:y1="0.008cm" svg:x2="5.958cm" svg:y2="0.012cm"><text:p/></draw:line><draw:line draw:style-name="gr35" draw:text-style-name="P85" svg:x1="0.021cm" svg:y1="0.998cm" svg:x2="5.958cm" svg:y2="1.002cm"><text:p/></draw:line><draw:line draw:style-name="gr36" draw:text-style-name="P85" svg:x1="0.021cm" svg:y1="1.991cm" svg:x2="5.958cm" svg:y2="1.991cm"><text:p/></draw:line><draw:line draw:style-name="gr37" draw:text-style-name="P85" svg:x1="0.021cm" svg:y1="2.981cm" svg:x2="5.958cm" svg:y2="2.981cm"><text:p/></draw:line><draw:line draw:style-name="gr38" draw:text-style-name="P85" svg:x1="0.021cm" svg:y1="3.972cm" svg:x2="5.958cm" svg:y2="3.972cm"><text:p/></draw:line><draw:line draw:style-name="gr45" draw:text-style-name="P85" svg:x1="5.981cm" svg:y1="0.008cm" svg:x2="5.985cm" svg:y2="3.97cm"><text:p/></draw:line></draw:g></draw:g></text:span><text:span text:style-name="T5"><text:s text:c="10"/></text:span><text:span text:style-name="T5"><draw:frame draw:style-name="fr1" draw:name="Objet70" text:anchor-type="as-char" svg:y="-0.626cm" svg:width="3.33cm" svg:height="0.783cm" draw:z-index="52"><draw:object xlink:href="./Object 70" xlink:type="simple" xlink:show="embed" xlink:actuate="onLoad"/><draw:image xlink:href="./ObjectReplacements/Object 70" xlink:type="simple" xlink:show="embed" xlink:actuate="onLoad"/><svg:desc>formule</svg:desc></draw:frame></text:span><text:span text:style-name="T20"><text:s text:c="3"/>donc <text:s text:c="2"/></text:span><text:span text:style-name="T5"><draw:frame draw:style-name="fr1" draw:name="Objet71" text:anchor-type="as-char" svg:y="-0.963cm" svg:width="2.021cm" svg:height="1.63cm" draw:z-index="53"><draw:object xlink:href="./Object 71" xlink:type="simple" xlink:show="embed" xlink:actuate="onLoad"/><draw:image xlink:href="./ObjectReplacements/Object 71" xlink:type="simple" xlink:show="embed" xlink:actuate="onLoad"/><svg:desc>formule</svg:desc></draw:frame></text:span></text:p>
      <text:p text:style-name="P36"/>
      <text:p text:style-name="P36"/>
      <text:p text:style-name="P32"><draw:frame text:anchor-type="paragraph" draw:z-index="28" draw:style-name="gr50" draw:text-style-name="P73" svg:width="5.677cm" svg:height="2.193cm" svg:x="13.323cm" svg:y="3.41cm"><draw:text-box><text:p><text:span text:style-name="T54">oral</text:span></text:p><text:p><text:span text:style-name="T54">p143 : 59, 60</text:span></text:p><text:p><text:span text:style-name="T54">p144 : 62</text:span></text:p></draw:text-box></draw:frame></text:p>
      <text:list xml:id="list150306296315842" text:continue-numbering="true" text:style-name="tfNum_20_1_29_">
        <text:list-item>
          <text:p text:style-name="P52"><text:span text:style-name="T52">Coordonnées d’un point dans un r</text:span>epère</text:p>
        </text:list-item>
      </text:list>
      <text:p text:style-name="P32">Pour pouvoir déterminer les coordonnées de n'importe quel point du plan, il ne suffit pas d'avoir une base, il faut aussi choisir un point fixe appelé origine. Cette base et cette origine forment un repère du plan.</text:p>
      <text:p text:style-name="P32">Les coordonnées d'un point M dans un repère <draw:frame draw:style-name="fr1" draw:name="Objet65" text:anchor-type="as-char" svg:y="-0.624cm" svg:width="2.438cm" svg:height="0.826cm" draw:z-index="54"><draw:object xlink:href="./Object 61" xlink:type="simple" xlink:show="embed" xlink:actuate="onLoad"/><draw:image xlink:href="./ObjectReplacements/Object 61" xlink:type="simple" xlink:show="embed" xlink:actuate="onLoad"/></draw:frame><text:s/>sont alors définies comme étant les coordonnées du vecteur <draw:frame draw:style-name="fr1" draw:name="Objet64" text:anchor-type="as-char" svg:y="-0.649cm" svg:width="1.305cm" svg:height="0.787cm" draw:z-index="55"><draw:object xlink:href="./Object 60" xlink:type="simple" xlink:show="embed" xlink:actuate="onLoad"/><draw:image xlink:href="./ObjectReplacements/Object 60" xlink:type="simple" xlink:show="embed" xlink:actuate="onLoad"/></draw:frame><text:s/>dans la base <draw:frame draw:style-name="fr1" draw:name="Objet63" text:anchor-type="as-char" svg:y="-0.624cm" svg:width="1.663cm" svg:height="0.826cm" draw:z-index="56"><draw:object xlink:href="./Object 59" xlink:type="simple" xlink:show="embed" xlink:actuate="onLoad"/><draw:image xlink:href="./ObjectReplacements/Object 59" xlink:type="simple" xlink:show="embed" xlink:actuate="onLoad"/></draw:frame></text:p>
      <text:p text:style-name="P32"/>
      <text:p text:style-name="P40"><text:span text:style-name="T10">Définition :</text:span><text:span text:style-name="T51"> Dans un repère </text:span><text:span text:style-name="T51"><draw:frame draw:style-name="fr1" draw:name="Objet57" text:anchor-type="as-char" svg:y="-0.626cm" svg:width="2.584cm" svg:height="0.804cm" draw:z-index="57"><draw:object xlink:href="./Object 72" xlink:type="simple" xlink:show="embed" xlink:actuate="onLoad"/><draw:image xlink:href="./ObjectReplacements/Object 72" xlink:type="simple" xlink:show="embed" xlink:actuate="onLoad"/><svg:desc>formule</svg:desc></draw:frame></text:span><text:span text:style-name="T51">, on appelle coordonnées du point</text:span><text:span text:style-name="T31"> </text:span><text:span text:style-name="T32">M</text:span><text:span text:style-name="T31"> l</text:span><text:span text:style-name="T2">es coordonnées du vecteur </text:span><text:span text:style-name="T2"><draw:frame draw:style-name="fr1" draw:name="Objet58" text:anchor-type="as-char" svg:y="-0.653cm" svg:width="1.311cm" svg:height="0.788cm" draw:z-index="58"><draw:object xlink:href="./Object 73" xlink:type="simple" xlink:show="embed" xlink:actuate="onLoad"/><draw:image xlink:href="./ObjectReplacements/Object 73" xlink:type="simple" xlink:show="embed" xlink:actuate="onLoad"/><svg:desc>formule</svg:desc></draw:frame></text:span><text:span text:style-name="T2">, c'est à dire les réels </text:span><text:span text:style-name="T3">x</text:span> <text:span text:style-name="T2">et </text:span><text:span text:style-name="T3">y</text:span> <text:span text:style-name="T2">tels que </text:span><text:span text:style-name="T2"><draw:frame draw:style-name="fr1" draw:name="Objet59" text:anchor-type="as-char" svg:y="-0.653cm" svg:width="4.108cm" svg:height="0.81cm" draw:z-index="59"><draw:object xlink:href="./Object 74" xlink:type="simple" xlink:show="embed" xlink:actuate="onLoad"/><draw:image xlink:href="./ObjectReplacements/Object 74" xlink:type="simple" xlink:show="embed" xlink:actuate="onLoad"/><svg:desc>formule</svg:desc></draw:frame></text:span><text:span text:style-name="T2"> :</text:span></text:p>
      <text:p text:style-name="P34"/>
      <text:p text:style-name="P39"><draw:frame draw:style-name="fr2" draw:name="Objet60" text:anchor-type="as-char" svg:y="-1.078cm" svg:width="9.837cm" svg:height="1.799cm" draw:z-index="60"><draw:object xlink:href="./Object 76" xlink:type="simple" xlink:show="embed" xlink:actuate="onLoad"/><draw:image xlink:href="./ObjectReplacements/Object 76" xlink:type="simple" xlink:show="embed" xlink:actuate="onLoad"/><svg:desc>formule</svg:desc></draw:frame></text:p>
      <text:p text:style-name="P34"/>
      <text:p text:style-name="P8">Ex :</text:p>
      <text:p text:style-name="P3"><text:span text:style-name="T5"><draw:g text:anchor-type="as-char" draw:z-index="27" draw:style-name="gr2"><draw:frame draw:style-name="gr46" draw:text-style-name="P86" svg:width="0.473cm" svg:height="0.599cm" svg:x="1.161cm" svg:y="3.064cm"><draw:image xlink:href="Pictures/20000016000001B200000208F117B892CC1BC5F8.svm" xlink:type="simple" xlink:show="embed" xlink:actuate="onLoad" loext:mime-type="image/x-svm"><text:p/></draw:image><draw:image xlink:href="Pictures/100002000000001000000014703B984DEB365984.png" xlink:type="simple" xlink:show="embed" xlink:actuate="onLoad" loext:mime-type="image/png"/></draw:frame><draw:frame draw:style-name="gr46" draw:text-style-name="P86" svg:width="0.473cm" svg:height="0.599cm" svg:x="1.184cm" svg:y="1.168cm"><draw:image xlink:href="Pictures/20000016000001B2000002080579898742E168F9.svm" xlink:type="simple" xlink:show="embed" xlink:actuate="onLoad" loext:mime-type="image/x-svm"><text:p/></draw:image><draw:image xlink:href="Pictures/100002000000001000000014E1537A7333F26EEF.png" xlink:type="simple" xlink:show="embed" xlink:actuate="onLoad" loext:mime-type="image/png"/></draw:frame><draw:g draw:style-name="gr4"><draw:g draw:style-name="gr4"><draw:line draw:style-name="gr47" draw:text-style-name="P76" svg:x1="0.001cm" svg:y1="0cm" svg:x2="0.001cm" svg:y2="3.962cm"><text:p/></draw:line><draw:line draw:style-name="gr47" draw:text-style-name="P76" svg:x1="0.993cm" svg:y1="0cm" svg:x2="0.997cm" svg:y2="3.962cm"><text:p/></draw:line><draw:line draw:style-name="gr47" draw:text-style-name="P76" svg:x1="1.985cm" svg:y1="0cm" svg:x2="1.985cm" svg:y2="3.962cm"><text:p/></draw:line><draw:line draw:style-name="gr47" draw:text-style-name="P76" svg:x1="2.973cm" svg:y1="0cm" svg:x2="2.977cm" svg:y2="3.962cm"><text:p/></draw:line><draw:line draw:style-name="gr47" draw:text-style-name="P76" svg:x1="3.965cm" svg:y1="0cm" svg:x2="3.969cm" svg:y2="3.962cm"><text:p/></draw:line><draw:line draw:style-name="gr47" draw:text-style-name="P76" svg:x1="4.957cm" svg:y1="0cm" svg:x2="4.957cm" svg:y2="3.962cm"><text:p/></draw:line></draw:g><draw:g draw:style-name="gr4"><draw:line draw:style-name="gr47" draw:text-style-name="P76" svg:x1="0.005cm" svg:y1="0cm" svg:x2="4.957cm" svg:y2="0.004cm"><text:p/></draw:line><draw:line draw:style-name="gr47" draw:text-style-name="P76" svg:x1="0.005cm" svg:y1="0.99cm" svg:x2="4.957cm" svg:y2="0.994cm"><text:p/></draw:line><draw:line draw:style-name="gr47" draw:text-style-name="P76" svg:x1="0.005cm" svg:y1="1.983cm" svg:x2="4.957cm" svg:y2="1.983cm"><text:p/></draw:line><draw:line draw:style-name="gr47" draw:text-style-name="P76" svg:x1="0.005cm" svg:y1="2.969cm" svg:x2="4.957cm" svg:y2="2.969cm"><text:p/></draw:line><draw:line draw:style-name="gr47" draw:text-style-name="P76" svg:x1="0.005cm" svg:y1="3.962cm" svg:x2="4.957cm" svg:y2="3.962cm"><text:p/></draw:line></draw:g></draw:g><draw:custom-shape draw:style-name="gr24" draw:text-style-name="P79" svg:width="0.163cm" svg:height="0.165cm" svg:x="0.91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8" svg:x1="1.018cm" svg:y1="2.964cm" svg:x2="2.043cm" svg:y2="2.962cm"><text:p/></draw:line><draw:line draw:style-name="gr25" draw:text-style-name="P78" svg:x1="0.986cm" svg:y1="2.965cm" svg:x2="1.993cm" svg:y2="0.967cm"><text:p/></draw:line><draw:frame draw:style-name="gr48" draw:text-style-name="P77" svg:width="0.611cm" svg:height="0.599cm" svg:x="3.577cm" svg:y="1.379cm"><draw:text-box><text:p text:style-name="P74"><text:span text:style-name="T56">M</text:span></text:p></draw:text-box></draw:frame><draw:custom-shape draw:style-name="gr24" draw:text-style-name="P79" svg:width="0.167cm" svg:height="0.163cm" svg:x="3.385cm" svg:y="1.9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87" svg:width="0.89cm" svg:height="0.821cm" svg:x="0.254cm" svg:y="2.895cm"><draw:text-box><text:p text:style-name="P74"><text:span text:style-name="T59">O</text:span></text:p></draw:text-box></draw:frame></draw:g></text:span><text:span text:style-name="T5"><text:s text:c="3"/></text:span><text:span text:style-name="T5"><draw:frame draw:style-name="fr1" draw:name="Objet61" text:anchor-type="as-char" svg:y="-0.931cm" svg:width="4.159cm" svg:height="1.52cm" draw:z-index="61"><draw:object xlink:href="./Object 77" xlink:type="simple" xlink:show="embed" xlink:actuate="onLoad"/><draw:image xlink:href="./ObjectReplacements/Object 77" xlink:type="simple" xlink:show="embed" xlink:actuate="onLoad"/><svg:desc>formule</svg:desc></draw:frame></text:span><text:span text:style-name="T20"><text:s/>donc </text:span><text:span text:style-name="T5"><draw:frame draw:style-name="fr1" draw:name="Objet62" text:anchor-type="as-char" svg:y="-1.399cm" svg:width="2.424cm" svg:height="2.501cm" draw:z-index="62"><draw:object xlink:href="./Object 78" xlink:type="simple" xlink:show="embed" xlink:actuate="onLoad"/><draw:image xlink:href="./ObjectReplacements/Object 78" xlink:type="simple" xlink:show="embed" xlink:actuate="onLoad"/><svg:desc>formule</svg:desc></draw:frame></text:span><text:span text:style-name="T20"><text:s/>donc </text:span><text:span text:style-name="T5"><draw:frame draw:style-name="fr1" draw:name="Objet72" text:anchor-type="as-char" svg:y="-1.009cm" svg:width="2.589cm" svg:height="1.674cm" draw:z-index="63"><draw:object xlink:href="./Object 79" xlink:type="simple" xlink:show="embed" xlink:actuate="onLoad"/><draw:image xlink:href="./ObjectReplacements/Object 79" xlink:type="simple" xlink:show="embed" xlink:actuate="onLoad"/><svg:desc>formule</svg:desc></draw:frame></text:span></text:p>
      <text:p text:style-name="P37"/>
      <text:p text:style-name="P37"/>
      <text:p text:style-name="P5">Vocabulaire :</text:p>
      <text:list xml:id="list150304783380097" text:continue-list="list150305073605718" text:style-name="tfPuce">
        <text:list-item>
          <text:p text:style-name="P56"><text:span text:style-name="T1">Si </text:span><text:span text:style-name="T1"><draw:frame draw:style-name="fr1" draw:name="Objet9" text:anchor-type="as-char" svg:y="-0.626cm" svg:width="0.55cm" svg:height="0.764cm" draw:z-index="0"><draw:object xlink:href="./Object 3" xlink:type="simple" xlink:show="embed" xlink:actuate="onLoad"/><draw:image xlink:href="./ObjectReplacements/Object 3" xlink:type="simple" xlink:show="embed" xlink:actuate="onLoad"/></draw:frame></text:span><text:span text:style-name="T1"><text:s/>et </text:span><text:span text:style-name="T1"><draw:frame draw:style-name="fr1" draw:name="Objet10" text:anchor-type="as-char" svg:y="-0.626cm" svg:width="0.674cm" svg:height="0.783cm" draw:z-index="1"><draw:object xlink:href="./Object 4" xlink:type="simple" xlink:show="embed" xlink:actuate="onLoad"/><draw:image xlink:href="./ObjectReplacements/Object 4" xlink:type="simple" xlink:show="embed" xlink:actuate="onLoad"/></draw:frame></text:span><text:span text:style-name="T1"><text:s/>sont perpendiculaires et de même longueur, le repère est dit </text:span><text:span text:style-name="T40">orthonorm</text:span><text:span text:style-name="T41">é</text:span><text:span text:style-name="T43">.</text:span></text:p>
        </text:list-item>
        <text:list-item>
          <text:p text:style-name="P57"><text:span text:style-name="T1">Si </text:span><text:span text:style-name="T1"><draw:frame draw:style-name="fr1" draw:name="Objet11" text:anchor-type="as-char" svg:y="-0.626cm" svg:width="0.55cm" svg:height="0.764cm" draw:z-index="2"><draw:object xlink:href="./Object 13" xlink:type="simple" xlink:show="embed" xlink:actuate="onLoad"/><draw:image xlink:href="./ObjectReplacements/Object 13" xlink:type="simple" xlink:show="embed" xlink:actuate="onLoad"/><svg:desc>formule</svg:desc></draw:frame></text:span><text:span text:style-name="T1"><text:s/>et </text:span><text:span text:style-name="T1"><draw:frame draw:style-name="fr1" draw:name="Objet12" text:anchor-type="as-char" svg:y="-0.626cm" svg:width="0.674cm" svg:height="0.783cm" draw:z-index="64"><draw:object xlink:href="./Object 14" xlink:type="simple" xlink:show="embed" xlink:actuate="onLoad"/><draw:image xlink:href="./ObjectReplacements/Object 14" xlink:type="simple" xlink:show="embed" xlink:actuate="onLoad"/><svg:desc>formule</svg:desc></draw:frame></text:span><text:span text:style-name="T1"><text:s/>sont seulement perpendiculaires, le repère est dit </text:span><text:span text:style-name="T40">orthogonal</text:span><text:span text:style-name="T43">.</text:span></text:p>
        </text:list-item>
        <text:list-item>
          <text:p text:style-name="P57"><text:span text:style-name="T1">Si </text:span><text:span text:style-name="T1"><draw:frame draw:style-name="fr1" draw:name="Objet135" text:anchor-type="as-char" svg:y="-0.626cm" svg:width="0.55cm" svg:height="0.764cm" draw:z-index="65"><draw:object xlink:href="./Object 135" xlink:type="simple" xlink:show="embed" xlink:actuate="onLoad"/><draw:image xlink:href="./ObjectReplacements/Object 135" xlink:type="simple" xlink:show="embed" xlink:actuate="onLoad"/><svg:desc>formule</svg:desc></draw:frame></text:span><text:span text:style-name="T1"><text:s/>et </text:span><text:span text:style-name="T1"><draw:frame draw:style-name="fr1" draw:name="Objet136" text:anchor-type="as-char" svg:y="-0.626cm" svg:width="0.674cm" svg:height="0.783cm" draw:z-index="66"><draw:object xlink:href="./Object 136" xlink:type="simple" xlink:show="embed" xlink:actuate="onLoad"/><draw:image xlink:href="./ObjectReplacements/Object 136" xlink:type="simple" xlink:show="embed" xlink:actuate="onLoad"/><svg:desc>formule</svg:desc></draw:frame></text:span><text:span text:style-name="T1"><text:s/>ne sont pas perpendiculaires, le repère est dit </text:span><text:span text:style-name="T42">quelconque</text:span><text:span text:style-name="T43">.</text:span></text:p>
        </text:list-item>
      </text:list>
      <text:p text:style-name="P18"/>
      <text:p text:style-name="P38"><draw:frame text:anchor-type="paragraph" draw:z-index="3" draw:style-name="gr1" draw:text-style-name="P73" svg:width="5.677cm" svg:height="2.924cm" svg:x="13.323cm" svg:y="0.409cm"><draw:text-box><text:p><text:span text:style-name="T54">Feuille 8.1 : 1 à 7</text:span></text:p><text:p><text:span text:style-name="T54"/></text:p><text:p><text:span text:style-name="T54">p143 : 58</text:span></text:p><text:p><text:span text:style-name="T54">p144 : 64, 65, 67, 68</text:span></text:p></draw:text-box></draw:frame></text:p>
      <text:list xml:id="list150305474850146" text:continue-list="list3095737067" text:style-name="tfNum_20_I_29_">
        <text:list-item>
          <text:p text:style-name="P54">Propriétés</text:p>
        </text:list-item>
      </text:list>
      <text:p text:style-name="P48"><text:span text:style-name="T6">Soient </text:span><text:span text:style-name="T6"><draw:frame draw:style-name="fr1" draw:name="Objet16" text:anchor-type="as-char" svg:y="-0.626cm" svg:width="2.584cm" svg:height="0.804cm" draw:z-index="67"><draw:object xlink:href="./Object 30" xlink:type="simple" xlink:show="embed" xlink:actuate="onLoad"/><draw:image xlink:href="./ObjectReplacements/Object 30" xlink:type="simple" xlink:show="embed" xlink:actuate="onLoad"/><svg:desc>formule</svg:desc></draw:frame></text:span><text:span text:style-name="T6"><text:s/>un repère, </text:span><text:span text:style-name="T6"><draw:frame draw:style-name="fr1" draw:name="Objet23" text:anchor-type="as-char" svg:y="-0.566cm" svg:width="0.55cm" svg:height="0.704cm" draw:z-index="68"><draw:object xlink:href="./Object 20" xlink:type="simple" xlink:show="embed" xlink:actuate="onLoad"/><draw:image xlink:href="./ObjectReplacements/Object 20" xlink:type="simple" xlink:show="embed" xlink:actuate="onLoad"/></draw:frame></text:span><text:span text:style-name="T6">, </text:span><text:span text:style-name="T6"><draw:frame draw:style-name="fr1" draw:name="Objet27" text:anchor-type="as-char" svg:y="-0.566cm" svg:width="0.55cm" svg:height="0.704cm" draw:z-index="69"><draw:object xlink:href="./Object 26" xlink:type="simple" xlink:show="embed" xlink:actuate="onLoad"/><draw:image xlink:href="./ObjectReplacements/Object 26" xlink:type="simple" xlink:show="embed" xlink:actuate="onLoad"/></draw:frame></text:span><text:span text:style-name="T6"><text:s/>et </text:span><text:span text:style-name="T6"><draw:frame draw:style-name="fr1" draw:name="Objet1" text:anchor-type="as-char" svg:y="-0.566cm" svg:width="0.672cm" svg:height="0.704cm" draw:z-index="70"><draw:object xlink:href="./Object 6" xlink:type="simple" xlink:show="embed" xlink:actuate="onLoad"/><draw:image xlink:href="./ObjectReplacements/Object 6" xlink:type="simple" xlink:show="embed" xlink:actuate="onLoad"/><svg:desc>formule</svg:desc></draw:frame></text:span><text:span text:style-name="T6"><text:s/>des vecteurs, </text:span><text:span text:style-name="T4">k</text:span><text:span text:style-name="T6"> un réel, </text:span><text:span text:style-name="T28">et A, B, </text:span><text:span text:style-name="T30">I</text:span><text:span text:style-name="T28"> des p</text:span><text:span text:style-name="T6">oints :</text:span></text:p>
      <text:p text:style-name="P44"/>
      <text:list xml:id="list150306303600744" text:continue-list="list150304783380097" text:style-name="tfPuce">
        <text:list-item>
          <text:p text:style-name="P68"><draw:frame draw:style-name="fr1" draw:name="Objet28" text:anchor-type="as-char" svg:y="-0.963cm" svg:width="4.173cm" svg:height="1.813cm" draw:z-index="71"><draw:object xlink:href="./Object 32" xlink:type="simple" xlink:show="embed" xlink:actuate="onLoad"/><draw:image xlink:href="./ObjectReplacements/Object 32" xlink:type="simple" xlink:show="embed" xlink:actuate="onLoad"/></draw:frame></text:p>
        </text:list-item>
        <text:list-item>
          <text:p text:style-name="P70"><draw:frame draw:style-name="fr3" draw:name="Objet30" text:anchor-type="as-char" svg:y="-0.963cm" svg:width="6.195cm" svg:height="1.794cm" draw:z-index="72"><draw:object xlink:href="./Object 5" xlink:type="simple" xlink:show="embed" xlink:actuate="onLoad"/><draw:image xlink:href="./ObjectReplacements/Object 5" xlink:type="simple" xlink:show="embed" xlink:actuate="onLoad"/></draw:frame></text:p>
        </text:list-item>
        <text:list-item>
          <text:p text:style-name="P69"><draw:frame draw:style-name="fr3" draw:name="Objet32" text:anchor-type="as-char" svg:y="-0.965cm" svg:width="5.106cm" svg:height="1.794cm" draw:z-index="73"><draw:object xlink:href="./Object 36" xlink:type="simple" xlink:show="embed" xlink:actuate="onLoad"/><draw:image xlink:href="./ObjectReplacements/Object 36" xlink:type="simple" xlink:show="embed" xlink:actuate="onLoad"/><svg:desc>formule</svg:desc></draw:frame></text:p>
        </text:list-item>
        <text:list-item>
          <text:p text:style-name="P71"><text:span text:style-name="T6"><draw:frame draw:style-name="fr1" draw:name="Objet38" text:anchor-type="as-char" svg:y="-0.651cm" svg:width="6.839cm" svg:height="0.788cm" draw:z-index="74"><draw:object xlink:href="./Object 1" xlink:type="simple" xlink:show="embed" xlink:actuate="onLoad"/><draw:image xlink:href="./ObjectReplacements/Object 1" xlink:type="simple" xlink:show="embed" xlink:actuate="onLoad"/><svg:desc>formule</svg:desc></draw:frame></text:span><text:span text:style-name="T6"><text:line-break/>donc les coordonnées de </text:span><text:span text:style-name="T6"><draw:frame draw:style-name="fr1" draw:name="Objet33" text:anchor-type="as-char" svg:y="-0.651cm" svg:width="1.147cm" svg:height="0.787cm" draw:z-index="75"><draw:object xlink:href="./Object 37" xlink:type="simple" xlink:show="embed" xlink:actuate="onLoad"/><draw:image xlink:href="./ObjectReplacements/Object 37" xlink:type="simple" xlink:show="embed" xlink:actuate="onLoad"/><svg:desc>formule</svg:desc></draw:frame></text:span><text:span text:style-name="T6"><text:s/>sont :</text:span><text:span text:style-name="T6"><draw:frame draw:style-name="fr4" draw:name="Objet34" text:anchor-type="as-char" svg:y="-0.991cm" svg:width="3.852cm" svg:height="1.901cm" draw:z-index="76"><draw:object xlink:href="./Object 38" xlink:type="simple" xlink:show="embed" xlink:actuate="onLoad"/><draw:image xlink:href="./ObjectReplacements/Object 38" xlink:type="simple" xlink:show="embed" xlink:actuate="onLoad"/><svg:desc>formule</svg:desc></draw:frame></text:span></text:p>
        </text:list-item>
        <text:list-item>
          <text:p text:style-name="P70"><text:span text:style-name="T28">I </text:span><text:span text:style-name="T29">est </text:span><text:span text:style-name="T28">le milieu de [AB]</text:span><text:span text:style-name="T6"><draw:frame draw:style-name="fr3" draw:name="Objet36" text:anchor-type="as-char" svg:y="-1.879cm" svg:width="4.122cm" svg:height="3.531cm" draw:z-index="77"><draw:object xlink:href="./Object 40" xlink:type="simple" xlink:show="embed" xlink:actuate="onLoad"/><draw:image xlink:href="./ObjectReplacements/Object 40" xlink:type="simple" xlink:show="embed" xlink:actuate="onLoad"/><svg:desc>formule</svg:desc></draw:frame></text:span></text:p>
        </text:list-item>
        <text:list-item>
          <text:p text:style-name="P72"><text:span text:style-name="T6">Si </text:span><text:span text:style-name="T6"><draw:frame draw:style-name="fr1" draw:name="Objet35" text:anchor-type="as-char" svg:y="-0.626cm" svg:width="2.584cm" svg:height="0.804cm" draw:z-index="78"><draw:object xlink:href="./Object 39" xlink:type="simple" xlink:show="embed" xlink:actuate="onLoad"/><draw:image xlink:href="./ObjectReplacements/Object 39" xlink:type="simple" xlink:show="embed" xlink:actuate="onLoad"/></draw:frame></text:span><text:span text:style-name="T6"><text:s/>est orthonormé :<text:tab/></text:span><text:span text:style-name="T6"><draw:frame draw:style-name="fr1" draw:name="Objet2" text:anchor-type="as-char" svg:y="-0.723cm" svg:width="4.059cm" svg:height="0.975cm" draw:z-index="79"><draw:object xlink:href="./Object 2" xlink:type="simple" xlink:show="embed" xlink:actuate="onLoad"/><draw:image xlink:href="./ObjectReplacements/Object 2" xlink:type="simple" xlink:show="embed" xlink:actuate="onLoad"/><svg:desc>formule</svg:desc></draw:frame></text:span><text:span text:style-name="T6"><text:line-break/><text:tab/></text:span><text:span text:style-name="T6"><draw:frame draw:style-name="fr1" draw:name="Objet37" text:anchor-type="as-char" svg:y="-0.723cm" svg:width="9.394cm" svg:height="0.975cm" draw:z-index="80"><draw:object xlink:href="./Object 41" xlink:type="simple" xlink:show="embed" xlink:actuate="onLoad"/><draw:image xlink:href="./ObjectReplacements/Object 41" xlink:type="simple" xlink:show="embed" xlink:actuate="onLoad"/></draw:frame></text:span></text:p>
        </text:list-item>
      </text:list>
      <text:p text:style-name="P43"/>
      <text:p text:style-name="P49"><draw:g text:anchor-type="as-char" draw:z-index="4" draw:style-name="gr2"><draw:frame draw:style-name="gr3" draw:text-style-name="P75" svg:width="0.154cm" svg:height="0.694cm" svg:x="0cm" svg:y="0cm"><draw:text-box><text:p text:style-name="P74"><text:span text:style-name="T55"><text:s/></text:span></text:p></draw:text-box></draw:frame><draw:g draw:style-name="gr4"><draw:g draw:style-name="gr4"><draw:line draw:style-name="gr5" draw:text-style-name="P76" svg:x1="0.025cm" svg:y1="0.014cm" svg:x2="0.025cm" svg:y2="5.888cm"><text:p/></draw:line><draw:line draw:style-name="gr6" draw:text-style-name="P76" svg:x1="1.496cm" svg:y1="0.014cm" svg:x2="1.502cm" svg:y2="5.888cm"><text:p/></draw:line><draw:line draw:style-name="gr7" draw:text-style-name="P76" svg:x1="2.966cm" svg:y1="0.014cm" svg:x2="2.966cm" svg:y2="5.888cm"><text:p/></draw:line><draw:line draw:style-name="gr8" draw:text-style-name="P76" svg:x1="4.431cm" svg:y1="0.014cm" svg:x2="4.437cm" svg:y2="5.888cm"><text:p/></draw:line><draw:line draw:style-name="gr9" draw:text-style-name="P76" svg:x1="5.901cm" svg:y1="0.014cm" svg:x2="5.907cm" svg:y2="5.888cm"><text:p/></draw:line><draw:line draw:style-name="gr10" draw:text-style-name="P76" svg:x1="7.372cm" svg:y1="0.014cm" svg:x2="7.372cm" svg:y2="5.888cm"><text:p/></draw:line></draw:g><draw:g draw:style-name="gr4"><draw:line draw:style-name="gr11" draw:text-style-name="P76" svg:x1="0.031cm" svg:y1="0.014cm" svg:x2="7.372cm" svg:y2="0.02cm"><text:p/></draw:line><draw:line draw:style-name="gr12" draw:text-style-name="P76" svg:x1="0.031cm" svg:y1="1.48cm" svg:x2="7.372cm" svg:y2="1.486cm"><text:p/></draw:line><draw:line draw:style-name="gr13" draw:text-style-name="P76" svg:x1="0.031cm" svg:y1="2.954cm" svg:x2="7.372cm" svg:y2="2.954cm"><text:p/></draw:line><draw:line draw:style-name="gr14" draw:text-style-name="P76" svg:x1="0.031cm" svg:y1="4.419cm" svg:x2="7.372cm" svg:y2="4.419cm"><text:p/></draw:line><draw:line draw:style-name="gr15" draw:text-style-name="P76" svg:x1="0.031cm" svg:y1="5.888cm" svg:x2="7.372cm" svg:y2="5.888cm"><text:p/></draw:line></draw:g></draw:g><draw:frame draw:style-name="gr16" draw:text-style-name="P77" svg:width="0.708cm" svg:height="0.837cm" svg:x="1.034cm" svg:y="4.436cm"><draw:text-box><text:p text:style-name="P74"><text:span text:style-name="T56">O</text:span></text:p></draw:text-box></draw:frame><draw:line draw:style-name="gr17" draw:text-style-name="P78" svg:x1="1.533cm" svg:y1="4.411cm" svg:x2="3.053cm" svg:y2="4.408cm"><text:p/></draw:line><draw:line draw:style-name="gr17" draw:text-style-name="P78" svg:x1="1.485cm" svg:y1="4.411cm" svg:x2="1.497cm" svg:y2="2.905cm"><text:p/></draw:line><draw:frame draw:style-name="gr18" draw:text-style-name="P77" svg:width="0.354cm" svg:height="0.604cm" svg:x="2.489cm" svg:y="2.27cm"><draw:text-box><text:p text:style-name="P74"><text:span text:style-name="T56">A</text:span></text:p></draw:text-box></draw:frame><draw:custom-shape draw:style-name="gr19" draw:text-style-name="P79" svg:width="0.152cm" svg:height="0.151cm" svg:x="2.896cm" svg:y="2.88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78" svg:x1="0.016cm" svg:y1="4.41cm" svg:x2="7.381cm" svg:y2="4.41cm"><text:p/></draw:line><draw:line draw:style-name="gr21" draw:text-style-name="P78" svg:x1="1.497cm" svg:y1="0.018cm" svg:x2="1.497cm" svg:y2="5.889cm"><text:p/></draw:line><draw:frame draw:style-name="gr22" draw:text-style-name="P77" svg:width="0.406cm" svg:height="0.586cm" svg:x="5.479cm" svg:y="0.866cm"><draw:text-box><text:p text:style-name="P74"><text:span text:style-name="T56">B</text:span></text:p></draw:text-box></draw:frame><draw:custom-shape draw:style-name="gr19" draw:text-style-name="P79" svg:width="0.151cm" svg:height="0.151cm" svg:x="5.826cm" svg:y="1.4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2" draw:text-style-name="P77" svg:width="0.257cm" svg:height="0.586cm" svg:x="4.131cm" svg:y="1.535cm"><draw:text-box><text:p text:style-name="P74"><text:span text:style-name="T56">I</text:span></text:p></draw:text-box></draw:frame><draw:custom-shape draw:style-name="gr19" draw:text-style-name="P79" svg:width="0.151cm" svg:height="0.151cm" svg:x="4.369cm" svg:y="2.1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1" draw:text-style-name="P78" svg:x1="2.965cm" svg:y1="2.956cm" svg:x2="5.9cm" svg:y2="1.488cm"><text:p/></draw:line></draw:g></text:p>
      <text:p text:style-name="Standard"><draw:frame text:anchor-type="paragraph" draw:z-index="10" draw:style-name="gr23" draw:text-style-name="P73" svg:width="8.861cm" svg:height="1.463cm" svg:x="10.146cm" svg:y="2.459cm"><draw:text-box><text:p><text:span text:style-name="T54">p174 : 56, 57</text:span></text:p><text:p><text:span text:style-name="T54">p175 : 58, 59, 61, 63, 64, 65, 66</text:span></text:p></draw:text-box></draw:frame><draw:frame text:anchor-type="paragraph" draw:z-index="29" draw:style-name="gr51" draw:text-style-name="P73" svg:width="8.861cm" svg:height="1.463cm" svg:x="0cm" svg:y="2.459cm"><draw:text-box><text:p><text:span text:style-name="T54">p144 : 70, 72, 73, 74, 76</text:span></text:p><text:p><text:span text:style-name="T54">p150 : 131, 132, 133, 136</text:span></text:p></draw:text-box></draw:frame></text:p>
      <text:list xml:id="list150306601604522" text:continue-list="list150305474850146" text:style-name="tfNum_20_I_29_">
        <text:list-item>
          <text:p text:style-name="P54">D<text:span text:style-name="T18">ans les exercices</text:span></text:p>
        </text:list-item>
      </text:list>
      <text:p text:style-name="P9"><text:span text:style-name="T8">Ex </text:span><text:span text:style-name="T9">1</text:span><text:span text:style-name="T8"> :</text:span><text:span text:style-name="T19"> Soit </text:span><text:span text:style-name="T19"><draw:frame draw:style-name="fr1" draw:name="Objet75" text:anchor-type="as-char" svg:y="-0.626cm" svg:width="2.584cm" svg:height="0.804cm" draw:z-index="5"><draw:object xlink:href="./Object 75" xlink:type="simple" xlink:show="embed" xlink:actuate="onLoad"/><draw:image xlink:href="./ObjectReplacements/Object 75" xlink:type="simple" xlink:show="embed" xlink:actuate="onLoad"/></draw:frame></text:span><text:span text:style-name="T19"><text:s/>un repère et deux point A(1 ; 2) et B(4 ; 1).</text:span></text:p>
      <text:list xml:id="list1091454441" text:style-name="Numbering_20_1">
        <text:list-item>
          <text:p text:style-name="P58"><text:span text:style-name="T26">Déterminer les coordonnées du vecteur </text:span><text:span text:style-name="T26"><draw:frame draw:style-name="fr1" draw:name="Objet39" text:anchor-type="as-char" svg:y="-0.653cm" svg:width="1.15cm" svg:height="0.788cm" draw:z-index="6"><draw:object xlink:href="./Object 7" xlink:type="simple" xlink:show="embed" xlink:actuate="onLoad"/><draw:image xlink:href="./ObjectReplacements/Object 7" xlink:type="simple" xlink:show="embed" xlink:actuate="onLoad"/></draw:frame></text:span>.</text:p>
        </text:list-item>
        <text:list-item>
          <text:p text:style-name="P58">Déterminer les coordonnées de C le symétrique de B par rapport à A.</text:p>
        </text:list-item>
        <text:list-item>
          <text:p text:style-name="P60"><text:span text:style-name="T19">Déterminer les coordonnées du point D tel que </text:span><text:span text:style-name="T19"><draw:frame draw:style-name="fr1" draw:name="Objet89" text:anchor-type="as-char" svg:y="-0.653cm" svg:width="3.844cm" svg:height="0.79cm" draw:z-index="7"><draw:object xlink:href="./Object 90" xlink:type="simple" xlink:show="embed" xlink:actuate="onLoad"/><draw:image xlink:href="./ObjectReplacements/Object 90" xlink:type="simple" xlink:show="embed" xlink:actuate="onLoad"/></draw:frame></text:span><text:span text:style-name="T19">.</text:span></text:p>
        </text:list-item>
      </text:list>
      <text:p text:style-name="P14"/>
      <text:p text:style-name="P14"/>
      <text:p text:style-name="P6">Rédaction :</text:p>
      <text:list xml:id="list150306702144984" text:continue-list="list1091454441" text:style-name="Numbering_20_1">
        <text:list-item text:start-value="1">
          <text:p text:style-name="P61"><text:span text:style-name="T26">Coordonnées de </text:span><text:span text:style-name="T26"><draw:frame draw:style-name="fr1" draw:name="Objet40" text:anchor-type="as-char" svg:y="-0.653cm" svg:width="1.15cm" svg:height="0.788cm" draw:z-index="8"><draw:object xlink:href="./Object 31" xlink:type="simple" xlink:show="embed" xlink:actuate="onLoad"/><draw:image xlink:href="./ObjectReplacements/Object 31" xlink:type="simple" xlink:show="embed" xlink:actuate="onLoad"/></draw:frame></text:span>.</text:p>
        </text:list-item>
      </text:list>
      <text:p text:style-name="P9"><text:span text:style-name="T19">Par hypothèse, A(1 ; 2) et B(4 ; 1) donc </text:span><text:span text:style-name="T19"><draw:frame draw:style-name="fr5" draw:name="Objet90" text:anchor-type="as-char" svg:y="-1.041cm" svg:width="2.611cm" svg:height="1.7cm" draw:z-index="9"><draw:object xlink:href="./Object 91" xlink:type="simple" xlink:show="embed" xlink:actuate="onLoad"/><draw:image xlink:href="./ObjectReplacements/Object 91" xlink:type="simple" xlink:show="embed" xlink:actuate="onLoad"/><svg:desc>1695</svg:desc></draw:frame></text:span></text:p>
      <text:p text:style-name="P15"/>
      <text:p text:style-name="P15"/>
      <text:list xml:id="list150305197125174" text:continue-numbering="true" text:style-name="Numbering_20_1">
        <text:list-item>
          <text:p text:style-name="P65">Coordonnées de <text:span text:style-name="T26">C</text:span>.</text:p>
        </text:list-item>
      </text:list>
      <text:p text:style-name="P16">Par hypothèse, C est le symétrique de B par rapport à A</text:p>
      <text:p text:style-name="P16">donc A est le milieu de [BC]</text:p>
      <text:p text:style-name="P10"><text:span text:style-name="T19">donc </text:span><text:span text:style-name="T19"><draw:frame draw:style-name="fr1" draw:name="Objet41" text:anchor-type="as-char" svg:y="-1.886cm" svg:width="3.611cm" svg:height="3.565cm" draw:z-index="11"><draw:object xlink:href="./Object 42" xlink:type="simple" xlink:show="embed" xlink:actuate="onLoad"/><draw:image xlink:href="./ObjectReplacements/Object 42" xlink:type="simple" xlink:show="embed" xlink:actuate="onLoad"/><svg:desc>formule</svg:desc></draw:frame></text:span><text:span text:style-name="T23"><text:s/>donc </text:span><text:span text:style-name="T19"><draw:frame draw:style-name="fr1" draw:name="Objet42" text:anchor-type="as-char" svg:y="-1.886cm" svg:width="2.94cm" svg:height="3.565cm" draw:z-index="12"><draw:object xlink:href="./Object 43" xlink:type="simple" xlink:show="embed" xlink:actuate="onLoad"/><draw:image xlink:href="./ObjectReplacements/Object 43" xlink:type="simple" xlink:show="embed" xlink:actuate="onLoad"/><svg:desc>formule</svg:desc></draw:frame></text:span><text:span text:style-name="T23"><text:s/>donc </text:span><text:span text:style-name="T19"><draw:frame draw:style-name="fr1" draw:name="Objet43" text:anchor-type="as-char" svg:y="-0.963cm" svg:width="2.492cm" svg:height="1.813cm" draw:z-index="13"><draw:object xlink:href="./Object 44" xlink:type="simple" xlink:show="embed" xlink:actuate="onLoad"/><draw:image xlink:href="./ObjectReplacements/Object 44" xlink:type="simple" xlink:show="embed" xlink:actuate="onLoad"/><svg:desc>formule</svg:desc></draw:frame></text:span><text:span text:style-name="T23"><text:s/>donc </text:span><text:span text:style-name="T25">C(–2 ; 3)</text:span><text:span text:style-name="T24"> </text:span></text:p>
      <text:p text:style-name="P42"/>
      <text:p text:style-name="P41"/>
      <text:list xml:id="list150306787000103" text:continue-numbering="true" text:style-name="Numbering_20_1">
        <text:list-item>
          <text:p text:style-name="P66">Coordonnées de <text:span text:style-name="T26">D</text:span>.</text:p>
        </text:list-item>
      </text:list>
      <text:p text:style-name="P12"><text:span text:style-name="T14">Par hypothèse, </text:span><text:span text:style-name="T13"><draw:frame draw:style-name="fr5" draw:name="Objet103" text:anchor-type="as-char" svg:y="-0.653cm" svg:width="3.844cm" svg:height="0.79cm" draw:z-index="15"><draw:object xlink:href="./Object 103" xlink:type="simple" xlink:show="embed" xlink:actuate="onLoad"/><draw:image xlink:href="./ObjectReplacements/Object 103" xlink:type="simple" xlink:show="embed" xlink:actuate="onLoad"/><svg:desc>formule</svg:desc></draw:frame></text:span><text:span text:style-name="T13"><text:s/></text:span><text:span text:style-name="T16">donc</text:span><text:span text:style-name="T21"> </text:span><text:span text:style-name="T21"><draw:frame draw:style-name="fr1" draw:name="Objet101" text:anchor-type="as-char" svg:y="-0.963cm" svg:width="6.987cm" svg:height="1.813cm" draw:z-index="16"><draw:object xlink:href="./Object 104" xlink:type="simple" xlink:show="embed" xlink:actuate="onLoad"/><draw:image xlink:href="./ObjectReplacements/Object 104" xlink:type="simple" xlink:show="embed" xlink:actuate="onLoad"/><svg:desc>formule</svg:desc></draw:frame></text:span></text:p>
      <text:p text:style-name="P23"><text:span text:style-name="T16">donc</text:span><text:span text:style-name="T12"> </text:span><text:span text:style-name="T12"><draw:frame draw:style-name="fr1" draw:name="Objet102" text:anchor-type="as-char" svg:y="-0.963cm" svg:width="6.306cm" svg:height="1.813cm" draw:z-index="17"><draw:object xlink:href="./Object 102" xlink:type="simple" xlink:show="embed" xlink:actuate="onLoad"/><draw:image xlink:href="./ObjectReplacements/Object 102" xlink:type="simple" xlink:show="embed" xlink:actuate="onLoad"/></draw:frame></text:span></text:p>
      <text:p text:style-name="P22"><text:span text:style-name="T16">donc</text:span><text:span text:style-name="T12"> </text:span><text:span text:style-name="T12"><draw:frame draw:style-name="fr1" draw:name="Objet92" text:anchor-type="as-char" svg:y="-0.963cm" svg:width="3.341cm" svg:height="1.813cm" draw:z-index="18"><draw:object xlink:href="./Object 93" xlink:type="simple" xlink:show="embed" xlink:actuate="onLoad"/><draw:image xlink:href="./ObjectReplacements/Object 93" xlink:type="simple" xlink:show="embed" xlink:actuate="onLoad"/><svg:desc>formule</svg:desc></draw:frame></text:span></text:p>
      <text:p text:style-name="P24"><text:span text:style-name="T22">donc</text:span><text:span text:style-name="T21"> </text:span><text:span text:style-name="T21"><draw:frame draw:style-name="fr1" draw:name="Objet104" text:anchor-type="as-char" svg:y="-0.963cm" svg:width="2.686cm" svg:height="1.813cm" draw:z-index="19"><draw:object xlink:href="./Object 105" xlink:type="simple" xlink:show="embed" xlink:actuate="onLoad"/><draw:image xlink:href="./ObjectReplacements/Object 105" xlink:type="simple" xlink:show="embed" xlink:actuate="onLoad"/><svg:desc>formule</svg:desc></draw:frame></text:span><text:span text:style-name="T12"><text:tab/></text:span><text:span text:style-name="T15"><draw:frame draw:style-name="fr5" draw:name="Objet105" text:anchor-type="as-char" svg:y="-1.087cm" svg:width="2.598cm" svg:height="1.674cm" draw:z-index="20"><draw:object xlink:href="./Object 106" xlink:type="simple" xlink:show="embed" xlink:actuate="onLoad"/><draw:image xlink:href="./ObjectReplacements/Object 106" xlink:type="simple" xlink:show="embed" xlink:actuate="onLoad"/></draw:frame></text:span></text:p>
      <text:p text:style-name="P45"><text:span text:style-name="T8">Ex </text:span><text:span text:style-name="T9">2</text:span><text:span text:style-name="T8"> :</text:span><text:span text:style-name="T19"> Soit un parallélogramme non aplati ABCD et E le point tel que </text:span><text:span text:style-name="T19"><draw:frame draw:style-name="fr1" draw:name="Objet3" text:anchor-type="as-char" svg:y="-0.653cm" svg:width="4.046cm" svg:height="0.788cm" draw:z-index="35"><draw:object xlink:href="./Object 33" xlink:type="simple" xlink:show="embed" xlink:actuate="onLoad"/><draw:image xlink:href="./ObjectReplacements/Object 33" xlink:type="simple" xlink:show="embed" xlink:actuate="onLoad"/></draw:frame></text:span><text:span text:style-name="T19">.</text:span></text:p>
      <text:list xml:id="list150306136443637" text:continue-list="list150306787000103" text:style-name="Numbering_20_1">
        <text:list-item text:start-value="1">
          <text:p text:style-name="P59"><text:span text:style-name="T33">Justifier que </text:span><text:span text:style-name="T33"><draw:frame draw:style-name="fr1" draw:name="Objet4" text:anchor-type="as-char" svg:y="-0.653cm" svg:width="3.653cm" svg:height="0.834cm" draw:z-index="36"><draw:object xlink:href="./Object 10" xlink:type="simple" xlink:show="embed" xlink:actuate="onLoad"/><draw:image xlink:href="./ObjectReplacements/Object 10" xlink:type="simple" xlink:show="embed" xlink:actuate="onLoad"/></draw:frame></text:span><text:span text:style-name="T33"><text:s/>est un repère du plan</text:span>.</text:p>
        </text:list-item>
        <text:list-item>
          <text:p text:style-name="P59">Déterminer les coordonnées de<text:span text:style-name="T33">s cinq points de la figure dans ce repère</text:span>.</text:p>
        </text:list-item>
        <text:list-item>
          <text:p text:style-name="P67">Montrer que C est le milieu de [AE].</text:p>
        </text:list-item>
      </text:list>
      <text:p text:style-name="P17"/>
      <text:p text:style-name="P17"/>
      <text:p text:style-name="P7">Rédaction :</text:p>
      <text:list xml:id="list150306669872062" text:continue-list="list150306136443637" text:style-name="Numbering_20_1">
        <text:list-item text:start-value="1">
          <text:p text:style-name="P62"><text:span text:style-name="T34">Repère du plan</text:span>.</text:p>
        </text:list-item>
      </text:list>
      <text:p text:style-name="P27"><text:span text:style-name="T19">Par hypothèse, ABCD est un parallélogramme non aplati donc</text:span><text:span text:style-name="T37"> </text:span><text:span text:style-name="T37"><draw:frame draw:style-name="fr1" draw:name="Objet6" text:anchor-type="as-char" svg:y="-0.653cm" svg:width="1.154cm" svg:height="0.788cm" draw:z-index="81"><draw:object xlink:href="./Object 12" xlink:type="simple" xlink:show="embed" xlink:actuate="onLoad"/><draw:image xlink:href="./ObjectReplacements/Object 12" xlink:type="simple" xlink:show="embed" xlink:actuate="onLoad"/></draw:frame></text:span><text:span text:style-name="T37"><text:s/>et </text:span><text:span text:style-name="T37"><draw:frame draw:style-name="fr1" draw:name="Objet7" text:anchor-type="as-char" svg:y="-0.651cm" svg:width="1.199cm" svg:height="0.788cm" draw:z-index="82"><draw:object xlink:href="./Object 18" xlink:type="simple" xlink:show="embed" xlink:actuate="onLoad"/><draw:image xlink:href="./ObjectReplacements/Object 18" xlink:type="simple" xlink:show="embed" xlink:actuate="onLoad"/></draw:frame></text:span><text:span text:style-name="T37"><text:s/>sont deux vecteurs non nuls de directions différentes donc </text:span><text:span text:style-name="T37"><draw:frame draw:style-name="fr1" draw:name="Objet5" text:anchor-type="as-char" svg:y="-0.653cm" svg:width="3.653cm" svg:height="0.834cm" draw:z-index="37"><draw:object xlink:href="./Object 11" xlink:type="simple" xlink:show="embed" xlink:actuate="onLoad"/><draw:image xlink:href="./ObjectReplacements/Object 11" xlink:type="simple" xlink:show="embed" xlink:actuate="onLoad"/><svg:desc>formule</svg:desc></draw:frame></text:span><text:span text:style-name="T37"><text:s/>est bien un repère du plan.</text:span></text:p>
      <text:p text:style-name="P25"/>
      <text:p text:style-name="P25"/>
      <text:list xml:id="list150306644296926" text:continue-numbering="true" text:style-name="Numbering_20_1">
        <text:list-item>
          <text:p text:style-name="P63"><text:span text:style-name="T34">Coordonnées des points</text:span>.</text:p>
        </text:list-item>
      </text:list>
      <text:p text:style-name="P11"><text:span text:style-name="T19">A est l'origine du repère donc </text:span><text:span text:style-name="T37">A(0 ; 0)</text:span></text:p>
      <text:p text:style-name="P19">On a : <draw:frame draw:style-name="fr1" draw:name="Objet29" text:anchor-type="as-char" svg:y="-0.653cm" svg:width="5.814cm" svg:height="0.788cm" draw:z-index="40"><draw:object xlink:href="./Object 34" xlink:type="simple" xlink:show="embed" xlink:actuate="onLoad"/><draw:image xlink:href="./ObjectReplacements/Object 34" xlink:type="simple" xlink:show="embed" xlink:actuate="onLoad"/></draw:frame><text:s/>donc <text:span text:style-name="T36">B(1 ; 0)</text:span></text:p>
      <text:p text:style-name="P20"><text:span text:style-name="T15">D</text:span><text:span text:style-name="T11">e même : </text:span><text:span text:style-name="T11"><draw:frame draw:style-name="fr1" draw:name="Objet31" text:anchor-type="as-char" svg:y="-0.653cm" svg:width="5.86cm" svg:height="0.788cm" draw:z-index="41"><draw:object xlink:href="./Object 35" xlink:type="simple" xlink:show="embed" xlink:actuate="onLoad"/><draw:image xlink:href="./ObjectReplacements/Object 35" xlink:type="simple" xlink:show="embed" xlink:actuate="onLoad"/><svg:desc>formule</svg:desc></draw:frame></text:span><text:span text:style-name="T11"><text:s/>donc </text:span><text:span text:style-name="T38">D(0 ; 1)</text:span></text:p>
      <text:p text:style-name="P20"><text:span text:style-name="T11">Par </text:span><text:span text:style-name="T14">hypothèse, ABCD est un parallélogramme </text:span><text:span text:style-name="T11">donc </text:span><text:span text:style-name="T11"><draw:frame draw:style-name="fr1" draw:name="Objet44" text:anchor-type="as-char" svg:y="-0.653cm" svg:width="4.113cm" svg:height="0.788cm" draw:z-index="42"><draw:object xlink:href="./Object 45" xlink:type="simple" xlink:show="embed" xlink:actuate="onLoad"/><draw:image xlink:href="./ObjectReplacements/Object 45" xlink:type="simple" xlink:show="embed" xlink:actuate="onLoad"/></draw:frame></text:span><text:span text:style-name="T11"><text:s/></text:span><text:span text:style-name="T38">donc C(1 ; 1)</text:span></text:p>
      <text:p text:style-name="P21"><text:span text:style-name="T11">Par </text:span><text:span text:style-name="T14">hypothèse, </text:span><text:span text:style-name="T14"><draw:frame draw:style-name="fr1" draw:name="Objet45" text:anchor-type="as-char" svg:y="-0.653cm" svg:width="4.046cm" svg:height="0.788cm" draw:z-index="43"><draw:object xlink:href="./Object 46" xlink:type="simple" xlink:show="embed" xlink:actuate="onLoad"/><draw:image xlink:href="./ObjectReplacements/Object 46" xlink:type="simple" xlink:show="embed" xlink:actuate="onLoad"/><svg:desc>formule</svg:desc></draw:frame></text:span><text:span text:style-name="T14"><text:s/></text:span><text:span text:style-name="T11">donc</text:span><text:span text:style-name="T38"> </text:span><text:span text:style-name="T39"><draw:frame draw:style-name="fr1" draw:name="Objet46" text:anchor-type="as-char" svg:y="-0.974cm" svg:width="7.957cm" svg:height="1.836cm" draw:z-index="44"><draw:object xlink:href="./Object 9" xlink:type="simple" xlink:show="embed" xlink:actuate="onLoad"/><draw:image xlink:href="./ObjectReplacements/Object 9" xlink:type="simple" xlink:show="embed" xlink:actuate="onLoad"/><svg:desc>formule</svg:desc></draw:frame></text:span></text:p>
      <text:p text:style-name="P28"><text:span text:style-name="T16">donc</text:span><text:span text:style-name="T12"> </text:span><text:span text:style-name="T12"><draw:frame draw:style-name="fr1" draw:name="Objet48" text:anchor-type="as-char" svg:y="-0.974cm" svg:width="6.216cm" svg:height="1.836cm" draw:z-index="45"><draw:object xlink:href="./Object 48" xlink:type="simple" xlink:show="embed" xlink:actuate="onLoad"/><draw:image xlink:href="./ObjectReplacements/Object 48" xlink:type="simple" xlink:show="embed" xlink:actuate="onLoad"/><svg:desc>formule</svg:desc></draw:frame></text:span><text:span text:style-name="T12"><text:s/></text:span><text:span text:style-name="T16">donc</text:span><text:span text:style-name="T12"> </text:span><text:span text:style-name="T12"><draw:frame draw:style-name="fr1" draw:name="Objet47" text:anchor-type="as-char" svg:y="-0.96cm" svg:width="2.025cm" svg:height="1.81cm" draw:z-index="46"><draw:object xlink:href="./Object 47" xlink:type="simple" xlink:show="embed" xlink:actuate="onLoad"/><draw:image xlink:href="./ObjectReplacements/Object 47" xlink:type="simple" xlink:show="embed" xlink:actuate="onLoad"/><svg:desc>formule</svg:desc></draw:frame></text:span><text:span text:style-name="T12"><text:s/></text:span><text:span text:style-name="T17">donc E(2 ; 2)</text:span></text:p>
      <text:p text:style-name="P30"/>
      <text:p text:style-name="P26"/>
      <text:list xml:id="list150305864187362" text:continue-numbering="true" text:style-name="Numbering_20_1">
        <text:list-item>
          <text:p text:style-name="P64"><text:span text:style-name="T34">Montrons que C est le milieu de [AE]</text:span>.</text:p>
        </text:list-item>
      </text:list>
      <text:p text:style-name="P13"><text:span text:style-name="T35">Les coordonnées du milieu de [AE] sont : </text:span><text:span text:style-name="T35"><draw:frame draw:style-name="fr1" draw:name="Objet50" text:anchor-type="as-char" svg:y="-1.879cm" svg:width="5.022cm" svg:height="3.552cm" draw:z-index="47"><draw:object xlink:href="./Object 50" xlink:type="simple" xlink:show="embed" xlink:actuate="onLoad"/><draw:image xlink:href="./ObjectReplacements/Object 50" xlink:type="simple" xlink:show="embed" xlink:actuate="onLoad"/><svg:desc>formule</svg:desc></draw:frame></text:span></text:p>
      <text:p text:style-name="P29">On reconnaît les coordonnées de C, donc C est bien le milieu de [A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3" svg:font-family="Mangal"/>
    <style:font-face style:name="OpenSymbol" svg:font-family="OpenSymbol"/>
    <style:font-face style:name="Times New Roman1"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Mangal2" svg:font-family="Mangal" style:font-family-generic="swiss" style:font-pitch="variable"/>
    <style:font-face style:name="SimSun2" svg:font-family="SimSu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06cm" draw:dots2="1" draw:dots2-length="0.006cm" draw:distance="0.006cm"/>
    <draw:stroke-dash draw:name="Dashed_20__28_var_29__20_100" draw:display-name="Dashed (var) 100" draw:style="rect" draw:dots1="1" draw:dots1-length="0.006cm" draw:dots2="1" draw:dots2-length="0.006cm" draw:distance="0.006cm"/>
    <draw:stroke-dash draw:name="Dashed_20__28_var_29__20_101" draw:display-name="Dashed (var) 101" draw:style="rect" draw:dots1="1" draw:dots1-length="0.006cm" draw:dots2="1" draw:dots2-length="0.006cm" draw:distance="0.006cm"/>
    <draw:stroke-dash draw:name="Dashed_20__28_var_29__20_102" draw:display-name="Dashed (var) 102" draw:style="rect" draw:dots1="1" draw:dots1-length="0.006cm" draw:dots2="1" draw:dots2-length="0.006cm" draw:distance="0.006cm"/>
    <draw:stroke-dash draw:name="Dashed_20__28_var_29__20_103" draw:display-name="Dashed (var) 103" draw:style="rect" draw:dots1="1" draw:dots1-length="0.006cm" draw:dots2="1" draw:dots2-length="0.006cm" draw:distance="0.006cm"/>
    <draw:stroke-dash draw:name="Dashed_20__28_var_29__20_104" draw:display-name="Dashed (var) 104" draw:style="rect" draw:dots1="1" draw:dots1-length="0.006cm" draw:dots2="1" draw:dots2-length="0.006cm" draw:distance="0.006cm"/>
    <draw:stroke-dash draw:name="Dashed_20__28_var_29__20_105" draw:display-name="Dashed (var) 105" draw:style="rect" draw:dots1="1" draw:dots1-length="0.006cm" draw:dots2="1" draw:dots2-length="0.006cm" draw:distance="0.006cm"/>
    <draw:stroke-dash draw:name="Dashed_20__28_var_29__20_106" draw:display-name="Dashed (var) 106" draw:style="rect" draw:dots1="1" draw:dots1-length="0.006cm" draw:dots2="1" draw:dots2-length="0.006cm" draw:distance="0.006cm"/>
    <draw:stroke-dash draw:name="Dashed_20__28_var_29__20_107" draw:display-name="Dashed (var) 107" draw:style="rect" draw:dots1="1" draw:dots1-length="0.006cm" draw:dots2="1" draw:dots2-length="0.006cm" draw:distance="0.006cm"/>
    <draw:stroke-dash draw:name="Dashed_20__28_var_29__20_108" draw:display-name="Dashed (var) 108" draw:style="rect" draw:dots1="1" draw:dots1-length="0.006cm" draw:dots2="1" draw:dots2-length="0.006cm" draw:distance="0.006cm"/>
    <draw:stroke-dash draw:name="Dashed_20__28_var_29__20_109" draw:display-name="Dashed (var) 109" draw:style="rect" draw:dots1="1" draw:dots1-length="0.006cm" draw:dots2="1" draw:dots2-length="0.006cm" draw:distance="0.006cm"/>
    <draw:stroke-dash draw:name="Dashed_20__28_var_29__20_11" draw:display-name="Dashed (var) 11" draw:style="rect" draw:dots1="1" draw:dots1-length="0.006cm" draw:dots2="1" draw:dots2-length="0.006cm" draw:distance="0.006cm"/>
    <draw:stroke-dash draw:name="Dashed_20__28_var_29__20_110" draw:display-name="Dashed (var) 110" draw:style="rect" draw:dots1="1" draw:dots1-length="0.006cm" draw:dots2="1" draw:dots2-length="0.006cm" draw:distance="0.006cm"/>
    <draw:stroke-dash draw:name="Dashed_20__28_var_29__20_111" draw:display-name="Dashed (var) 111" draw:style="rect" draw:dots1="1" draw:dots1-length="0.006cm" draw:dots2="1" draw:dots2-length="0.006cm" draw:distance="0.006cm"/>
    <draw:stroke-dash draw:name="Dashed_20__28_var_29__20_112" draw:display-name="Dashed (var) 112" draw:style="rect" draw:dots2="1" draw:dots2-length="0.057cm" draw:distance="0.057cm"/>
    <draw:stroke-dash draw:name="Dashed_20__28_var_29__20_113" draw:display-name="Dashed (var) 113" draw:style="rect" draw:dots2="1" draw:dots2-length="0.057cm" draw:distance="0.057cm"/>
    <draw:stroke-dash draw:name="Dashed_20__28_var_29__20_114" draw:display-name="Dashed (var) 114" draw:style="rect" draw:dots2="1" draw:dots2-length="0.032cm" draw:distance="0.032cm"/>
    <draw:stroke-dash draw:name="Dashed_20__28_var_29__20_115" draw:display-name="Dashed (var) 115" draw:style="rect" draw:dots1="1" draw:dots1-length="0.003cm" draw:dots2="1" draw:dots2-length="0.003cm" draw:distance="0.003cm"/>
    <draw:stroke-dash draw:name="Dashed_20__28_var_29__20_116" draw:display-name="Dashed (var) 116" draw:style="rect" draw:dots1="1" draw:dots1-length="0.003cm" draw:dots2="1" draw:dots2-length="0.003cm" draw:distance="0.003cm"/>
    <draw:stroke-dash draw:name="Dashed_20__28_var_29__20_117" draw:display-name="Dashed (var) 117" draw:style="rect" draw:dots1="1" draw:dots1-length="0.003cm" draw:dots2="1" draw:dots2-length="0.003cm" draw:distance="0.003cm"/>
    <draw:stroke-dash draw:name="Dashed_20__28_var_29__20_118" draw:display-name="Dashed (var) 118" draw:style="rect" draw:dots1="1" draw:dots1-length="0.003cm" draw:dots2="1" draw:dots2-length="0.003cm" draw:distance="0.003cm"/>
    <draw:stroke-dash draw:name="Dashed_20__28_var_29__20_119" draw:display-name="Dashed (var) 119" draw:style="rect" draw:dots1="1" draw:dots1-length="0.003cm" draw:dots2="1" draw:dots2-length="0.003cm" draw:distance="0.003cm"/>
    <draw:stroke-dash draw:name="Dashed_20__28_var_29__20_12" draw:display-name="Dashed (var) 12" draw:style="rect" draw:dots1="1" draw:dots1-length="0.006cm" draw:dots2="1" draw:dots2-length="0.006cm" draw:distance="0.006cm"/>
    <draw:stroke-dash draw:name="Dashed_20__28_var_29__20_120" draw:display-name="Dashed (var) 120" draw:style="rect" draw:dots1="1" draw:dots1-length="0.003cm" draw:dots2="1" draw:dots2-length="0.003cm" draw:distance="0.003cm"/>
    <draw:stroke-dash draw:name="Dashed_20__28_var_29__20_121" draw:display-name="Dashed (var) 121" draw:style="rect" draw:dots1="1" draw:dots1-length="0.003cm" draw:dots2="1" draw:dots2-length="0.003cm" draw:distance="0.003cm"/>
    <draw:stroke-dash draw:name="Dashed_20__28_var_29__20_122" draw:display-name="Dashed (var) 122" draw:style="rect" draw:dots1="1" draw:dots1-length="0.003cm" draw:dots2="1" draw:dots2-length="0.003cm" draw:distance="0.003cm"/>
    <draw:stroke-dash draw:name="Dashed_20__28_var_29__20_123" draw:display-name="Dashed (var) 123" draw:style="rect" draw:dots1="1" draw:dots1-length="0.003cm" draw:dots2="1" draw:dots2-length="0.003cm" draw:distance="0.003cm"/>
    <draw:stroke-dash draw:name="Dashed_20__28_var_29__20_124" draw:display-name="Dashed (var) 124" draw:style="rect" draw:dots1="1" draw:dots1-length="0.003cm" draw:dots2="1" draw:dots2-length="0.003cm" draw:distance="0.003cm"/>
    <draw:stroke-dash draw:name="Dashed_20__28_var_29__20_125" draw:display-name="Dashed (var) 125" draw:style="rect" draw:dots1="1" draw:dots1-length="0.003cm" draw:dots2="1" draw:dots2-length="0.003cm" draw:distance="0.003cm"/>
    <draw:stroke-dash draw:name="Dashed_20__28_var_29__20_126" draw:display-name="Dashed (var) 126" draw:style="rect" draw:dots1="1" draw:dots1-length="63%" draw:distance="63%"/>
    <draw:stroke-dash draw:name="Dashed_20__28_var_29__20_127" draw:display-name="Dashed (var) 127" draw:style="rect" draw:dots1="1" draw:dots1-length="63%" draw:distance="63%"/>
    <draw:stroke-dash draw:name="Dashed_20__28_var_29__20_128" draw:display-name="Dashed (var) 128" draw:style="rect" draw:dots1="1" draw:dots1-length="63%" draw:distance="63%"/>
    <draw:stroke-dash draw:name="Dashed_20__28_var_29__20_129" draw:display-name="Dashed (var) 129" draw:style="rect" draw:dots1="1" draw:dots1-length="63%" draw:distance="63%"/>
    <draw:stroke-dash draw:name="Dashed_20__28_var_29__20_13" draw:display-name="Dashed (var) 13" draw:style="rect" draw:dots1="1" draw:dots1-length="0.006cm" draw:dots2="1" draw:dots2-length="0.006cm" draw:distance="0.006cm"/>
    <draw:stroke-dash draw:name="Dashed_20__28_var_29__20_130" draw:display-name="Dashed (var) 130" draw:style="rect" draw:dots1="1" draw:dots1-length="63%" draw:distance="63%"/>
    <draw:stroke-dash draw:name="Dashed_20__28_var_29__20_131" draw:display-name="Dashed (var) 131" draw:style="rect" draw:dots1="1" draw:dots1-length="63%" draw:distance="63%"/>
    <draw:stroke-dash draw:name="Dashed_20__28_var_29__20_132" draw:display-name="Dashed (var) 132" draw:style="rect" draw:dots1="1" draw:dots1-length="63%" draw:distance="63%"/>
    <draw:stroke-dash draw:name="Dashed_20__28_var_29__20_133" draw:display-name="Dashed (var) 133" draw:style="rect" draw:dots1="1" draw:dots1-length="63%" draw:distance="63%"/>
    <draw:stroke-dash draw:name="Dashed_20__28_var_29__20_134" draw:display-name="Dashed (var) 134" draw:style="rect" draw:dots1="1" draw:dots1-length="63%" draw:distance="63%"/>
    <draw:stroke-dash draw:name="Dashed_20__28_var_29__20_135" draw:display-name="Dashed (var) 135" draw:style="rect" draw:dots1="1" draw:dots1-length="63%" draw:distance="63%"/>
    <draw:stroke-dash draw:name="Dashed_20__28_var_29__20_136" draw:display-name="Dashed (var) 136" draw:style="rect" draw:dots1="1" draw:dots1-length="63%" draw:distance="63%"/>
    <draw:stroke-dash draw:name="Dashed_20__28_var_29__20_137" draw:display-name="Dashed (var) 137" draw:style="rect" draw:dots1="1" draw:dots1-length="63%" draw:distance="63%"/>
    <draw:stroke-dash draw:name="Dashed_20__28_var_29__20_138" draw:display-name="Dashed (var) 138" draw:style="rect" draw:dots1="1" draw:dots1-length="63%" draw:distance="63%"/>
    <draw:stroke-dash draw:name="Dashed_20__28_var_29__20_139" draw:display-name="Dashed (var) 139" draw:style="rect" draw:dots1="1" draw:dots1-length="63%" draw:distance="63%"/>
    <draw:stroke-dash draw:name="Dashed_20__28_var_29__20_14" draw:display-name="Dashed (var) 14" draw:style="rect" draw:dots1="1" draw:dots1-length="0.006cm" draw:dots2="1" draw:dots2-length="0.006cm" draw:distance="0.006cm"/>
    <draw:stroke-dash draw:name="Dashed_20__28_var_29__20_140" draw:display-name="Dashed (var) 140" draw:style="rect" draw:dots1="1" draw:dots1-length="63%" draw:distance="63%"/>
    <draw:stroke-dash draw:name="Dashed_20__28_var_29__20_141" draw:display-name="Dashed (var) 141" draw:style="rect" draw:dots1="1" draw:dots1-length="63%" draw:distance="63%"/>
    <draw:stroke-dash draw:name="Dashed_20__28_var_29__20_142" draw:display-name="Dashed (var) 142" draw:style="rect" draw:dots1="1" draw:dots1-length="63%" draw:distance="63%"/>
    <draw:stroke-dash draw:name="Dashed_20__28_var_29__20_143" draw:display-name="Dashed (var) 143" draw:style="rect" draw:dots1="1" draw:dots1-length="63%" draw:distance="63%"/>
    <draw:stroke-dash draw:name="Dashed_20__28_var_29__20_144" draw:display-name="Dashed (var) 144" draw:style="rect" draw:dots1="1" draw:dots1-length="63%" draw:distance="63%"/>
    <draw:stroke-dash draw:name="Dashed_20__28_var_29__20_145" draw:display-name="Dashed (var) 145" draw:style="rect" draw:dots1="1" draw:dots1-length="63%" draw:distance="63%"/>
    <draw:stroke-dash draw:name="Dashed_20__28_var_29__20_146" draw:display-name="Dashed (var) 146" draw:style="rect" draw:dots1="1" draw:dots1-length="63%" draw:distance="63%"/>
    <draw:stroke-dash draw:name="Dashed_20__28_var_29__20_147" draw:display-name="Dashed (var) 147" draw:style="rect" draw:dots1="1" draw:dots1-length="63%" draw:distance="63%"/>
    <draw:stroke-dash draw:name="Dashed_20__28_var_29__20_148" draw:display-name="Dashed (var) 148" draw:style="rect" draw:dots1="1" draw:dots1-length="63%" draw:distance="63%"/>
    <draw:stroke-dash draw:name="Dashed_20__28_var_29__20_149" draw:display-name="Dashed (var) 149" draw:style="rect" draw:dots1="1" draw:dots1-length="63%" draw:distance="63%"/>
    <draw:stroke-dash draw:name="Dashed_20__28_var_29__20_15" draw:display-name="Dashed (var) 15" draw:style="rect" draw:dots1="1" draw:dots1-length="0.006cm" draw:dots2="1" draw:dots2-length="0.006cm" draw:distance="0.006cm"/>
    <draw:stroke-dash draw:name="Dashed_20__28_var_29__20_150" draw:display-name="Dashed (var) 150" draw:style="rect" draw:dots1="1" draw:dots1-length="63%" draw:distance="63%"/>
    <draw:stroke-dash draw:name="Dashed_20__28_var_29__20_151" draw:display-name="Dashed (var) 151" draw:style="rect" draw:dots1="1" draw:dots1-length="63%" draw:distance="63%"/>
    <draw:stroke-dash draw:name="Dashed_20__28_var_29__20_152" draw:display-name="Dashed (var) 152" draw:style="rect" draw:dots1="1" draw:dots1-length="63%" draw:distance="63%"/>
    <draw:stroke-dash draw:name="Dashed_20__28_var_29__20_16" draw:display-name="Dashed (var) 16" draw:style="rect" draw:dots1="1" draw:dots1-length="0.006cm" draw:dots2="1" draw:dots2-length="0.006cm" draw:distance="0.006cm"/>
    <draw:stroke-dash draw:name="Dashed_20__28_var_29__20_164" draw:display-name="Dashed (var) 164" draw:style="rect" draw:dots1="1" draw:dots1-length="63%" draw:distance="63%"/>
    <draw:stroke-dash draw:name="Dashed_20__28_var_29__20_165" draw:display-name="Dashed (var) 165" draw:style="rect" draw:dots1="1" draw:dots1-length="63%" draw:distance="63%"/>
    <draw:stroke-dash draw:name="Dashed_20__28_var_29__20_166" draw:display-name="Dashed (var) 166" draw:style="rect" draw:dots1="1" draw:dots1-length="63%" draw:distance="63%"/>
    <draw:stroke-dash draw:name="Dashed_20__28_var_29__20_167" draw:display-name="Dashed (var) 167" draw:style="rect" draw:dots1="1" draw:dots1-length="63%" draw:distance="63%"/>
    <draw:stroke-dash draw:name="Dashed_20__28_var_29__20_168" draw:display-name="Dashed (var) 168" draw:style="rect" draw:dots1="1" draw:dots1-length="63%" draw:distance="63%"/>
    <draw:stroke-dash draw:name="Dashed_20__28_var_29__20_169" draw:display-name="Dashed (var) 169" draw:style="rect" draw:dots1="1" draw:dots1-length="63%" draw:distance="63%"/>
    <draw:stroke-dash draw:name="Dashed_20__28_var_29__20_17" draw:display-name="Dashed (var) 17" draw:style="rect" draw:dots1="1" draw:dots1-length="0.006cm" draw:dots2="1" draw:dots2-length="0.006cm" draw:distance="0.006cm"/>
    <draw:stroke-dash draw:name="Dashed_20__28_var_29__20_170" draw:display-name="Dashed (var) 170" draw:style="rect" draw:dots1="1" draw:dots1-length="63%" draw:distance="63%"/>
    <draw:stroke-dash draw:name="Dashed_20__28_var_29__20_171" draw:display-name="Dashed (var) 171" draw:style="rect" draw:dots1="1" draw:dots1-length="63%" draw:distance="63%"/>
    <draw:stroke-dash draw:name="Dashed_20__28_var_29__20_172" draw:display-name="Dashed (var) 172" draw:style="rect" draw:dots1="1" draw:dots1-length="63%" draw:distance="63%"/>
    <draw:stroke-dash draw:name="Dashed_20__28_var_29__20_173" draw:display-name="Dashed (var) 173" draw:style="rect" draw:dots1="1" draw:dots1-length="63%" draw:distance="63%"/>
    <draw:stroke-dash draw:name="Dashed_20__28_var_29__20_174" draw:display-name="Dashed (var) 174" draw:style="rect" draw:dots1="1" draw:dots1-length="63%" draw:distance="63%"/>
    <draw:stroke-dash draw:name="Dashed_20__28_var_29__20_175" draw:display-name="Dashed (var) 175" draw:style="rect" draw:dots1="1" draw:dots1-length="63%" draw:distance="63%"/>
    <draw:stroke-dash draw:name="Dashed_20__28_var_29__20_18" draw:display-name="Dashed (var) 18" draw:style="rect" draw:dots1="1" draw:dots1-length="0.006cm" draw:dots2="1" draw:dots2-length="0.006cm" draw:distance="0.006cm"/>
    <draw:stroke-dash draw:name="Dashed_20__28_var_29__20_19" draw:display-name="Dashed (var) 19" draw:style="rect" draw:dots1="1" draw:dots1-length="0.006cm" draw:dots2="1" draw:dots2-length="0.006cm" draw:distance="0.006cm"/>
    <draw:stroke-dash draw:name="Dashed_20__28_var_29__20_2" draw:display-name="Dashed (var) 2" draw:style="rect" draw:dots1="1" draw:dots1-length="0.006cm" draw:dots2="1" draw:dots2-length="0.006cm" draw:distance="0.006cm"/>
    <draw:stroke-dash draw:name="Dashed_20__28_var_29__20_20" draw:display-name="Dashed (var) 20" draw:style="rect" draw:dots1="1" draw:dots1-length="0.006cm" draw:dots2="1" draw:dots2-length="0.006cm" draw:distance="0.006cm"/>
    <draw:stroke-dash draw:name="Dashed_20__28_var_29__20_21" draw:display-name="Dashed (var) 21" draw:style="rect" draw:dots1="1" draw:dots1-length="0.006cm" draw:dots2="1" draw:dots2-length="0.006cm" draw:distance="0.006cm"/>
    <draw:stroke-dash draw:name="Dashed_20__28_var_29__20_22" draw:display-name="Dashed (var) 22" draw:style="rect" draw:dots1="1" draw:dots1-length="0.006cm" draw:dots2="1" draw:dots2-length="0.006cm" draw:distance="0.006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8" draw:display-name="Dashed (var) 28"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3" draw:display-name="Dashed (var) 3" draw:style="rect" draw:dots1="1" draw:dots1-length="0.006cm" draw:dots2="1" draw:dots2-length="0.006cm" draw:distance="0.006cm"/>
    <draw:stroke-dash draw:name="Dashed_20__28_var_29__20_30" draw:display-name="Dashed (var) 30"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3" draw:display-name="Dashed (var) 33"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35" draw:display-name="Dashed (var) 35" draw:style="rect" draw:dots1="1" draw:dots1-length="0.006cm" draw:dots2="1" draw:dots2-length="0.006cm" draw:distance="0.006cm"/>
    <draw:stroke-dash draw:name="Dashed_20__28_var_29__20_36" draw:display-name="Dashed (var) 36" draw:style="rect" draw:dots1="1" draw:dots1-length="0.006cm" draw:dots2="1" draw:dots2-length="0.006cm" draw:distance="0.006cm"/>
    <draw:stroke-dash draw:name="Dashed_20__28_var_29__20_37" draw:display-name="Dashed (var) 37" draw:style="rect" draw:dots1="1" draw:dots1-length="0.006cm" draw:dots2="1" draw:dots2-length="0.006cm" draw:distance="0.006cm"/>
    <draw:stroke-dash draw:name="Dashed_20__28_var_29__20_38" draw:display-name="Dashed (var) 38" draw:style="rect" draw:dots1="1" draw:dots1-length="0.006cm" draw:dots2="1" draw:dots2-length="0.006cm" draw:distance="0.006cm"/>
    <draw:stroke-dash draw:name="Dashed_20__28_var_29__20_39" draw:display-name="Dashed (var) 39" draw:style="rect" draw:dots1="1" draw:dots1-length="0.006cm" draw:dots2="1" draw:dots2-length="0.006cm" draw:distance="0.006cm"/>
    <draw:stroke-dash draw:name="Dashed_20__28_var_29__20_4" draw:display-name="Dashed (var) 4" draw:style="rect" draw:dots1="1" draw:dots1-length="0.006cm" draw:dots2="1" draw:dots2-length="0.006cm" draw:distance="0.006cm"/>
    <draw:stroke-dash draw:name="Dashed_20__28_var_29__20_40" draw:display-name="Dashed (var) 40" draw:style="rect" draw:dots1="1" draw:dots1-length="0.006cm" draw:dots2="1" draw:dots2-length="0.006cm" draw:distance="0.006cm"/>
    <draw:stroke-dash draw:name="Dashed_20__28_var_29__20_41" draw:display-name="Dashed (var) 41" draw:style="rect" draw:dots1="1" draw:dots1-length="0.006cm" draw:dots2="1" draw:dots2-length="0.006cm" draw:distance="0.006cm"/>
    <draw:stroke-dash draw:name="Dashed_20__28_var_29__20_42" draw:display-name="Dashed (var) 42" draw:style="rect" draw:dots1="1" draw:dots1-length="0.006cm" draw:dots2="1" draw:dots2-length="0.006cm" draw:distance="0.006cm"/>
    <draw:stroke-dash draw:name="Dashed_20__28_var_29__20_43" draw:display-name="Dashed (var) 43" draw:style="rect" draw:dots1="1" draw:dots1-length="0.006cm" draw:dots2="1" draw:dots2-length="0.006cm" draw:distance="0.006cm"/>
    <draw:stroke-dash draw:name="Dashed_20__28_var_29__20_44" draw:display-name="Dashed (var) 44" draw:style="rect" draw:dots1="1" draw:dots1-length="0.006cm" draw:dots2="1" draw:dots2-length="0.006cm" draw:distance="0.006cm"/>
    <draw:stroke-dash draw:name="Dashed_20__28_var_29__20_45" draw:display-name="Dashed (var) 45" draw:style="rect" draw:dots1="1" draw:dots1-length="0.006cm" draw:dots2="1" draw:dots2-length="0.006cm" draw:distance="0.006cm"/>
    <draw:stroke-dash draw:name="Dashed_20__28_var_29__20_46" draw:display-name="Dashed (var) 46" draw:style="rect" draw:dots1="1" draw:dots1-length="0.006cm" draw:dots2="1" draw:dots2-length="0.006cm" draw:distance="0.006cm"/>
    <draw:stroke-dash draw:name="Dashed_20__28_var_29__20_47" draw:display-name="Dashed (var) 47"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49" draw:display-name="Dashed (var) 49"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50" draw:display-name="Dashed (var) 50" draw:style="rect" draw:dots1="1" draw:dots1-length="0.006cm" draw:dots2="1" draw:dots2-length="0.006cm" draw:distance="0.006cm"/>
    <draw:stroke-dash draw:name="Dashed_20__28_var_29__20_51" draw:display-name="Dashed (var) 51" draw:style="rect" draw:dots1="1" draw:dots1-length="0.006cm" draw:dots2="1" draw:dots2-length="0.006cm" draw:distance="0.006cm"/>
    <draw:stroke-dash draw:name="Dashed_20__28_var_29__20_52" draw:display-name="Dashed (var) 52" draw:style="rect" draw:dots1="1" draw:dots1-length="0.006cm" draw:dots2="1" draw:dots2-length="0.006cm" draw:distance="0.006cm"/>
    <draw:stroke-dash draw:name="Dashed_20__28_var_29__20_53" draw:display-name="Dashed (var) 53"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5" draw:display-name="Dashed (var) 55"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68" draw:display-name="Dashed (var) 68" draw:style="rect" draw:dots1="1" draw:dots1-length="0.006cm" draw:dots2="1" draw:dots2-length="0.006cm" draw:distance="0.006cm"/>
    <draw:stroke-dash draw:name="Dashed_20__28_var_29__20_69" draw:display-name="Dashed (var) 69"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70" draw:display-name="Dashed (var) 70" draw:style="rect" draw:dots1="1" draw:dots1-length="0.006cm" draw:dots2="1" draw:dots2-length="0.006cm" draw:distance="0.006cm"/>
    <draw:stroke-dash draw:name="Dashed_20__28_var_29__20_71" draw:display-name="Dashed (var) 71" draw:style="rect" draw:dots1="1" draw:dots1-length="0.006cm" draw:dots2="1" draw:dots2-length="0.006cm" draw:distance="0.006cm"/>
    <draw:stroke-dash draw:name="Dashed_20__28_var_29__20_72" draw:display-name="Dashed (var) 72" draw:style="rect" draw:dots1="1" draw:dots1-length="0.006cm" draw:dots2="1" draw:dots2-length="0.006cm" draw:distance="0.006cm"/>
    <draw:stroke-dash draw:name="Dashed_20__28_var_29__20_73" draw:display-name="Dashed (var) 73" draw:style="rect" draw:dots1="1" draw:dots1-length="0.006cm" draw:dots2="1" draw:dots2-length="0.006cm" draw:distance="0.006cm"/>
    <draw:stroke-dash draw:name="Dashed_20__28_var_29__20_74" draw:display-name="Dashed (var) 74" draw:style="rect" draw:dots1="1" draw:dots1-length="0.006cm" draw:dots2="1" draw:dots2-length="0.006cm" draw:distance="0.006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06cm" draw:dots2="1" draw:dots2-length="0.006cm" draw:distance="0.006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06cm" draw:dots2="1" draw:dots2-length="0.006cm" draw:distance="0.006cm"/>
    <draw:stroke-dash draw:name="Dashed_20__28_var_29__20_82" draw:display-name="Dashed (var) 82" draw:style="rect" draw:dots1="1" draw:dots1-length="0.006cm" draw:dots2="1" draw:dots2-length="0.006cm" draw:distance="0.006cm"/>
    <draw:stroke-dash draw:name="Dashed_20__28_var_29__20_83" draw:display-name="Dashed (var) 83" draw:style="rect" draw:dots1="1" draw:dots1-length="0.006cm" draw:dots2="1" draw:dots2-length="0.006cm" draw:distance="0.006cm"/>
    <draw:stroke-dash draw:name="Dashed_20__28_var_29__20_84" draw:display-name="Dashed (var) 84" draw:style="rect" draw:dots1="1" draw:dots1-length="0.006cm" draw:dots2="1" draw:dots2-length="0.006cm" draw:distance="0.006cm"/>
    <draw:stroke-dash draw:name="Dashed_20__28_var_29__20_85" draw:display-name="Dashed (var) 85" draw:style="rect" draw:dots1="1" draw:dots1-length="0.006cm" draw:dots2="1" draw:dots2-length="0.006cm" draw:distance="0.006cm"/>
    <draw:stroke-dash draw:name="Dashed_20__28_var_29__20_86" draw:display-name="Dashed (var) 86" draw:style="rect" draw:dots1="1" draw:dots1-length="0.006cm" draw:dots2="1" draw:dots2-length="0.006cm" draw:distance="0.006cm"/>
    <draw:stroke-dash draw:name="Dashed_20__28_var_29__20_87" draw:display-name="Dashed (var) 87" draw:style="rect" draw:dots1="1" draw:dots1-length="0.006cm" draw:dots2="1" draw:dots2-length="0.006cm" draw:distance="0.006cm"/>
    <draw:stroke-dash draw:name="Dashed_20__28_var_29__20_88" draw:display-name="Dashed (var) 88" draw:style="rect" draw:dots1="1" draw:dots1-length="0.006cm" draw:dots2="1" draw:dots2-length="0.006cm" draw:distance="0.006cm"/>
    <draw:stroke-dash draw:name="Dashed_20__28_var_29__20_89" draw:display-name="Dashed (var) 89" draw:style="rect" draw:dots1="1" draw:dots1-length="0.006cm" draw:dots2="1" draw:dots2-length="0.006cm" draw:distance="0.006cm"/>
    <draw:stroke-dash draw:name="Dashed_20__28_var_29__20_9" draw:display-name="Dashed (var) 9" draw:style="rect" draw:dots1="1" draw:dots1-length="0.006cm" draw:dots2="1" draw:dots2-length="0.006cm" draw:distance="0.006cm"/>
    <draw:stroke-dash draw:name="Dashed_20__28_var_29__20_90" draw:display-name="Dashed (var) 90" draw:style="rect" draw:dots1="1" draw:dots1-length="0.006cm" draw:dots2="1" draw:dots2-length="0.006cm" draw:distance="0.006cm"/>
    <draw:stroke-dash draw:name="Dashed_20__28_var_29__20_91" draw:display-name="Dashed (var) 91" draw:style="rect" draw:dots1="1" draw:dots1-length="0.006cm" draw:dots2="1" draw:dots2-length="0.006cm" draw:distance="0.006cm"/>
    <draw:stroke-dash draw:name="Dashed_20__28_var_29__20_92" draw:display-name="Dashed (var) 92" draw:style="rect" draw:dots1="1" draw:dots1-length="0.006cm" draw:dots2="1" draw:dots2-length="0.006cm" draw:distance="0.006cm"/>
    <draw:stroke-dash draw:name="Dashed_20__28_var_29__20_93" draw:display-name="Dashed (var) 93" draw:style="rect" draw:dots1="1" draw:dots1-length="0.006cm" draw:dots2="1" draw:dots2-length="0.006cm" draw:distance="0.006cm"/>
    <draw:stroke-dash draw:name="Dashed_20__28_var_29__20_94" draw:display-name="Dashed (var) 94" draw:style="rect" draw:dots1="1" draw:dots1-length="0.006cm" draw:dots2="1" draw:dots2-length="0.006cm" draw:distance="0.006cm"/>
    <draw:stroke-dash draw:name="Dashed_20__28_var_29__20_95" draw:display-name="Dashed (var) 95" draw:style="rect" draw:dots1="1" draw:dots1-length="0.006cm" draw:dots2="1" draw:dots2-length="0.006cm" draw:distance="0.006cm"/>
    <draw:stroke-dash draw:name="Dashed_20__28_var_29__20_96" draw:display-name="Dashed (var) 96" draw:style="rect" draw:dots1="1" draw:dots1-length="0.006cm" draw:dots2="1" draw:dots2-length="0.006cm" draw:distance="0.006cm"/>
    <draw:stroke-dash draw:name="Dashed_20__28_var_29__20_97" draw:display-name="Dashed (var) 97" draw:style="rect" draw:dots1="1" draw:dots1-length="0.006cm" draw:dots2="1" draw:dots2-length="0.006cm" draw:distance="0.006cm"/>
    <draw:stroke-dash draw:name="Dashed_20__28_var_29__20_98" draw:display-name="Dashed (var) 98" draw:style="rect" draw:dots1="1" draw:dots1-length="0.006cm" draw:dots2="1" draw:dots2-length="0.006cm" draw:distance="0.006cm"/>
    <draw:stroke-dash draw:name="Dashed_20__28_var_29__20_99" draw:display-name="Dashed (var) 99" draw:style="rect" draw:dots1="1" draw:dots1-length="0.006cm" draw:dots2="1" draw:dots2-length="0.006cm" draw:distance="0.006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 fo:font-family="Arial" style:font-family-generic="swiss" style:font-pitch="variable"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loext:contextual-spacing="false" fo:padding="0cm" fo:border="none" style:shadow="none"/>
      <style:text-properties fo:text-transform="uppercase" style:font-name="Arial1"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199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top="0cm" fo:margin-bottom="0.101cm" loext:contextual-spacing="false" style:page-number="auto" fo:padding="0cm" fo:border="none" style:shadow="none"/>
      <style:text-properties fo:font-variant="normal" fo:text-transform="none"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99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99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99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99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99cm"/>
        <style:text-properties fo:font-family="Tahoma" style:font-style-name="Normal" style:font-family-generic="swiss" style:font-pitch="variable"/>
      </text:list-level-style-bullet>
      <text:list-level-style-bullet text:level="6" text:style-name="Numbering_20_Symbols" text:bullet-char="●">
        <style:list-level-properties text:space-before="2cm" text:min-label-width="0.499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99cm"/>
        <style:text-properties fo:font-family="Tahoma" style:font-style-name="Normal" style:font-family-generic="swiss" style:font-pitch="variable"/>
      </text:list-level-style-bullet>
      <text:list-level-style-bullet text:level="8" text:style-name="Numbering_20_Symbols" text:bullet-char="●">
        <style:list-level-properties text:space-before="2.799cm" text:min-label-width="0.499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99cm"/>
        <style:text-properties fo:font-family="Tahoma" style:font-style-name="Normal" style:font-family-generic="swiss" style:font-pitch="variable"/>
      </text:list-level-style-bullet>
      <text:list-level-style-bullet text:level="10" text:style-name="Numbering_20_Symbols" text:bullet-char="●">
        <style:list-level-properties text:space-before="3.6cm" text:min-label-width="0.499cm"/>
        <style:text-properties fo:font-family="Tahoma" style:font-style-name="Normal" style:font-family-generic="swiss" style:font-pitch="variable"/>
      </text:list-level-style-bullet>
    </text:list-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9T09:02:08.68</meta:creation-date>
    <meta:editing-duration>PT14H39M8S</meta:editing-duration>
    <meta:editing-cycles>179</meta:editing-cycles>
    <meta:generator>LibreOffice/6.1.6.3$Windows_X86_64 LibreOffice_project/5896ab1714085361c45cf540f76f60673dd96a72</meta:generator>
    <dc:date>2020-01-10T15:03:04.024000000</dc:date>
    <meta:print-date>2014-01-09T09:53:19.91</meta:print-date>
    <meta:document-statistic meta:table-count="1" meta:image-count="0" meta:object-count="74" meta:page-count="6" meta:paragraph-count="79" meta:word-count="616" meta:character-count="3186" meta:non-whitespace-character-count="2582"/>
  </office:meta>
</office:document-meta>
</file>

<file path=Object 1/content.xml><?xml version="1.0" encoding="utf-8"?>
<math xmlns="http://www.w3.org/1998/Math/MathML" display="block">
  <semantics>
    <mrow>
      <mover accent="true">
        <mtext>AB</mtext>
        <mo stretchy="true">⃗</mo>
      </mover>
      <mo stretchy="false">=</mo>
      <mrow>
        <mover accent="true">
          <mtext>AO</mtext>
          <mo stretchy="true">⃗</mo>
        </mover>
        <mo stretchy="false">+</mo>
        <mover accent="true">
          <mtext>OB</mtext>
          <mo stretchy="true">⃗</mo>
        </mover>
      </mrow>
      <mo stretchy="false">=</mo>
      <mrow>
        <mover accent="true">
          <mtext>OB</mtext>
          <mo stretchy="true">⃗</mo>
        </mover>
        <mo stretchy="false">−</mo>
        <mover accent="true">
          <mtext>OA</mtext>
          <mo stretchy="true">⃗</mo>
        </mover>
      </mrow>
    </mrow>
    <annotation encoding="StarMath 5.0">widevec {"AB"} =  widevec {"AO"}+ widevec {"OB"}= widevec {"OB"}- widevec {"OA"}</annotation>
  </semantics>
</math>
</file>

<file path=Object 10/content.xml><?xml version="1.0" encoding="utf-8"?>
<math xmlns="http://www.w3.org/1998/Math/MathML" display="block">
  <semantics>
    <mrow>
      <mo fence="true" stretchy="false">(</mo>
      <mrow>
        <mrow>
          <mtext>A</mtext>
          <mstyle mathvariant="normal">
            <mi mathvariant="normal">;</mi>
          </mstyle>
          <mover accent="true">
            <mtext>AB</mtext>
            <mo stretchy="true">⃗</mo>
          </mover>
          <mstyle mathvariant="normal">
            <mi mathvariant="normal">;</mi>
          </mstyle>
          <mover accent="true">
            <mtext>AD</mtext>
            <mo stretchy="true">⃗</mo>
          </mover>
        </mrow>
      </mrow>
      <mo fence="true" stretchy="false">)</mo>
    </mrow>
    <annotation encoding="StarMath 5.0">( "A" nitalic;   widevec {"AB" } nitalic;   widevec {"AD"})</annotation>
  </semantics>
</math>
</file>

<file path=Object 102/content.xml><?xml version="1.0" encoding="utf-8"?>
<math xmlns="http://www.w3.org/1998/Math/MathML" display="block">
  <semantics>
    <mstyle color="black">
      <mrow>
        <mo fence="true" stretchy="true">{</mo>
        <mrow>
          <mtable>
            <mtr>
              <mtd>
                <mrow>
                  <mn>3</mn>
                  <mrow>
                    <mrow>
                      <mrow>
                        <mo fence="true" stretchy="false">(</mo>
                        <mrow>
                          <mrow>
                            <msub>
                              <mi>x</mi>
                              <mi>D</mi>
                            </msub>
                            <mo stretchy="false">−</mo>
                            <mn>1</mn>
                          </mrow>
                        </mrow>
                        <mo fence="true" stretchy="false">)</mo>
                      </mrow>
                      <mo stretchy="false">−</mo>
                      <mrow>
                        <mo fence="true" stretchy="false">(</mo>
                        <mrow>
                          <mrow>
                            <msub>
                              <mi>x</mi>
                              <mi>D</mi>
                            </msub>
                            <mo stretchy="false">+</mo>
                            <mn>2</mn>
                          </mrow>
                        </mrow>
                        <mo fence="true" stretchy="false">)</mo>
                      </mrow>
                    </mrow>
                    <mo stretchy="false">=</mo>
                    <mn>0</mn>
                  </mrow>
                </mrow>
              </mtd>
            </mtr>
            <mtr>
              <mtd>
                <mrow>
                  <mn>3</mn>
                  <mrow>
                    <mrow>
                      <mrow>
                        <mo fence="true" stretchy="false">(</mo>
                        <mrow>
                          <mrow>
                            <msub>
                              <mi>y</mi>
                              <mi>D</mi>
                            </msub>
                            <mo stretchy="false">−</mo>
                            <mn>2</mn>
                          </mrow>
                        </mrow>
                        <mo fence="true" stretchy="false">)</mo>
                      </mrow>
                      <mo stretchy="false">−</mo>
                      <mrow>
                        <mo fence="true" stretchy="false">(</mo>
                        <mrow>
                          <mrow>
                            <msub>
                              <mi>y</mi>
                              <mi>D</mi>
                            </msub>
                            <mo stretchy="false">−</mo>
                            <mn>3</mn>
                          </mrow>
                        </mrow>
                        <mo fence="true" stretchy="false">)</mo>
                      </mrow>
                    </mrow>
                    <mo stretchy="false">=</mo>
                    <mn>0</mn>
                  </mrow>
                </mrow>
              </mtd>
            </mtr>
          </mtable>
        </mrow>
      </mrow>
    </mstyle>
    <annotation encoding="StarMath 5.0">alignl  color black{ left lbrace stack{{3(x_D-1)-(x_D+2)=0} # 3(y_D-2)-(y_D-3)=0} right none }</annotation>
  </semantics>
</math>
</file>

<file path=Object 103/content.xml><?xml version="1.0" encoding="utf-8"?>
<math xmlns="http://www.w3.org/1998/Math/MathML" display="block">
  <semantics>
    <mrow>
      <mn>3</mn>
      <mrow>
        <mrow>
          <mover accent="true">
            <mtext>AD</mtext>
            <mo stretchy="true">⃗</mo>
          </mover>
          <mo stretchy="false">−</mo>
          <mover accent="true">
            <mtext>CD</mtext>
            <mo stretchy="true">⃗</mo>
          </mover>
        </mrow>
        <mo stretchy="false">=</mo>
        <mover accent="true">
          <mn>0</mn>
          <mo stretchy="false">⃗</mo>
        </mover>
      </mrow>
    </mrow>
    <annotation encoding="StarMath 5.0">{3} widevec {"AD"}- widevec {"CD"}= vec {0}</annotation>
  </semantics>
</math>
</file>

<file path=Object 104/content.xml><?xml version="1.0" encoding="utf-8"?>
<math xmlns="http://www.w3.org/1998/Math/MathML" display="block">
  <semantics>
    <mstyle color="black">
      <mrow>
        <mo fence="true" stretchy="true">{</mo>
        <mrow>
          <mtable>
            <mtr>
              <mtd>
                <mrow>
                  <mn>3</mn>
                  <mrow>
                    <mrow>
                      <mrow>
                        <mo fence="true" stretchy="false">(</mo>
                        <mrow>
                          <mrow>
                            <msub>
                              <mi>x</mi>
                              <mi>D</mi>
                            </msub>
                            <mo stretchy="false">−</mo>
                            <msub>
                              <mi>x</mi>
                              <mi>A</mi>
                            </msub>
                          </mrow>
                        </mrow>
                        <mo fence="true" stretchy="false">)</mo>
                      </mrow>
                      <mo stretchy="false">−</mo>
                      <mrow>
                        <mo fence="true" stretchy="false">(</mo>
                        <mrow>
                          <mrow>
                            <msub>
                              <mi>x</mi>
                              <mi>D</mi>
                            </msub>
                            <mo stretchy="false">−</mo>
                            <msub>
                              <mi>x</mi>
                              <mi>C</mi>
                            </msub>
                          </mrow>
                        </mrow>
                        <mo fence="true" stretchy="false">)</mo>
                      </mrow>
                    </mrow>
                    <mo stretchy="false">=</mo>
                    <mn>0</mn>
                  </mrow>
                </mrow>
              </mtd>
            </mtr>
            <mtr>
              <mtd>
                <mrow>
                  <mn>3</mn>
                  <mrow>
                    <mrow>
                      <mrow>
                        <mo fence="true" stretchy="false">(</mo>
                        <mrow>
                          <mrow>
                            <msub>
                              <mi>y</mi>
                              <mi>D</mi>
                            </msub>
                            <mo stretchy="false">−</mo>
                            <msub>
                              <mi>y</mi>
                              <mi>A</mi>
                            </msub>
                          </mrow>
                        </mrow>
                        <mo fence="true" stretchy="false">)</mo>
                      </mrow>
                      <mo stretchy="false">−</mo>
                      <mrow>
                        <mo fence="true" stretchy="false">(</mo>
                        <mrow>
                          <mrow>
                            <msub>
                              <mi>y</mi>
                              <mi>D</mi>
                            </msub>
                            <mo stretchy="false">−</mo>
                            <msub>
                              <mi>y</mi>
                              <mi>C</mi>
                            </msub>
                          </mrow>
                        </mrow>
                        <mo fence="true" stretchy="false">)</mo>
                      </mrow>
                    </mrow>
                    <mo stretchy="false">=</mo>
                    <mn>0</mn>
                  </mrow>
                </mrow>
              </mtd>
            </mtr>
          </mtable>
        </mrow>
      </mrow>
    </mstyle>
    <annotation encoding="StarMath 5.0">alignl color black{ left lbrace stack{{3(x_D-x_A)-(x_D-x_C)=0} # 3(y_D-y_A)-(y_D-y_C)=0} right none }</annotation>
  </semantics>
</math>
</file>

<file path=Object 105/content.xml><?xml version="1.0" encoding="utf-8"?>
<math xmlns="http://www.w3.org/1998/Math/MathML" display="block">
  <semantics>
    <mstyle color="black">
      <mrow>
        <mo fence="true" stretchy="true">{</mo>
        <mrow>
          <mtable>
            <mtr>
              <mtd>
                <mrow>
                  <msub>
                    <mi>x</mi>
                    <mi>D</mi>
                  </msub>
                  <mo stretchy="false">=</mo>
                  <mrow>
                    <mn>5</mn>
                    <mo stretchy="false">/</mo>
                    <mn>2</mn>
                  </mrow>
                </mrow>
              </mtd>
            </mtr>
            <mtr>
              <mtd>
                <mrow>
                  <msub>
                    <mi>y</mi>
                    <mi>D</mi>
                  </msub>
                  <mo stretchy="false">=</mo>
                  <mrow>
                    <mn>3</mn>
                    <mo stretchy="false">/</mo>
                    <mn>2</mn>
                  </mrow>
                </mrow>
              </mtd>
            </mtr>
          </mtable>
        </mrow>
      </mrow>
    </mstyle>
    <annotation encoding="StarMath 5.0">alignl color black{ left lbrace stack{{x_D=5/2} # y_D=3/2} right none }</annotation>
  </semantics>
</math>
</file>

<file path=Object 106/content.xml><?xml version="1.0" encoding="utf-8"?>
<math xmlns="http://www.w3.org/1998/Math/MathML" display="block">
  <semantics>
    <mstyle color="black">
      <mrow>
        <mtext>D</mtext>
        <mrow>
          <mo fence="true" stretchy="true">(</mo>
          <mrow>
            <mrow>
              <mfrac>
                <mn>5</mn>
                <mn>2</mn>
              </mfrac>
              <mstyle mathvariant="normal">
                <mi mathvariant="normal">;</mi>
              </mstyle>
              <mfrac>
                <mn>3</mn>
                <mn>2</mn>
              </mfrac>
            </mrow>
          </mrow>
          <mo fence="true" stretchy="true">)</mo>
        </mrow>
      </mrow>
    </mstyle>
    <annotation encoding="StarMath 5.0">color black{ "D" left({5}over{2} nitalic; {3}over{2} right) }</annotation>
  </semantics>
</math>
</file>

<file path=Object 11/content.xml><?xml version="1.0" encoding="utf-8"?>
<math xmlns="http://www.w3.org/1998/Math/MathML" display="block">
  <semantics>
    <mstyle color="black">
      <mrow>
        <mo fence="true" stretchy="false">(</mo>
        <mrow>
          <mrow>
            <mtext>A</mtext>
            <mstyle mathvariant="normal">
              <mi mathvariant="normal">;</mi>
            </mstyle>
            <mover accent="true">
              <mtext>AB</mtext>
              <mo stretchy="true">⃗</mo>
            </mover>
            <mstyle mathvariant="normal">
              <mi mathvariant="normal">;</mi>
            </mstyle>
            <mover accent="true">
              <mtext>AD</mtext>
              <mo stretchy="true">⃗</mo>
            </mover>
          </mrow>
        </mrow>
        <mo fence="true" stretchy="false">)</mo>
      </mrow>
    </mstyle>
    <annotation encoding="StarMath 5.0">color black{ ( "A" nitalic;   widevec {"AB" } nitalic;   widevec {"AD"}) }</annotation>
  </semantics>
</math>
</file>

<file path=Object 12/content.xml><?xml version="1.0" encoding="utf-8"?>
<math xmlns="http://www.w3.org/1998/Math/MathML" display="block">
  <semantics>
    <mstyle color="black">
      <mover accent="true">
        <mtext>AB</mtext>
        <mo stretchy="true">⃗</mo>
      </mover>
    </mstyle>
    <annotation encoding="StarMath 5.0">color black{ widevec {"AB"} }</annotation>
  </semantics>
</math>
</file>

<file path=Object 13/content.xml><?xml version="1.0" encoding="utf-8"?>
<math xmlns="http://www.w3.org/1998/Math/MathML" display="block">
  <semantics>
    <mover accent="true">
      <mi>i</mi>
      <mo stretchy="false">⃗</mo>
    </mover>
    <annotation encoding="StarMath 5.0"> vec {i}</annotation>
  </semantics>
</math>
</file>

<file path=Object 135/content.xml><?xml version="1.0" encoding="utf-8"?>
<math xmlns="http://www.w3.org/1998/Math/MathML">
  <semantics>
    <mrow>
      <mover accent="true">
        <mrow>
          <mi>i</mi>
        </mrow>
        <mo stretchy="false">⃗</mo>
      </mover>
    </mrow>
    <annotation encoding="StarMath 5.0"> vec {i}</annotation>
  </semantics>
</math>
</file>

<file path=Object 136/content.xml><?xml version="1.0" encoding="utf-8"?>
<math xmlns="http://www.w3.org/1998/Math/MathML">
  <semantics>
    <mrow>
      <mover accent="true">
        <mrow>
          <mi>j</mi>
          <mi/>
        </mrow>
        <mo stretchy="false">⃗</mo>
      </mover>
    </mrow>
    <annotation encoding="StarMath 5.0"> vec {j`}</annotation>
  </semantics>
</math>
</file>

<file path=Object 14/content.xml><?xml version="1.0" encoding="utf-8"?>
<math xmlns="http://www.w3.org/1998/Math/MathML" display="block">
  <semantics>
    <mover accent="true">
      <mrow>
        <mi>j</mi>
        <mspace width="0.5em"/>
      </mrow>
      <mo stretchy="false">⃗</mo>
    </mover>
    <annotation encoding="StarMath 5.0"> vec {j`}</annotation>
  </semantics>
</math>
</file>

<file path=Object 15/content.xml><?xml version="1.0" encoding="utf-8"?>
<math xmlns="http://www.w3.org/1998/Math/MathML" display="block">
  <semantics>
    <mstyle color="black">
      <mrow>
        <mn>2</mn>
        <mover accent="true">
          <mi>i</mi>
          <mo stretchy="false">⃗</mo>
        </mover>
      </mrow>
    </mstyle>
    <annotation encoding="StarMath 5.0">color black{{2}  vec {i}}</annotation>
  </semantics>
</math>
</file>

<file path=Object 16/content.xml><?xml version="1.0" encoding="utf-8"?>
<math xmlns="http://www.w3.org/1998/Math/MathML" display="block">
  <semantics>
    <mstyle color="black">
      <mrow>
        <mn>1,5</mn>
        <mover accent="true">
          <mi>i</mi>
          <mo stretchy="false">⃗</mo>
        </mover>
      </mrow>
    </mstyle>
    <annotation encoding="StarMath 5.0">color black{ 1,5  vec {i}}</annotation>
  </semantics>
</math>
</file>

<file path=Object 18/content.xml><?xml version="1.0" encoding="utf-8"?>
<math xmlns="http://www.w3.org/1998/Math/MathML" display="block">
  <semantics>
    <mstyle color="black">
      <mover accent="true">
        <mtext>AD</mtext>
        <mo stretchy="true">⃗</mo>
      </mover>
    </mstyle>
    <annotation encoding="StarMath 5.0">color black{ widevec {"AD"} }</annotation>
  </semantics>
</math>
</file>

<file path=Object 2/content.xml><?xml version="1.0" encoding="utf-8"?>
<math xmlns="http://www.w3.org/1998/Math/MathML" display="block">
  <semantics>
    <mstyle color="black">
      <mrow>
        <mrow>
          <mo fence="true" stretchy="false">‖</mo>
          <mrow>
            <mover accent="true">
              <mi>u</mi>
              <mo stretchy="false">⃗</mo>
            </mover>
          </mrow>
          <mo fence="true" stretchy="false">‖</mo>
        </mrow>
        <mo stretchy="false">=</mo>
        <msqrt>
          <mrow>
            <msup>
              <msub>
                <mi>x</mi>
                <mover accent="true">
                  <mi>u</mi>
                  <mo stretchy="false">⃗</mo>
                </mover>
              </msub>
              <mn>2</mn>
            </msup>
            <mo stretchy="false">+</mo>
            <msup>
              <msub>
                <mi>y</mi>
                <mover accent="true">
                  <mi>u</mi>
                  <mo stretchy="false">⃗</mo>
                </mover>
              </msub>
              <mn>2</mn>
            </msup>
          </mrow>
        </msqrt>
      </mrow>
    </mstyle>
    <annotation encoding="StarMath 5.0">color black{  ldline vec{u} rdline = sqrt {{x_vec{u}}^{2}+{y_vec{u}}^{2}} }</annotation>
  </semantics>
</math>
</file>

<file path=Object 20/content.xml><?xml version="1.0" encoding="utf-8"?>
<math xmlns="http://www.w3.org/1998/Math/MathML">
  <semantics>
    <mrow>
      <mover accent="true">
        <mrow>
          <mi>u</mi>
        </mrow>
        <mo stretchy="false">⃗</mo>
      </mover>
    </mrow>
    <annotation encoding="StarMath 5.0"> vec {u}</annotation>
  </semantics>
</math>
</file>

<file path=Object 21/content.xml><?xml version="1.0" encoding="utf-8"?>
<math xmlns="http://www.w3.org/1998/Math/MathML" display="block">
  <semantics>
    <mstyle color="black">
      <mrow>
        <mrow>
          <mo stretchy="false">−</mo>
          <mover accent="true">
            <mi>i</mi>
            <mo stretchy="false">⃗</mo>
          </mover>
        </mrow>
        <mo stretchy="false">+</mo>
        <mover accent="true">
          <mi>j</mi>
          <mo stretchy="false">⃗</mo>
        </mover>
      </mrow>
    </mstyle>
    <annotation encoding="StarMath 5.0">color black{- vec {i} +  vec {j}}</annotation>
  </semantics>
</math>
</file>

<file path=Object 26/content.xml><?xml version="1.0" encoding="utf-8"?>
<math xmlns="http://www.w3.org/1998/Math/MathML" display="block">
  <semantics>
    <mover accent="true">
      <mi>v</mi>
      <mo stretchy="false">⃗</mo>
    </mover>
    <annotation encoding="StarMath 5.0"> vec {v}</annotation>
  </semantics>
</math>
</file>

<file path=Object 3/content.xml><?xml version="1.0" encoding="utf-8"?>
<math xmlns="http://www.w3.org/1998/Math/MathML">
  <semantics>
    <mrow>
      <mover accent="true">
        <mrow>
          <mi>i</mi>
        </mrow>
        <mo stretchy="false">⃗</mo>
      </mover>
    </mrow>
    <annotation encoding="StarMath 5.0"> vec {i}</annotation>
  </semantics>
</math>
</file>

<file path=Object 30/content.xml><?xml version="1.0" encoding="utf-8"?>
<math xmlns="http://www.w3.org/1998/Math/MathML" display="block">
  <semantics>
    <mrow>
      <mo fence="true" stretchy="false">(</mo>
      <mrow>
        <mrow>
          <mstyle mathvariant="normal">
            <mtext>O</mtext>
          </mstyle>
          <mstyle mathvariant="normal">
            <mi mathvariant="normal">;</mi>
          </mstyle>
          <mover accent="true">
            <mi>i</mi>
            <mo stretchy="false">⃗</mo>
          </mover>
          <mstyle mathvariant="normal">
            <mi mathvariant="normal">;</mi>
          </mstyle>
          <mover accent="true">
            <mrow>
              <mi>j</mi>
              <mspace width="0.5em"/>
            </mrow>
            <mo stretchy="false">⃗</mo>
          </mover>
        </mrow>
      </mrow>
      <mo fence="true" stretchy="false">)</mo>
    </mrow>
    <annotation encoding="StarMath 5.0">(nitalic "O" nitalic ; vec {i} nitalic ; vec {j`})</annotation>
  </semantics>
</math>
</file>

<file path=Object 31/content.xml><?xml version="1.0" encoding="utf-8"?>
<math xmlns="http://www.w3.org/1998/Math/MathML" display="block">
  <semantics>
    <munder accentunder="true">
      <mover accent="true">
        <mtext>AB</mtext>
        <mo stretchy="true">⃗</mo>
      </mover>
      <mo>̲</mo>
    </munder>
    <annotation encoding="StarMath 5.0">underline {widevec {"AB"}}</annotation>
  </semantics>
</math>
</file>

<file path=Object 32/content.xml><?xml version="1.0" encoding="utf-8"?>
<math xmlns="http://www.w3.org/1998/Math/MathML" display="block">
  <semantics>
    <mrow>
      <mrow>
        <mover accent="true">
          <mi>u</mi>
          <mo stretchy="false">⃗</mo>
        </mover>
        <mo stretchy="false">=</mo>
        <mover accent="true">
          <mi>v</mi>
          <mo stretchy="false">⃗</mo>
        </mover>
      </mrow>
      <mo stretchy="false">⇔</mo>
      <mstyle color="black">
        <mrow>
          <mo fence="true" stretchy="true">{</mo>
          <mrow>
            <mtable>
              <mtr>
                <mtd>
                  <mrow>
                    <msub>
                      <mi>x</mi>
                      <mover accent="true">
                        <mi>u</mi>
                        <mo stretchy="false">⃗</mo>
                      </mover>
                    </msub>
                    <mo stretchy="false">=</mo>
                    <msub>
                      <mi>x</mi>
                      <mover accent="true">
                        <mi>v</mi>
                        <mo stretchy="false">⃗</mo>
                      </mover>
                    </msub>
                  </mrow>
                </mtd>
              </mtr>
              <mtr>
                <mtd>
                  <mrow>
                    <msub>
                      <mi>y</mi>
                      <mover accent="true">
                        <mi>u</mi>
                        <mo stretchy="false">⃗</mo>
                      </mover>
                    </msub>
                    <mo stretchy="false">=</mo>
                    <msub>
                      <mi>y</mi>
                      <mover accent="true">
                        <mi>v</mi>
                        <mo stretchy="false">⃗</mo>
                      </mover>
                    </msub>
                  </mrow>
                </mtd>
              </mtr>
            </mtable>
          </mrow>
        </mrow>
      </mstyle>
    </mrow>
    <annotation encoding="StarMath 5.0"> vec{u}= vec{v} dlrarrow color black{ left lbrace stack{{ x_vec{u}=x_vec{v}} # {y_vec{u}=y_vec{v} }} right none }</annotation>
  </semantics>
</math>
</file>

<file path=Object 33/content.xml><?xml version="1.0" encoding="utf-8"?>
<math xmlns="http://www.w3.org/1998/Math/MathML" display="block">
  <semantics>
    <mrow>
      <mover accent="true">
        <mtext>BE</mtext>
        <mo stretchy="true">⃗</mo>
      </mover>
      <mo stretchy="false">=</mo>
      <mrow>
        <mover accent="true">
          <mtext>AD</mtext>
          <mo stretchy="true">⃗</mo>
        </mover>
        <mo stretchy="false">+</mo>
        <mover accent="true">
          <mtext>AC</mtext>
          <mo stretchy="true">⃗</mo>
        </mover>
      </mrow>
    </mrow>
    <annotation encoding="StarMath 5.0"> widevec {"BE"}= widevec {"AD"}+ widevec {"AC"}</annotation>
  </semantics>
</math>
</file>

<file path=Object 34/content.xml><?xml version="1.0" encoding="utf-8"?>
<math xmlns="http://www.w3.org/1998/Math/MathML" display="block">
  <semantics>
    <mrow>
      <mover accent="true">
        <mtext>AB</mtext>
        <mo stretchy="true">⃗</mo>
      </mover>
      <mo stretchy="false">=</mo>
      <mrow>
        <mrow>
          <mn>1</mn>
          <mo stretchy="false">×</mo>
          <mover accent="true">
            <mtext>AB</mtext>
            <mo stretchy="true">⃗</mo>
          </mover>
        </mrow>
        <mo stretchy="false">+</mo>
        <mrow>
          <mn>0</mn>
          <mo stretchy="false">×</mo>
          <mover accent="true">
            <mtext>AD</mtext>
            <mo stretchy="true">⃗</mo>
          </mover>
        </mrow>
      </mrow>
    </mrow>
    <annotation encoding="StarMath 5.0"> widevec {"AB"} = {1} times  widevec {"AB"} + {0} times  widevec {"AD"}</annotation>
  </semantics>
</math>
</file>

<file path=Object 35/content.xml><?xml version="1.0" encoding="utf-8"?>
<math xmlns="http://www.w3.org/1998/Math/MathML" display="block">
  <semantics>
    <mrow>
      <mover accent="true">
        <mtext>AD</mtext>
        <mo stretchy="true">⃗</mo>
      </mover>
      <mo stretchy="false">=</mo>
      <mrow>
        <mrow>
          <mn>0</mn>
          <mo stretchy="false">×</mo>
          <mover accent="true">
            <mtext>AB</mtext>
            <mo stretchy="true">⃗</mo>
          </mover>
        </mrow>
        <mo stretchy="false">+</mo>
        <mrow>
          <mn>1</mn>
          <mo stretchy="false">×</mo>
          <mover accent="true">
            <mtext>AD</mtext>
            <mo stretchy="true">⃗</mo>
          </mover>
        </mrow>
      </mrow>
    </mrow>
    <annotation encoding="StarMath 5.0"> widevec {"AD"} = {0} times  widevec {"AB"} + {1} times  widevec {"AD"}</annotation>
  </semantics>
</math>
</file>

<file path=Object 36/content.xml><?xml version="1.0" encoding="utf-8"?>
<math xmlns="http://www.w3.org/1998/Math/MathML" display="block">
  <semantics>
    <mrow>
      <mrow>
        <mover accent="true">
          <mi>v</mi>
          <mo stretchy="false">⃗</mo>
        </mover>
        <mo stretchy="false">=</mo>
        <mi>k</mi>
      </mrow>
      <mover accent="true">
        <mi>u</mi>
        <mo stretchy="false">⃗</mo>
      </mover>
      <mo stretchy="false">⇔</mo>
      <mstyle color="black">
        <mrow>
          <mo fence="true" stretchy="true">{</mo>
          <mrow>
            <mtable>
              <mtr>
                <mtd>
                  <mrow>
                    <mrow>
                      <msub>
                        <mi>x</mi>
                        <mover accent="true">
                          <mi>v</mi>
                          <mo stretchy="false">⃗</mo>
                        </mover>
                      </msub>
                      <mo stretchy="false">=</mo>
                      <mi>k</mi>
                    </mrow>
                    <msub>
                      <mi>x</mi>
                      <mover accent="true">
                        <mi>u</mi>
                        <mo stretchy="false">⃗</mo>
                      </mover>
                    </msub>
                  </mrow>
                </mtd>
              </mtr>
              <mtr>
                <mtd>
                  <mrow>
                    <mrow>
                      <msub>
                        <mi>y</mi>
                        <mover accent="true">
                          <mi>v</mi>
                          <mo stretchy="false">⃗</mo>
                        </mover>
                      </msub>
                      <mo stretchy="false">=</mo>
                      <mi>k</mi>
                    </mrow>
                    <msub>
                      <mi>y</mi>
                      <mover accent="true">
                        <mi>u</mi>
                        <mo stretchy="false">⃗</mo>
                      </mover>
                    </msub>
                  </mrow>
                </mtd>
              </mtr>
            </mtable>
          </mrow>
        </mrow>
      </mstyle>
    </mrow>
    <annotation encoding="StarMath 5.0">vec{v}= k vec{u} dlrarrow color black{ left lbrace stack{{x_vec{v}=k x_vec{u}} # {y_ vec{v}=k y_vec{u}}} right none }</annotation>
  </semantics>
</math>
</file>

<file path=Object 37/content.xml><?xml version="1.0" encoding="utf-8"?>
<math xmlns="http://www.w3.org/1998/Math/MathML" display="block">
  <semantics>
    <mover accent="true">
      <mtext>AB</mtext>
      <mo stretchy="true">⃗</mo>
    </mover>
    <annotation encoding="StarMath 5.0">widevec {"AB"}</annotation>
  </semantics>
</math>
</file>

<file path=Object 38/content.xml><?xml version="1.0" encoding="utf-8"?>
<math xmlns="http://www.w3.org/1998/Math/MathML" display="block">
  <semantics>
    <mstyle color="black">
      <mrow>
        <mo fence="true" stretchy="true">{</mo>
        <mrow>
          <mtable>
            <mtr>
              <mtd>
                <mrow>
                  <msub>
                    <mi>x</mi>
                    <mover accent="true">
                      <mtext>AB</mtext>
                      <mo stretchy="true">⃗</mo>
                    </mover>
                  </msub>
                  <mo stretchy="false">=</mo>
                  <mrow>
                    <msub>
                      <mi>x</mi>
                      <mtext>B</mtext>
                    </msub>
                    <mo stretchy="false">−</mo>
                    <msub>
                      <mi>x</mi>
                      <mtext>A</mtext>
                    </msub>
                  </mrow>
                </mrow>
              </mtd>
            </mtr>
            <mtr>
              <mtd>
                <mrow>
                  <msub>
                    <mi>y</mi>
                    <mover accent="true">
                      <mtext>AB</mtext>
                      <mo stretchy="true">⃗</mo>
                    </mover>
                  </msub>
                  <mo stretchy="false">=</mo>
                  <mrow>
                    <msub>
                      <mi>y</mi>
                      <mtext>B</mtext>
                    </msub>
                    <mo stretchy="false">−</mo>
                    <msub>
                      <mi>y</mi>
                      <mtext>A</mtext>
                    </msub>
                  </mrow>
                </mrow>
              </mtd>
            </mtr>
          </mtable>
        </mrow>
      </mrow>
    </mstyle>
    <annotation encoding="StarMath 5.0">color black{ left lbrace stack{{x_widevec{"AB"} = x_"B"-x_"A"} # {y_widevec{"AB"} =y_"B"-y_"A" }} right none }</annotation>
  </semantics>
</math>
</file>

<file path=Object 39/content.xml><?xml version="1.0" encoding="utf-8"?>
<math xmlns="http://www.w3.org/1998/Math/MathML" display="block">
  <semantics>
    <mrow>
      <mo fence="true" stretchy="false">(</mo>
      <mrow>
        <mrow>
          <mstyle mathvariant="normal">
            <mtext>O</mtext>
          </mstyle>
          <mstyle mathvariant="normal">
            <mi mathvariant="normal">;</mi>
          </mstyle>
          <mover accent="true">
            <mi>i</mi>
            <mo stretchy="false">⃗</mo>
          </mover>
          <mstyle mathvariant="normal">
            <mi mathvariant="normal">;</mi>
          </mstyle>
          <mover accent="true">
            <mrow>
              <mi>j</mi>
              <mspace width="0.5em"/>
            </mrow>
            <mo stretchy="false">⃗</mo>
          </mover>
        </mrow>
      </mrow>
      <mo fence="true" stretchy="false">)</mo>
    </mrow>
    <annotation encoding="StarMath 5.0">(nitalic "O" nitalic ; vec {i} nitalic ; vec {j`})</annotation>
  </semantics>
</math>
</file>

<file path=Object 4/content.xml><?xml version="1.0" encoding="utf-8"?>
<math xmlns="http://www.w3.org/1998/Math/MathML">
  <semantics>
    <mrow>
      <mover accent="true">
        <mrow>
          <mi>j</mi>
          <mi/>
        </mrow>
        <mo stretchy="false">⃗</mo>
      </mover>
    </mrow>
    <annotation encoding="StarMath 5.0"> vec {j`}</annotation>
  </semantics>
</math>
</file>

<file path=Object 40/content.xml><?xml version="1.0" encoding="utf-8"?>
<math xmlns="http://www.w3.org/1998/Math/MathML" display="block">
  <semantics>
    <mrow>
      <mo stretchy="false">⇔</mo>
      <mstyle color="black">
        <mrow>
          <mo fence="true" stretchy="true">{</mo>
          <mrow>
            <mtable>
              <mtr>
                <mtd>
                  <mrow>
                    <msub>
                      <mi>x</mi>
                      <mtext>I</mtext>
                    </msub>
                    <mo stretchy="false">=</mo>
                    <mfrac>
                      <mrow>
                        <msub>
                          <mi>x</mi>
                          <mtext>A</mtext>
                        </msub>
                        <mo stretchy="false">+</mo>
                        <msub>
                          <mi>x</mi>
                          <mtext>B</mtext>
                        </msub>
                      </mrow>
                      <mn>2</mn>
                    </mfrac>
                  </mrow>
                </mtd>
              </mtr>
              <mtr>
                <mtd>
                  <mrow>
                    <msub>
                      <mi>y</mi>
                      <mtext>I</mtext>
                    </msub>
                    <mo stretchy="false">=</mo>
                    <mfrac>
                      <mrow>
                        <msub>
                          <mi>y</mi>
                          <mtext>A</mtext>
                        </msub>
                        <mo stretchy="false">+</mo>
                        <msub>
                          <mi>y</mi>
                          <mtext>B</mtext>
                        </msub>
                      </mrow>
                      <mn>2</mn>
                    </mfrac>
                  </mrow>
                </mtd>
              </mtr>
            </mtable>
          </mrow>
        </mrow>
      </mstyle>
    </mrow>
    <annotation encoding="StarMath 5.0">dlrarrow color black{ left lbrace stack{{x_"I"={x_"A"+x_"B"} over 2} # {y_"I"={y_"A"+y_"B"} over 2}} right none }</annotation>
  </semantics>
</math>
</file>

<file path=Object 41/content.xml><?xml version="1.0" encoding="utf-8"?>
<math xmlns="http://www.w3.org/1998/Math/MathML" display="block">
  <semantics>
    <mstyle color="black">
      <mrow>
        <mrow>
          <mo fence="true" stretchy="false">‖</mo>
          <mrow>
            <mover accent="true">
              <mi mathvariant="italic">AB</mi>
              <mo stretchy="true">⃗</mo>
            </mover>
          </mrow>
          <mo fence="true" stretchy="false">‖</mo>
        </mrow>
        <mo stretchy="false">=</mo>
        <mtext>AB</mtext>
        <mo stretchy="false">=</mo>
        <msqrt>
          <mrow>
            <msup>
              <mrow>
                <mo fence="true" stretchy="false">(</mo>
                <mrow>
                  <mrow>
                    <msub>
                      <mi>x</mi>
                      <mtext>B</mtext>
                    </msub>
                    <mo stretchy="false">−</mo>
                    <msub>
                      <mi>x</mi>
                      <mtext>A</mtext>
                    </msub>
                  </mrow>
                </mrow>
                <mo fence="true" stretchy="false">)</mo>
              </mrow>
              <mn>2</mn>
            </msup>
            <mo stretchy="false">+</mo>
            <msup>
              <mrow>
                <mo fence="true" stretchy="false">(</mo>
                <mrow>
                  <mrow>
                    <msub>
                      <mi>y</mi>
                      <mtext>B</mtext>
                    </msub>
                    <mo stretchy="false">−</mo>
                    <msub>
                      <mi>y</mi>
                      <mtext>A</mtext>
                    </msub>
                  </mrow>
                </mrow>
                <mo fence="true" stretchy="false">)</mo>
              </mrow>
              <mn>2</mn>
            </msup>
          </mrow>
        </msqrt>
      </mrow>
    </mstyle>
    <annotation encoding="StarMath 5.0">color black{  ldline widevec {AB} rdline ="AB"= sqrt {(x_"B"-x_"A")^{2}+(y_"B"-y_"A")^{2}} }</annotation>
  </semantics>
</math>
</file>

<file path=Object 42/content.xml><?xml version="1.0" encoding="utf-8"?>
<math xmlns="http://www.w3.org/1998/Math/MathML" display="block">
  <semantics>
    <mstyle color="black">
      <mrow>
        <mo fence="true" stretchy="true">{</mo>
        <mrow>
          <mtable>
            <mtr>
              <mtd>
                <mrow>
                  <msub>
                    <mi>x</mi>
                    <mi>A</mi>
                  </msub>
                  <mo stretchy="false">=</mo>
                  <mfrac>
                    <mrow>
                      <msub>
                        <mi>x</mi>
                        <mi>B</mi>
                      </msub>
                      <mo stretchy="false">+</mo>
                      <msub>
                        <mi>x</mi>
                        <mi>C</mi>
                      </msub>
                    </mrow>
                    <mn>2</mn>
                  </mfrac>
                </mrow>
              </mtd>
            </mtr>
            <mtr>
              <mtd>
                <mrow>
                  <msub>
                    <mi>y</mi>
                    <mi>A</mi>
                  </msub>
                  <mo stretchy="false">=</mo>
                  <mfrac>
                    <mrow>
                      <msub>
                        <mi>y</mi>
                        <mi>B</mi>
                      </msub>
                      <mo stretchy="false">+</mo>
                      <msub>
                        <mi>y</mi>
                        <mi>C</mi>
                      </msub>
                    </mrow>
                    <mn>2</mn>
                  </mfrac>
                </mrow>
              </mtd>
            </mtr>
          </mtable>
        </mrow>
      </mrow>
    </mstyle>
    <annotation encoding="StarMath 5.0">color black{ left lbrace stack{{x_A={x_B+x_C} over 2} # {y_A={y_B+y_C} over 2}} right none }</annotation>
  </semantics>
</math>
</file>

<file path=Object 43/content.xml><?xml version="1.0" encoding="utf-8"?>
<math xmlns="http://www.w3.org/1998/Math/MathML" display="block">
  <semantics>
    <mstyle color="black">
      <mrow>
        <mo fence="true" stretchy="true">{</mo>
        <mrow>
          <mtable>
            <mtr>
              <mtd>
                <mrow>
                  <mn>1</mn>
                  <mo stretchy="false">=</mo>
                  <mfrac>
                    <mrow>
                      <mn>4</mn>
                      <mo stretchy="false">+</mo>
                      <msub>
                        <mi>x</mi>
                        <mi>C</mi>
                      </msub>
                    </mrow>
                    <mn>2</mn>
                  </mfrac>
                </mrow>
              </mtd>
            </mtr>
            <mtr>
              <mtd>
                <mrow>
                  <mn>2</mn>
                  <mo stretchy="false">=</mo>
                  <mfrac>
                    <mrow>
                      <mn>1</mn>
                      <mo stretchy="false">+</mo>
                      <msub>
                        <mi>y</mi>
                        <mi>C</mi>
                      </msub>
                    </mrow>
                    <mn>2</mn>
                  </mfrac>
                </mrow>
              </mtd>
            </mtr>
          </mtable>
        </mrow>
      </mrow>
    </mstyle>
    <annotation encoding="StarMath 5.0">color black{ left lbrace stack{{1={4+x_C} over 2} # {2={1+y_C} over 2}} right none }</annotation>
  </semantics>
</math>
</file>

<file path=Object 44/content.xml><?xml version="1.0" encoding="utf-8"?>
<math xmlns="http://www.w3.org/1998/Math/MathML" display="block">
  <semantics>
    <mstyle color="black">
      <mrow>
        <mo fence="true" stretchy="true">{</mo>
        <mrow>
          <mtable>
            <mtr>
              <mtd>
                <mrow>
                  <msub>
                    <mi>x</mi>
                    <mi>C</mi>
                  </msub>
                  <mo stretchy="false">=</mo>
                  <mrow>
                    <mo stretchy="false">−</mo>
                    <mn>2</mn>
                  </mrow>
                </mrow>
              </mtd>
            </mtr>
            <mtr>
              <mtd>
                <mrow>
                  <msub>
                    <mi>y</mi>
                    <mi>C</mi>
                  </msub>
                  <mo stretchy="false">=</mo>
                  <mn>3</mn>
                </mrow>
              </mtd>
            </mtr>
          </mtable>
        </mrow>
      </mrow>
    </mstyle>
    <annotation encoding="StarMath 5.0">alignl color black{ left lbrace stack{{x_C=-2} # {y_C=3}} right none }</annotation>
  </semantics>
</math>
</file>

<file path=Object 45/content.xml><?xml version="1.0" encoding="utf-8"?>
<math xmlns="http://www.w3.org/1998/Math/MathML" display="block">
  <semantics>
    <mrow>
      <mover accent="true">
        <mtext>AC</mtext>
        <mo stretchy="true">⃗</mo>
      </mover>
      <mo stretchy="false">=</mo>
      <mstyle color="black">
        <mrow>
          <mover accent="true">
            <mtext>AB</mtext>
            <mo stretchy="true">⃗</mo>
          </mover>
          <mo stretchy="false">+</mo>
          <mover accent="true">
            <mtext>AD</mtext>
            <mo stretchy="true">⃗</mo>
          </mover>
        </mrow>
      </mstyle>
    </mrow>
    <annotation encoding="StarMath 5.0"> widevec {"AC"} =  color black{ widevec {"AB"}+ widevec {"AD"}}</annotation>
  </semantics>
</math>
</file>

<file path=Object 46/content.xml><?xml version="1.0" encoding="utf-8"?>
<math xmlns="http://www.w3.org/1998/Math/MathML" display="block">
  <semantics>
    <mrow>
      <mover accent="true">
        <mtext>BE</mtext>
        <mo stretchy="true">⃗</mo>
      </mover>
      <mo stretchy="false">=</mo>
      <mrow>
        <mover accent="true">
          <mtext>AD</mtext>
          <mo stretchy="true">⃗</mo>
        </mover>
        <mo stretchy="false">+</mo>
        <mover accent="true">
          <mtext>AC</mtext>
          <mo stretchy="true">⃗</mo>
        </mover>
      </mrow>
    </mrow>
    <annotation encoding="StarMath 5.0"> widevec {"BE"}= widevec {"AD"}+ widevec {"AC"}</annotation>
  </semantics>
</math>
</file>

<file path=Object 47/content.xml><?xml version="1.0" encoding="utf-8"?>
<math xmlns="http://www.w3.org/1998/Math/MathML" display="block">
  <semantics>
    <mstyle color="black">
      <mrow>
        <mo fence="true" stretchy="true">{</mo>
        <mrow>
          <mtable>
            <mtr>
              <mtd>
                <mrow>
                  <msub>
                    <mi>x</mi>
                    <mtext>E</mtext>
                  </msub>
                  <mo stretchy="false">=</mo>
                  <mn>2</mn>
                </mrow>
              </mtd>
            </mtr>
            <mtr>
              <mtd>
                <mrow>
                  <msub>
                    <mi>y</mi>
                    <mtext>E</mtext>
                  </msub>
                  <mo stretchy="false">=</mo>
                  <mn>2</mn>
                </mrow>
              </mtd>
            </mtr>
          </mtable>
        </mrow>
      </mrow>
    </mstyle>
    <annotation encoding="StarMath 5.0">alignl color black{ left lbrace stack{{x_"E"=2} # y_"E"=2} right none }</annotation>
  </semantics>
</math>
</file>

<file path=Object 48/content.xml><?xml version="1.0" encoding="utf-8"?>
<math xmlns="http://www.w3.org/1998/Math/MathML" display="block">
  <semantics>
    <mstyle color="black">
      <mrow>
        <mo fence="true" stretchy="true">{</mo>
        <mrow>
          <mtable>
            <mtr>
              <mtd>
                <mrow>
                  <mrow>
                    <msub>
                      <mi>x</mi>
                      <mtext>E</mtext>
                    </msub>
                    <mo stretchy="false">−</mo>
                    <mn>1</mn>
                  </mrow>
                  <mo stretchy="false">=</mo>
                  <mrow>
                    <mrow>
                      <mo fence="true" stretchy="false">(</mo>
                      <mrow>
                        <mrow>
                          <mn>0</mn>
                          <mo stretchy="false">−</mo>
                          <mn>0</mn>
                        </mrow>
                      </mrow>
                      <mo fence="true" stretchy="false">)</mo>
                    </mrow>
                    <mo stretchy="false">+</mo>
                    <mrow>
                      <mo fence="true" stretchy="false">(</mo>
                      <mrow>
                        <mrow>
                          <mn>1</mn>
                          <mo stretchy="false">−</mo>
                          <mn>0</mn>
                        </mrow>
                      </mrow>
                      <mo fence="true" stretchy="false">)</mo>
                    </mrow>
                  </mrow>
                </mrow>
              </mtd>
            </mtr>
            <mtr>
              <mtd>
                <mrow>
                  <mrow>
                    <msub>
                      <mi>y</mi>
                      <mtext>E</mtext>
                    </msub>
                    <mo stretchy="false">−</mo>
                    <mn>0</mn>
                  </mrow>
                  <mo stretchy="false">=</mo>
                  <mrow>
                    <mrow>
                      <mo fence="true" stretchy="false">(</mo>
                      <mrow>
                        <mrow>
                          <mn>1</mn>
                          <mo stretchy="false">−</mo>
                          <mn>0</mn>
                        </mrow>
                      </mrow>
                      <mo fence="true" stretchy="false">)</mo>
                    </mrow>
                    <mo stretchy="false">+</mo>
                    <mrow>
                      <mo fence="true" stretchy="false">(</mo>
                      <mrow>
                        <mrow>
                          <mn>1</mn>
                          <mo stretchy="false">−</mo>
                          <mn>0</mn>
                        </mrow>
                      </mrow>
                      <mo fence="true" stretchy="false">)</mo>
                    </mrow>
                  </mrow>
                </mrow>
              </mtd>
            </mtr>
          </mtable>
        </mrow>
      </mrow>
    </mstyle>
    <annotation encoding="StarMath 5.0">alignl color black{ left lbrace stack{{x_"E"-1=(0-0)+(1-0)} # {y_"E"-0=(1-0)+(1-0)}} right none }</annotation>
  </semantics>
</math>
</file>

<file path=Object 49/content.xml><?xml version="1.0" encoding="utf-8"?>
<math xmlns="http://www.w3.org/1998/Math/MathML" display="block">
  <semantics>
    <mover accent="true">
      <mtext>OM</mtext>
      <mo stretchy="true">⃗</mo>
    </mover>
    <annotation encoding="StarMath 5.0"> widevec {"OM"}</annotation>
  </semantics>
</math>
</file>

<file path=Object 5/content.xml><?xml version="1.0" encoding="utf-8"?>
<math xmlns="http://www.w3.org/1998/Math/MathML" display="block">
  <semantics>
    <mrow>
      <mrow>
        <mover accent="true">
          <mi>w</mi>
          <mo stretchy="false">⃗</mo>
        </mover>
        <mo stretchy="false">=</mo>
        <mrow>
          <mover accent="true">
            <mi>u</mi>
            <mo stretchy="false">⃗</mo>
          </mover>
          <mo stretchy="false">+</mo>
          <mover accent="true">
            <mi>v</mi>
            <mo stretchy="false">⃗</mo>
          </mover>
        </mrow>
      </mrow>
      <mo stretchy="false">⇔</mo>
      <mstyle color="black">
        <mrow>
          <mo fence="true" stretchy="true">{</mo>
          <mrow>
            <mtable>
              <mtr>
                <mtd>
                  <mrow>
                    <msub>
                      <mi>x</mi>
                      <mover accent="true">
                        <mi>w</mi>
                        <mo stretchy="false">⃗</mo>
                      </mover>
                    </msub>
                    <mo stretchy="false">=</mo>
                    <mrow>
                      <msub>
                        <mi>x</mi>
                        <mover accent="true">
                          <mi>u</mi>
                          <mo stretchy="false">⃗</mo>
                        </mover>
                      </msub>
                      <mo stretchy="false">+</mo>
                      <msub>
                        <mi>x</mi>
                        <mover accent="true">
                          <mi>v</mi>
                          <mo stretchy="false">⃗</mo>
                        </mover>
                      </msub>
                    </mrow>
                  </mrow>
                </mtd>
              </mtr>
              <mtr>
                <mtd>
                  <mrow>
                    <msub>
                      <mi>y</mi>
                      <mover accent="true">
                        <mi>w</mi>
                        <mo stretchy="false">⃗</mo>
                      </mover>
                    </msub>
                    <mo stretchy="false">=</mo>
                    <mrow>
                      <msub>
                        <mi>y</mi>
                        <mover accent="true">
                          <mi>u</mi>
                          <mo stretchy="false">⃗</mo>
                        </mover>
                      </msub>
                      <mo stretchy="false">+</mo>
                      <msub>
                        <mi>y</mi>
                        <mover accent="true">
                          <mi>v</mi>
                          <mo stretchy="false">⃗</mo>
                        </mover>
                      </msub>
                    </mrow>
                  </mrow>
                </mtd>
              </mtr>
            </mtable>
          </mrow>
        </mrow>
      </mstyle>
    </mrow>
    <annotation encoding="StarMath 5.0">vec{w}= vec{u}+vec{v} dlrarrow color black{ left lbrace stack{{ x_vec{w}=x_vec{u}+x_vec{v}} # {y_vec{w}=y_vec{u}+y_vec{v}}} right none }</annotation>
  </semantics>
</math>
</file>

<file path=Object 50/content.xml><?xml version="1.0" encoding="utf-8"?>
<math xmlns="http://www.w3.org/1998/Math/MathML" display="block">
  <semantics>
    <mstyle color="black">
      <mrow>
        <mo fence="true" stretchy="true">{</mo>
        <mrow>
          <mtable>
            <mtr>
              <mtd>
                <mrow>
                  <mfrac>
                    <mrow>
                      <msub>
                        <mi>x</mi>
                        <mtext>A</mtext>
                      </msub>
                      <mo stretchy="false">+</mo>
                      <msub>
                        <mi>x</mi>
                        <mtext>E</mtext>
                      </msub>
                    </mrow>
                    <mn>2</mn>
                  </mfrac>
                  <mo stretchy="false">=</mo>
                  <mfrac>
                    <mrow>
                      <mn>0</mn>
                      <mo stretchy="false">+</mo>
                      <mn>2</mn>
                    </mrow>
                    <mn>2</mn>
                  </mfrac>
                  <mo stretchy="false">=</mo>
                  <mn>1</mn>
                </mrow>
              </mtd>
            </mtr>
            <mtr>
              <mtd>
                <mrow>
                  <mfrac>
                    <mrow>
                      <msub>
                        <mi>y</mi>
                        <mtext>A</mtext>
                      </msub>
                      <mo stretchy="false">+</mo>
                      <msub>
                        <mi>y</mi>
                        <mtext>E</mtext>
                      </msub>
                    </mrow>
                    <mn>2</mn>
                  </mfrac>
                  <mo stretchy="false">=</mo>
                  <mfrac>
                    <mrow>
                      <mn>0</mn>
                      <mo stretchy="false">+</mo>
                      <mn>2</mn>
                    </mrow>
                    <mn>2</mn>
                  </mfrac>
                  <mo stretchy="false">=</mo>
                  <mn>1</mn>
                </mrow>
              </mtd>
            </mtr>
          </mtable>
        </mrow>
      </mrow>
    </mstyle>
    <annotation encoding="StarMath 5.0">color black{ left lbrace stack{{{x_"A"+x_"E"} over 2 = {0+2} over 2 = 1} # {{y_"A"+y_"E"} over 2 = {0+2} over 2 = 1}} right none }</annotation>
  </semantics>
</math>
</file>

<file path=Object 51/content.xml><?xml version="1.0" encoding="utf-8"?>
<math xmlns="http://www.w3.org/1998/Math/MathML" display="block">
  <semantics>
    <mover accent="true">
      <mtext>OM</mtext>
      <mo stretchy="true">⃗</mo>
    </mover>
    <annotation encoding="StarMath 5.0"> widevec {"OM"}</annotation>
  </semantics>
</math>
</file>

<file path=Object 52/content.xml><?xml version="1.0" encoding="utf-8"?>
<math xmlns="http://www.w3.org/1998/Math/MathML" display="block">
  <semantics>
    <mover accent="true">
      <mtext>OM</mtext>
      <mo stretchy="true">⃗</mo>
    </mover>
    <annotation encoding="StarMath 5.0"> widevec {"OM"}</annotation>
  </semantics>
</math>
</file>

<file path=Object 53/content.xml><?xml version="1.0" encoding="utf-8"?>
<math xmlns="http://www.w3.org/1998/Math/MathML" display="block">
  <semantics>
    <mover accent="true">
      <mtext>OM</mtext>
      <mo stretchy="true">⃗</mo>
    </mover>
    <annotation encoding="StarMath 5.0"> widevec {"OM"}</annotation>
  </semantics>
</math>
</file>

<file path=Object 54/content.xml><?xml version="1.0" encoding="utf-8"?>
<math xmlns="http://www.w3.org/1998/Math/MathML" display="block">
  <semantics>
    <mover accent="true">
      <mtext>OM</mtext>
      <mo stretchy="true">⃗</mo>
    </mover>
    <annotation encoding="StarMath 5.0"> widevec {"OM"}</annotation>
  </semantics>
</math>
</file>

<file path=Object 55/content.xml><?xml version="1.0" encoding="utf-8"?>
<math xmlns="http://www.w3.org/1998/Math/MathML" display="block">
  <semantics>
    <mover accent="true">
      <mtext>OM</mtext>
      <mo stretchy="true">⃗</mo>
    </mover>
    <annotation encoding="StarMath 5.0"> widevec {"OM"}</annotation>
  </semantics>
</math>
</file>

<file path=Object 56/content.xml><?xml version="1.0" encoding="utf-8"?>
<math xmlns="http://www.w3.org/1998/Math/MathML" display="block">
  <semantics>
    <mover accent="true">
      <mtext>OM</mtext>
      <mo stretchy="true">⃗</mo>
    </mover>
    <annotation encoding="StarMath 5.0"> widevec {"OM"}</annotation>
  </semantics>
</math>
</file>

<file path=Object 59/content.xml><?xml version="1.0" encoding="utf-8"?>
<math xmlns="http://www.w3.org/1998/Math/MathML" display="block">
  <semantics>
    <mrow>
      <mo fence="true" stretchy="false">(</mo>
      <mrow>
        <mrow>
          <mover accent="true">
            <mi>i</mi>
            <mo stretchy="false">⃗</mo>
          </mover>
          <mstyle mathvariant="normal">
            <mi mathvariant="normal">,</mi>
          </mstyle>
          <mover accent="true">
            <mi>j</mi>
            <mo stretchy="false">⃗</mo>
          </mover>
        </mrow>
      </mrow>
      <mo fence="true" stretchy="false">)</mo>
    </mrow>
    <annotation encoding="StarMath 5.0">(vec {i} nitalic , vec {j})</annotation>
  </semantics>
</math>
</file>

<file path=Object 6/content.xml><?xml version="1.0" encoding="utf-8"?>
<math xmlns="http://www.w3.org/1998/Math/MathML" display="block">
  <semantics>
    <mover accent="true">
      <mi>w</mi>
      <mo stretchy="false">⃗</mo>
    </mover>
    <annotation encoding="StarMath 5.0"> vec {w}</annotation>
  </semantics>
</math>
</file>

<file path=Object 60/content.xml><?xml version="1.0" encoding="utf-8"?>
<math xmlns="http://www.w3.org/1998/Math/MathML" display="block">
  <semantics>
    <mover accent="true">
      <mtext>OM</mtext>
      <mo stretchy="true">⃗</mo>
    </mover>
    <annotation encoding="StarMath 5.0"> widevec {"OM"}</annotation>
  </semantics>
</math>
</file>

<file path=Object 61/content.xml><?xml version="1.0" encoding="utf-8"?>
<math xmlns="http://www.w3.org/1998/Math/MathML" display="block">
  <semantics>
    <mrow>
      <mo fence="true" stretchy="false">(</mo>
      <mrow>
        <mrow>
          <mstyle mathvariant="normal">
            <mtext>O</mtext>
          </mstyle>
          <mstyle mathvariant="normal">
            <mi mathvariant="normal">;</mi>
          </mstyle>
          <mover accent="true">
            <mi>i</mi>
            <mo stretchy="false">⃗</mo>
          </mover>
          <mstyle mathvariant="normal">
            <mi mathvariant="normal">,</mi>
          </mstyle>
          <mover accent="true">
            <mi>j</mi>
            <mo stretchy="false">⃗</mo>
          </mover>
        </mrow>
      </mrow>
      <mo fence="true" stretchy="false">)</mo>
    </mrow>
    <annotation encoding="StarMath 5.0">(nitalic "O" nitalic ; vec {i} nitalic , vec {j})</annotation>
  </semantics>
</math>
</file>

<file path=Object 62/content.xml><?xml version="1.0" encoding="utf-8"?>
<math xmlns="http://www.w3.org/1998/Math/MathML" display="block">
  <semantics>
    <mrow>
      <mo fence="true" stretchy="false">(</mo>
      <mrow>
        <mrow>
          <mover accent="true">
            <mi>i</mi>
            <mo stretchy="false">⃗</mo>
          </mover>
          <mstyle mathvariant="normal">
            <mi mathvariant="normal">;</mi>
          </mstyle>
          <mover accent="true">
            <mrow>
              <mi>j</mi>
              <mspace width="0.5em"/>
            </mrow>
            <mo stretchy="false">⃗</mo>
          </mover>
        </mrow>
      </mrow>
      <mo fence="true" stretchy="false">)</mo>
    </mrow>
    <annotation encoding="StarMath 5.0">(vec {i} nitalic ; vec {j`})</annotation>
  </semantics>
</math>
</file>

<file path=Object 63/content.xml><?xml version="1.0" encoding="utf-8"?>
<math xmlns="http://www.w3.org/1998/Math/MathML">
  <semantics>
    <mrow>
      <mover accent="true">
        <mrow>
          <mi>u</mi>
        </mrow>
        <mo stretchy="false">⃗</mo>
      </mover>
    </mrow>
    <annotation encoding="StarMath 5.0"> vec {u}</annotation>
  </semantics>
</math>
</file>

<file path=Object 64/content.xml><?xml version="1.0" encoding="utf-8"?>
<math xmlns="http://www.w3.org/1998/Math/MathML">
  <semantics>
    <mrow>
      <mrow>
        <mover accent="true">
          <mrow>
            <mi>u</mi>
          </mrow>
          <mo stretchy="false">⃗</mo>
        </mover>
        <mo stretchy="false">=</mo>
        <mrow>
          <mi>x</mi>
        </mrow>
      </mrow>
      <mrow>
        <mover accent="true">
          <mrow>
            <mi>i</mi>
          </mrow>
          <mo stretchy="false">⃗</mo>
        </mover>
        <mo stretchy="false">+</mo>
        <mrow>
          <mi>y</mi>
        </mrow>
      </mrow>
      <mover accent="true">
        <mrow>
          <mi>j</mi>
          <mi/>
        </mrow>
        <mo stretchy="false">⃗</mo>
      </mover>
    </mrow>
    <annotation encoding="StarMath 5.0"> vec {u}={x}  vec {i} + {y}  vec {j`}</annotation>
  </semantics>
</math>
</file>

<file path=Object 69/content.xml><?xml version="1.0" encoding="utf-8"?>
<math xmlns="http://www.w3.org/1998/Math/MathML" display="block">
  <semantics>
    <mrow>
      <mover accent="true">
        <mi>u</mi>
        <mo stretchy="false">⃗</mo>
      </mover>
      <mrow>
        <mo fence="true" stretchy="true">(</mo>
        <mrow>
          <mtable>
            <mtr>
              <mtd>
                <mi>x</mi>
              </mtd>
            </mtr>
            <mtr>
              <mtd>
                <mi>y</mi>
              </mtd>
            </mtr>
          </mtable>
        </mrow>
        <mo fence="true" stretchy="true">)</mo>
      </mrow>
      <mo stretchy="false">⇔</mo>
      <mrow>
        <mover accent="true">
          <mi>u</mi>
          <mo stretchy="false">⃗</mo>
        </mover>
        <mo stretchy="false">=</mo>
        <mi>x</mi>
      </mrow>
      <mrow>
        <mover accent="true">
          <mrow>
            <mi>i</mi>
            <mspace width="0.5em"/>
          </mrow>
          <mo stretchy="false">⃗</mo>
        </mover>
        <mo stretchy="false">+</mo>
        <mi>y</mi>
      </mrow>
      <mover accent="true">
        <mrow>
          <mi>j</mi>
          <mspace width="0.5em"/>
        </mrow>
        <mo stretchy="false">⃗</mo>
      </mover>
    </mrow>
    <annotation encoding="StarMath 5.0">vec {u} left(matrix{x ## y}right) dlrarrow   vec {u}={x}  vec {i`} + {y}  vec {j`}</annotation>
  </semantics>
</math>
</file>

<file path=Object 7/content.xml><?xml version="1.0" encoding="utf-8"?>
<math xmlns="http://www.w3.org/1998/Math/MathML" display="block">
  <semantics>
    <mover accent="true">
      <mtext>AB</mtext>
      <mo stretchy="true">⃗</mo>
    </mover>
    <annotation encoding="StarMath 5.0"> widevec {"AB"}</annotation>
  </semantics>
</math>
</file>

<file path=Object 70/content.xml><?xml version="1.0" encoding="utf-8"?>
<math xmlns="http://www.w3.org/1998/Math/MathML" display="block">
  <semantics>
    <mstyle color="black">
      <mrow>
        <mrow>
          <mover accent="true">
            <mi>u</mi>
            <mo stretchy="false">⃗</mo>
          </mover>
          <mo stretchy="false">=</mo>
          <mrow>
            <mo stretchy="false">−</mo>
            <mn>2</mn>
          </mrow>
        </mrow>
        <mrow>
          <mover accent="true">
            <mrow>
              <mi>i</mi>
              <mspace width="0.5em"/>
            </mrow>
            <mo stretchy="false">⃗</mo>
          </mover>
          <mo stretchy="false">+</mo>
          <mover accent="true">
            <mrow>
              <mi>j</mi>
              <mspace width="0.5em"/>
            </mrow>
            <mo stretchy="false">⃗</mo>
          </mover>
        </mrow>
      </mrow>
    </mstyle>
    <annotation encoding="StarMath 5.0">color black{ vec {u}=-2  vec {i`} +   vec {j`} }</annotation>
  </semantics>
</math>
</file>

<file path=Object 71/content.xml><?xml version="1.0" encoding="utf-8"?>
<math xmlns="http://www.w3.org/1998/Math/MathML" display="block">
  <semantics>
    <mstyle color="black">
      <mrow>
        <mover accent="true">
          <mi>u</mi>
          <mo stretchy="false">⃗</mo>
        </mover>
        <mrow>
          <mo fence="true" stretchy="true">(</mo>
          <mrow>
            <mtable>
              <mtr>
                <mtd>
                  <mrow>
                    <mo stretchy="false">−</mo>
                    <mn>2</mn>
                  </mrow>
                </mtd>
              </mtr>
              <mtr>
                <mtd>
                  <mn>1</mn>
                </mtd>
              </mtr>
            </mtable>
          </mrow>
          <mo fence="true" stretchy="true">)</mo>
        </mrow>
      </mrow>
    </mstyle>
    <annotation encoding="StarMath 5.0">color black{ vec {u} left(matrix{-2 ## 1}right) }</annotation>
  </semantics>
</math>
</file>

<file path=Object 72/content.xml><?xml version="1.0" encoding="utf-8"?>
<math xmlns="http://www.w3.org/1998/Math/MathML" display="block">
  <semantics>
    <mrow>
      <mo fence="true" stretchy="false">(</mo>
      <mrow>
        <mrow>
          <mstyle mathvariant="normal">
            <mtext>O</mtext>
          </mstyle>
          <mstyle mathvariant="normal">
            <mi mathvariant="normal">;</mi>
          </mstyle>
          <mover accent="true">
            <mi>i</mi>
            <mo stretchy="false">⃗</mo>
          </mover>
          <mstyle mathvariant="normal">
            <mi mathvariant="normal">;</mi>
          </mstyle>
          <mover accent="true">
            <mrow>
              <mi>j</mi>
              <mspace width="0.5em"/>
            </mrow>
            <mo stretchy="false">⃗</mo>
          </mover>
        </mrow>
      </mrow>
      <mo fence="true" stretchy="false">)</mo>
    </mrow>
    <annotation encoding="StarMath 5.0">(nitalic "O" nitalic ; vec {i} nitalic ; vec {j`})</annotation>
  </semantics>
</math>
</file>

<file path=Object 73/content.xml><?xml version="1.0" encoding="utf-8"?>
<math xmlns="http://www.w3.org/1998/Math/MathML" display="block">
  <semantics>
    <mover accent="true">
      <mtext>OM</mtext>
      <mo stretchy="true">⃗</mo>
    </mover>
    <annotation encoding="StarMath 5.0"> widevec {"OM"}</annotation>
  </semantics>
</math>
</file>

<file path=Object 74/content.xml><?xml version="1.0" encoding="utf-8"?>
<math xmlns="http://www.w3.org/1998/Math/MathML" display="block">
  <semantics>
    <mrow>
      <mrow>
        <mover accent="true">
          <mtext>OM</mtext>
          <mo stretchy="true">⃗</mo>
        </mover>
        <mo stretchy="false">=</mo>
        <mi>x</mi>
      </mrow>
      <mrow>
        <mover accent="true">
          <mi>i</mi>
          <mo stretchy="false">⃗</mo>
        </mover>
        <mo stretchy="false">+</mo>
        <mi>y</mi>
      </mrow>
      <mover accent="true">
        <mrow>
          <mi>j</mi>
          <mspace width="0.5em"/>
        </mrow>
        <mo stretchy="false">⃗</mo>
      </mover>
    </mrow>
    <annotation encoding="StarMath 5.0"> widevec {"OM"}={x}  vec {i} + {y}  vec {j`}</annotation>
  </semantics>
</math>
</file>

<file path=Object 75/content.xml><?xml version="1.0" encoding="utf-8"?>
<math xmlns="http://www.w3.org/1998/Math/MathML" display="block">
  <semantics>
    <mrow>
      <mo fence="true" stretchy="false">(</mo>
      <mrow>
        <mrow>
          <mstyle mathvariant="normal">
            <mtext>O</mtext>
          </mstyle>
          <mstyle mathvariant="normal">
            <mi mathvariant="normal">;</mi>
          </mstyle>
          <mover accent="true">
            <mi>i</mi>
            <mo stretchy="false">⃗</mo>
          </mover>
          <mstyle mathvariant="normal">
            <mi mathvariant="normal">;</mi>
          </mstyle>
          <mover accent="true">
            <mrow>
              <mi>j</mi>
              <mspace width="0.5em"/>
            </mrow>
            <mo stretchy="false">⃗</mo>
          </mover>
        </mrow>
      </mrow>
      <mo fence="true" stretchy="false">)</mo>
    </mrow>
    <annotation encoding="StarMath 5.0">(nitalic "O" nitalic ; vec {i} nitalic ; vec {j`})</annotation>
  </semantics>
</math>
</file>

<file path=Object 76/content.xml><?xml version="1.0" encoding="utf-8"?>
<math xmlns="http://www.w3.org/1998/Math/MathML" display="block">
  <semantics>
    <mrow>
      <mtext>M</mtext>
      <mrow>
        <mo fence="true" stretchy="false">(</mo>
        <mrow>
          <mrow>
            <mi>x</mi>
            <mi>;</mi>
            <mi>y</mi>
          </mrow>
        </mrow>
        <mo fence="true" stretchy="false">)</mo>
      </mrow>
      <mo stretchy="false">⇔</mo>
      <mover accent="true">
        <mtext>OM</mtext>
        <mo stretchy="true">⃗</mo>
      </mover>
      <mrow>
        <mo fence="true" stretchy="true">(</mo>
        <mrow>
          <mtable>
            <mtr>
              <mtd>
                <mi>x</mi>
              </mtd>
            </mtr>
            <mtr>
              <mtd>
                <mi>y</mi>
              </mtd>
            </mtr>
          </mtable>
        </mrow>
        <mo fence="true" stretchy="true">)</mo>
      </mrow>
      <mo stretchy="false">⇔</mo>
      <mrow>
        <mover accent="true">
          <mtext>OM</mtext>
          <mo stretchy="true">⃗</mo>
        </mover>
        <mo stretchy="false">=</mo>
        <mi>x</mi>
      </mrow>
      <mrow>
        <mover accent="true">
          <mi>i</mi>
          <mo stretchy="false">⃗</mo>
        </mover>
        <mo stretchy="false">+</mo>
        <mi>y</mi>
      </mrow>
      <mover accent="true">
        <mrow>
          <mi>j</mi>
          <mspace width="0.5em"/>
        </mrow>
        <mo stretchy="false">⃗</mo>
      </mover>
    </mrow>
    <annotation encoding="StarMath 5.0">"M"(x;y) dlrarrow widevec {"OM"} left(matrix{x ## y}right) dlrarrow widevec {"OM"}={x}  vec {i} + {y}  vec {j`}</annotation>
  </semantics>
</math>
</file>

<file path=Object 77/content.xml><?xml version="1.0" encoding="utf-8"?>
<math xmlns="http://www.w3.org/1998/Math/MathML" display="block">
  <semantics>
    <mstyle color="black">
      <mrow>
        <mrow>
          <mover accent="true">
            <mtext>OM</mtext>
            <mo stretchy="true">⃗</mo>
          </mover>
          <mo stretchy="false">=</mo>
          <mn>2</mn>
        </mrow>
        <mrow>
          <mover accent="true">
            <mi>i</mi>
            <mo stretchy="false">⃗</mo>
          </mover>
          <mo stretchy="false">+</mo>
          <mfrac>
            <mn>1</mn>
            <mn>2</mn>
          </mfrac>
        </mrow>
        <mover accent="true">
          <mrow>
            <mi>j</mi>
            <mspace width="0.5em"/>
          </mrow>
          <mo stretchy="false">⃗</mo>
        </mover>
      </mrow>
    </mstyle>
    <annotation encoding="StarMath 5.0">color black{ widevec {"OM"}=2  vec {i} + {1 over 2}  vec {j`} }</annotation>
  </semantics>
</math>
</file>

<file path=Object 78/content.xml><?xml version="1.0" encoding="utf-8"?>
<math xmlns="http://www.w3.org/1998/Math/MathML" display="block">
  <semantics>
    <mstyle color="black">
      <mrow>
        <mover accent="true">
          <mtext>OM</mtext>
          <mo stretchy="true">⃗</mo>
        </mover>
        <mrow>
          <mo fence="true" stretchy="true">(</mo>
          <mrow>
            <mtable>
              <mtr>
                <mtd>
                  <mn>2</mn>
                </mtd>
              </mtr>
              <mtr>
                <mtd>
                  <mfrac>
                    <mn>1</mn>
                    <mn>2</mn>
                  </mfrac>
                </mtd>
              </mtr>
            </mtable>
          </mrow>
          <mo fence="true" stretchy="true">)</mo>
        </mrow>
      </mrow>
    </mstyle>
    <annotation encoding="StarMath 5.0">color black{ widevec {"OM"} left(matrix{2 ## {1 over 2}}right) }</annotation>
  </semantics>
</math>
</file>

<file path=Object 79/content.xml><?xml version="1.0" encoding="utf-8"?>
<math xmlns="http://www.w3.org/1998/Math/MathML" display="block">
  <semantics>
    <mstyle color="black">
      <mrow>
        <mtext>M</mtext>
        <mrow>
          <mo fence="true" stretchy="true">(</mo>
          <mrow>
            <mrow>
              <mn>2</mn>
              <mstyle mathvariant="normal">
                <mi mathvariant="normal">;</mi>
              </mstyle>
              <mfrac>
                <mn>1</mn>
                <mn>2</mn>
              </mfrac>
            </mrow>
          </mrow>
          <mo fence="true" stretchy="true">)</mo>
        </mrow>
      </mrow>
    </mstyle>
    <annotation encoding="StarMath 5.0">alignc color black{ "M" left({2}  nitalic;  {1}over{2} right) }</annotation>
  </semantics>
</math>
</file>

<file path=Object 8/content.xml><?xml version="1.0" encoding="utf-8"?>
<math xmlns="http://www.w3.org/1998/Math/MathML" display="block">
  <semantics>
    <mstyle color="black">
      <mrow>
        <mn>2</mn>
        <mrow>
          <mover accent="true">
            <mi>i</mi>
            <mo stretchy="false">⃗</mo>
          </mover>
          <mo stretchy="false">+</mo>
          <mover accent="true">
            <mi>j</mi>
            <mo stretchy="false">⃗</mo>
          </mover>
        </mrow>
      </mrow>
    </mstyle>
    <annotation encoding="StarMath 5.0">color black{{2}  vec {i} +  vec {j}}</annotation>
  </semantics>
</math>
</file>

<file path=Object 9/content.xml><?xml version="1.0" encoding="utf-8"?>
<math xmlns="http://www.w3.org/1998/Math/MathML" display="block">
  <semantics>
    <mstyle color="black">
      <mrow>
        <mo fence="true" stretchy="true">{</mo>
        <mrow>
          <mtable>
            <mtr>
              <mtd>
                <mrow>
                  <mrow>
                    <msub>
                      <mi>x</mi>
                      <mtext>E</mtext>
                    </msub>
                    <mo stretchy="false">−</mo>
                    <msub>
                      <mi>x</mi>
                      <mtext>B</mtext>
                    </msub>
                  </mrow>
                  <mo stretchy="false">=</mo>
                  <mrow>
                    <mrow>
                      <mo fence="true" stretchy="false">(</mo>
                      <mrow>
                        <mrow>
                          <msub>
                            <mi>x</mi>
                            <mtext>D</mtext>
                          </msub>
                          <mo stretchy="false">−</mo>
                          <msub>
                            <mi>x</mi>
                            <mtext>A</mtext>
                          </msub>
                        </mrow>
                      </mrow>
                      <mo fence="true" stretchy="false">)</mo>
                    </mrow>
                    <mo stretchy="false">+</mo>
                    <mrow>
                      <mo fence="true" stretchy="false">(</mo>
                      <mrow>
                        <mrow>
                          <msub>
                            <mi>x</mi>
                            <mtext>C</mtext>
                          </msub>
                          <mo stretchy="false">−</mo>
                          <msub>
                            <mi>x</mi>
                            <mtext>A</mtext>
                          </msub>
                        </mrow>
                      </mrow>
                      <mo fence="true" stretchy="false">)</mo>
                    </mrow>
                  </mrow>
                </mrow>
              </mtd>
            </mtr>
            <mtr>
              <mtd>
                <mrow>
                  <mrow>
                    <msub>
                      <mi>y</mi>
                      <mtext>E</mtext>
                    </msub>
                    <mo stretchy="false">−</mo>
                    <msub>
                      <mi>y</mi>
                      <mtext>B</mtext>
                    </msub>
                  </mrow>
                  <mo stretchy="false">=</mo>
                  <mrow>
                    <mrow>
                      <mo fence="true" stretchy="false">(</mo>
                      <mrow>
                        <mrow>
                          <msub>
                            <mi>y</mi>
                            <mtext>D</mtext>
                          </msub>
                          <mo stretchy="false">−</mo>
                          <msub>
                            <mi>y</mi>
                            <mtext>A</mtext>
                          </msub>
                        </mrow>
                      </mrow>
                      <mo fence="true" stretchy="false">)</mo>
                    </mrow>
                    <mo stretchy="false">+</mo>
                    <mrow>
                      <mo fence="true" stretchy="false">(</mo>
                      <mrow>
                        <mrow>
                          <msub>
                            <mi>y</mi>
                            <mtext>C</mtext>
                          </msub>
                          <mo stretchy="false">−</mo>
                          <msub>
                            <mi>y</mi>
                            <mtext>A</mtext>
                          </msub>
                        </mrow>
                      </mrow>
                      <mo fence="true" stretchy="false">)</mo>
                    </mrow>
                  </mrow>
                </mrow>
              </mtd>
            </mtr>
          </mtable>
        </mrow>
      </mrow>
    </mstyle>
    <annotation encoding="StarMath 5.0">alignl color black{ left lbrace stack{{x_"E"-x_"B"=(x_"D"-x_"A")+(x_"C"-x_"A")} # {y_"E"-y_"B"=(y_"D"-y_"A")+(y_"C"-y_"A")}} right none } </annotation>
  </semantics>
</math>
</file>

<file path=Object 90/content.xml><?xml version="1.0" encoding="utf-8"?>
<math xmlns="http://www.w3.org/1998/Math/MathML" display="block">
  <semantics>
    <mrow>
      <mn>3</mn>
      <mrow>
        <mrow>
          <mover accent="true">
            <mtext>AD</mtext>
            <mo stretchy="true">⃗</mo>
          </mover>
          <mo stretchy="false">−</mo>
          <mover accent="true">
            <mtext>CD</mtext>
            <mo stretchy="true">⃗</mo>
          </mover>
        </mrow>
        <mo stretchy="false">=</mo>
        <mover accent="true">
          <mn>0</mn>
          <mo stretchy="false">⃗</mo>
        </mover>
      </mrow>
    </mrow>
    <annotation encoding="StarMath 5.0">3 widevec {"AD"}- widevec {"CD"}= vec {0}</annotation>
  </semantics>
</math>
</file>

<file path=Object 91/content.xml><?xml version="1.0" encoding="utf-8"?>
<math xmlns="http://www.w3.org/1998/Math/MathML" display="block">
  <semantics>
    <mrow>
      <mover accent="true">
        <mtext>AB</mtext>
        <mo stretchy="true">⃗</mo>
      </mover>
      <mrow>
        <mo fence="true" stretchy="true">(</mo>
        <mrow>
          <mstyle color="black">
            <mtable>
              <mtr>
                <mtd>
                  <mn>3</mn>
                </mtd>
              </mtr>
              <mtr>
                <mtd>
                  <mrow>
                    <mo stretchy="false">−</mo>
                    <mn>1</mn>
                  </mrow>
                </mtd>
              </mtr>
            </mtable>
          </mstyle>
        </mrow>
        <mo fence="true" stretchy="true">)</mo>
      </mrow>
    </mrow>
    <annotation encoding="StarMath 5.0">widevec {"AB"} left( color black{matrix{{3}  ##  -{1}}} right) </annotation>
  </semantics>
</math>
</file>

<file path=Object 93/content.xml><?xml version="1.0" encoding="utf-8"?>
<math xmlns="http://www.w3.org/1998/Math/MathML" display="block">
  <semantics>
    <mstyle color="black">
      <mrow>
        <mo fence="true" stretchy="true">{</mo>
        <mrow>
          <mtable>
            <mtr>
              <mtd>
                <mrow>
                  <mn>2</mn>
                  <mrow>
                    <mrow>
                      <msub>
                        <mi>x</mi>
                        <mi>D</mi>
                      </msub>
                      <mo stretchy="false">−</mo>
                      <mn>5</mn>
                    </mrow>
                    <mo stretchy="false">=</mo>
                    <mn>0</mn>
                  </mrow>
                </mrow>
              </mtd>
            </mtr>
            <mtr>
              <mtd>
                <mrow>
                  <mn>2</mn>
                  <mrow>
                    <mrow>
                      <msub>
                        <mi>y</mi>
                        <mi>D</mi>
                      </msub>
                      <mo stretchy="false">−</mo>
                      <mn>3</mn>
                    </mrow>
                    <mo stretchy="false">=</mo>
                    <mn>0</mn>
                  </mrow>
                </mrow>
              </mtd>
            </mtr>
          </mtable>
        </mrow>
      </mrow>
    </mstyle>
    <annotation encoding="StarMath 5.0">alignl color black{ left lbrace stack{{2 x_D-5=0} # 2 y_D-3=0} right none }</annotation>
  </semantics>
</math>
</file>